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21054.3904" calcext:value-type="float">
            <text:p>21054.3904</text:p>
          </table:table-cell>
          <table:table-cell office:value-type="float" office:value="10647.6102380952" calcext:value-type="float">
            <text:p>10647.6102380952</text:p>
          </table:table-cell>
          <table:table-cell office:value-type="float" office:value="7533.0536190476" calcext:value-type="float">
            <text:p>7533.0536190476</text:p>
          </table:table-cell>
          <table:table-cell office:value-type="float" office:value="5501.1350476191" calcext:value-type="float">
            <text:p>5501.1350476191</text:p>
          </table:table-cell>
          <table:table-cell office:value-type="float" office:value="4551.7306190476" calcext:value-type="float">
            <text:p>4551.7306190476</text:p>
          </table:table-cell>
          <table:table-cell office:value-type="float" office:value="3747.9956666667" calcext:value-type="float">
            <text:p>3747.9956666667</text:p>
          </table:table-cell>
          <table:table-cell office:value-type="float" office:value="3282.8670952381" calcext:value-type="float">
            <text:p>3282.8670952381</text:p>
          </table:table-cell>
          <table:table-cell office:value-type="float" office:value="2870.3748571429" calcext:value-type="float">
            <text:p>2870.3748571429</text:p>
          </table:table-cell>
          <table:table-cell office:value-type="float" office:value="2591.7883333333" calcext:value-type="float">
            <text:p>2591.7883333333</text:p>
          </table:table-cell>
          <table:table-cell office:value-type="float" office:value="2353.7363333333" calcext:value-type="float">
            <text:p>2353.7363333333</text:p>
          </table:table-cell>
          <table:table-cell office:value-type="float" office:value="2188.239" calcext:value-type="float">
            <text:p>2188.239</text:p>
          </table:table-cell>
          <table:table-cell office:value-type="float" office:value="2027.6096190476" calcext:value-type="float">
            <text:p>2027.6096190476</text:p>
          </table:table-cell>
          <table:table-cell office:value-type="float" office:value="1922.6986666667" calcext:value-type="float">
            <text:p>1922.6986666667</text:p>
          </table:table-cell>
          <table:table-cell office:value-type="float" office:value="1797.3720952381" calcext:value-type="float">
            <text:p>1797.3720952381</text:p>
          </table:table-cell>
          <table:table-cell office:value-type="float" office:value="1715.7435714286" calcext:value-type="float">
            <text:p>1715.7435714286</text:p>
          </table:table-cell>
          <table:table-cell office:value-type="float" office:value="1620.1314285714" calcext:value-type="float">
            <text:p>1620.1314285714</text:p>
          </table:table-cell>
          <table:table-cell office:value-type="float" office:value="1601.2753333333" calcext:value-type="float">
            <text:p>1601.2753333333</text:p>
          </table:table-cell>
          <table:table-cell office:value-type="float" office:value="1504.9945714286" calcext:value-type="float">
            <text:p>1504.9945714286</text:p>
          </table:table-cell>
          <table:table-cell office:value-type="float" office:value="1487.7783333333" calcext:value-type="float">
            <text:p>1487.7783333333</text:p>
          </table:table-cell>
          <table:table-cell office:value-type="float" office:value="1447.2558571429" calcext:value-type="float">
            <text:p>1447.2558571429</text:p>
          </table:table-cell>
          <table:table-cell office:value-type="float" office:value="1385.1070476191" calcext:value-type="float">
            <text:p>1385.1070476191</text:p>
          </table:table-cell>
          <table:table-cell office:value-type="float" office:value="1324.8825714286" calcext:value-type="float">
            <text:p>1324.8825714286</text:p>
          </table:table-cell>
          <table:table-cell office:value-type="float" office:value="1333.842" calcext:value-type="float">
            <text:p>1333.842</text:p>
          </table:table-cell>
          <table:table-cell office:value-type="float" office:value="1303.9452380952" calcext:value-type="float">
            <text:p>1303.9452380952</text:p>
          </table:table-cell>
          <table:table-cell office:value-type="float" office:value="1267.610952381" calcext:value-type="float">
            <text:p>1267.610952381</text:p>
          </table:table-cell>
          <table:table-cell office:value-type="float" office:value="1218.7536190476" calcext:value-type="float">
            <text:p>1218.7536190476</text:p>
          </table:table-cell>
          <table:table-cell office:value-type="float" office:value="1198.9044285714" calcext:value-type="float">
            <text:p>1198.9044285714</text:p>
          </table:table-cell>
          <table:table-cell office:value-type="float" office:value="1237.7687619048" calcext:value-type="float">
            <text:p>1237.7687619048</text:p>
          </table:table-cell>
          <table:table-cell office:value-type="float" office:value="1187.1398095238" calcext:value-type="float">
            <text:p>1187.1398095238</text:p>
          </table:table-cell>
          <table:table-cell office:value-type="float" office:value="1188.880952381" calcext:value-type="float">
            <text:p>1188.880952381</text:p>
          </table:table-cell>
          <table:table-cell office:value-type="float" office:value="1169.0352857143" calcext:value-type="float">
            <text:p>1169.0352857143</text:p>
          </table:table-cell>
          <table:table-cell office:value-type="float" office:value="1180.9278095238" calcext:value-type="float">
            <text:p>1180.9278095238</text:p>
          </table:table-cell>
          <table:table-cell office:value-type="float" office:value="1176.8597619048" calcext:value-type="float">
            <text:p>1176.8597619048</text:p>
          </table:table-cell>
          <table:table-cell office:value-type="float" office:value="1145.0727619048" calcext:value-type="float">
            <text:p>1145.0727619048</text:p>
          </table:table-cell>
          <table:table-cell office:value-type="float" office:value="1129.692952381" calcext:value-type="float">
            <text:p>1129.692952381</text:p>
          </table:table-cell>
          <table:table-cell office:value-type="float" office:value="1115.0621904762" calcext:value-type="float">
            <text:p>1115.062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21343.115" calcext:value-type="float">
            <text:p>21343.115</text:p>
          </table:table-cell>
          <table:table-cell office:value-type="float" office:value="10760.632" calcext:value-type="float">
            <text:p>10760.632</text:p>
          </table:table-cell>
          <table:table-cell office:value-type="float" office:value="7746.994" calcext:value-type="float">
            <text:p>7746.994</text:p>
          </table:table-cell>
          <table:table-cell office:value-type="float" office:value="5562.664" calcext:value-type="float">
            <text:p>5562.664</text:p>
          </table:table-cell>
          <table:table-cell office:value-type="float" office:value="4636.216" calcext:value-type="float">
            <text:p>4636.216</text:p>
          </table:table-cell>
          <table:table-cell office:value-type="float" office:value="3836.268" calcext:value-type="float">
            <text:p>3836.268</text:p>
          </table:table-cell>
          <table:table-cell office:value-type="float" office:value="3314.071" calcext:value-type="float">
            <text:p>3314.071</text:p>
          </table:table-cell>
          <table:table-cell office:value-type="float" office:value="2901.929" calcext:value-type="float">
            <text:p>2901.929</text:p>
          </table:table-cell>
          <table:table-cell office:value-type="float" office:value="2652.192" calcext:value-type="float">
            <text:p>2652.192</text:p>
          </table:table-cell>
          <table:table-cell office:value-type="float" office:value="2392.07" calcext:value-type="float">
            <text:p>2392.07</text:p>
          </table:table-cell>
          <table:table-cell office:value-type="float" office:value="2216.372" calcext:value-type="float">
            <text:p>2216.372</text:p>
          </table:table-cell>
          <table:table-cell office:value-type="float" office:value="2127.135" calcext:value-type="float">
            <text:p>2127.135</text:p>
          </table:table-cell>
          <table:table-cell office:value-type="float" office:value="2023.862" calcext:value-type="float">
            <text:p>2023.862</text:p>
          </table:table-cell>
          <table:table-cell office:value-type="float" office:value="1881.329" calcext:value-type="float">
            <text:p>1881.329</text:p>
          </table:table-cell>
          <table:table-cell office:value-type="float" office:value="1904.132" calcext:value-type="float">
            <text:p>1904.132</text:p>
          </table:table-cell>
          <table:table-cell office:value-type="float" office:value="1772.626" calcext:value-type="float">
            <text:p>1772.626</text:p>
          </table:table-cell>
          <table:table-cell office:value-type="float" office:value="1754.876" calcext:value-type="float">
            <text:p>1754.876</text:p>
          </table:table-cell>
          <table:table-cell office:value-type="float" office:value="1735.221" calcext:value-type="float">
            <text:p>1735.221</text:p>
          </table:table-cell>
          <table:table-cell office:value-type="float" office:value="1635.884" calcext:value-type="float">
            <text:p>1635.884</text:p>
          </table:table-cell>
          <table:table-cell office:value-type="float" office:value="1596.631" calcext:value-type="float">
            <text:p>1596.631</text:p>
          </table:table-cell>
          <table:table-cell office:value-type="float" office:value="1562.511" calcext:value-type="float">
            <text:p>1562.511</text:p>
          </table:table-cell>
          <table:table-cell office:value-type="float" office:value="1479.416" calcext:value-type="float">
            <text:p>1479.416</text:p>
          </table:table-cell>
          <table:table-cell office:value-type="float" office:value="1475.721" calcext:value-type="float">
            <text:p>1475.721</text:p>
          </table:table-cell>
          <table:table-cell office:value-type="float" office:value="1472.036" calcext:value-type="float">
            <text:p>1472.036</text:p>
          </table:table-cell>
          <table:table-cell office:value-type="float" office:value="1389.319" calcext:value-type="float">
            <text:p>1389.319</text:p>
          </table:table-cell>
          <table:table-cell office:value-type="float" office:value="1344.154" calcext:value-type="float">
            <text:p>1344.154</text:p>
          </table:table-cell>
          <table:table-cell office:value-type="float" office:value="1343.474" calcext:value-type="float">
            <text:p>1343.474</text:p>
          </table:table-cell>
          <table:table-cell office:value-type="float" office:value="1370.671" calcext:value-type="float">
            <text:p>1370.671</text:p>
          </table:table-cell>
          <table:table-cell office:value-type="float" office:value="1343.596" calcext:value-type="float">
            <text:p>1343.596</text:p>
          </table:table-cell>
          <table:table-cell office:value-type="float" office:value="1348.544" calcext:value-type="float">
            <text:p>1348.544</text:p>
          </table:table-cell>
          <table:table-cell office:value-type="float" office:value="1386.304" calcext:value-type="float">
            <text:p>1386.304</text:p>
          </table:table-cell>
          <table:table-cell office:value-type="float" office:value="1315.514" calcext:value-type="float">
            <text:p>1315.514</text:p>
          </table:table-cell>
          <table:table-cell office:value-type="float" office:value="1300.89" calcext:value-type="float">
            <text:p>1300.89</text:p>
          </table:table-cell>
          <table:table-cell office:value-type="float" office:value="1253.304" calcext:value-type="float">
            <text:p>1253.304</text:p>
          </table:table-cell>
          <table:table-cell office:value-type="float" office:value="1319.221" calcext:value-type="float">
            <text:p>1319.221</text:p>
          </table:table-cell>
          <table:table-cell office:value-type="float" office:value="1232.088" calcext:value-type="float">
            <text:p>1232.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20555.505" calcext:value-type="float">
            <text:p>20555.505</text:p>
          </table:table-cell>
          <table:table-cell office:value-type="float" office:value="10498.708" calcext:value-type="float">
            <text:p>10498.708</text:p>
          </table:table-cell>
          <table:table-cell office:value-type="float" office:value="7279.54" calcext:value-type="float">
            <text:p>7279.54</text:p>
          </table:table-cell>
          <table:table-cell office:value-type="float" office:value="5451.082" calcext:value-type="float">
            <text:p>5451.082</text:p>
          </table:table-cell>
          <table:table-cell office:value-type="float" office:value="4456.033" calcext:value-type="float">
            <text:p>4456.033</text:p>
          </table:table-cell>
          <table:table-cell office:value-type="float" office:value="3712.853" calcext:value-type="float">
            <text:p>3712.853</text:p>
          </table:table-cell>
          <table:table-cell office:value-type="float" office:value="3242.938" calcext:value-type="float">
            <text:p>3242.938</text:p>
          </table:table-cell>
          <table:table-cell office:value-type="float" office:value="2836.888" calcext:value-type="float">
            <text:p>2836.888</text:p>
          </table:table-cell>
          <table:table-cell office:value-type="float" office:value="2549.464" calcext:value-type="float">
            <text:p>2549.464</text:p>
          </table:table-cell>
          <table:table-cell office:value-type="float" office:value="2317.804" calcext:value-type="float">
            <text:p>2317.804</text:p>
          </table:table-cell>
          <table:table-cell office:value-type="float" office:value="2149.794" calcext:value-type="float">
            <text:p>2149.794</text:p>
          </table:table-cell>
          <table:table-cell office:value-type="float" office:value="1971.472" calcext:value-type="float">
            <text:p>1971.472</text:p>
          </table:table-cell>
          <table:table-cell office:value-type="float" office:value="1860.569" calcext:value-type="float">
            <text:p>1860.569</text:p>
          </table:table-cell>
          <table:table-cell office:value-type="float" office:value="1700.007" calcext:value-type="float">
            <text:p>1700.007</text:p>
          </table:table-cell>
          <table:table-cell office:value-type="float" office:value="1614.581" calcext:value-type="float">
            <text:p>1614.581</text:p>
          </table:table-cell>
          <table:table-cell office:value-type="float" office:value="1520.676" calcext:value-type="float">
            <text:p>1520.676</text:p>
          </table:table-cell>
          <table:table-cell office:value-type="float" office:value="1479.366" calcext:value-type="float">
            <text:p>1479.366</text:p>
          </table:table-cell>
          <table:table-cell office:value-type="float" office:value="1367.214" calcext:value-type="float">
            <text:p>1367.214</text:p>
          </table:table-cell>
          <table:table-cell office:value-type="float" office:value="1336.723" calcext:value-type="float">
            <text:p>1336.723</text:p>
          </table:table-cell>
          <table:table-cell office:value-type="float" office:value="1298.263" calcext:value-type="float">
            <text:p>1298.263</text:p>
          </table:table-cell>
          <table:table-cell office:value-type="float" office:value="1274.36" calcext:value-type="float">
            <text:p>1274.36</text:p>
          </table:table-cell>
          <table:table-cell office:value-type="float" office:value="1252.545" calcext:value-type="float">
            <text:p>1252.545</text:p>
          </table:table-cell>
          <table:table-cell office:value-type="float" office:value="1244.27" calcext:value-type="float">
            <text:p>1244.27</text:p>
          </table:table-cell>
          <table:table-cell office:value-type="float" office:value="1217.977" calcext:value-type="float">
            <text:p>1217.977</text:p>
          </table:table-cell>
          <table:table-cell office:value-type="float" office:value="1191.406" calcext:value-type="float">
            <text:p>1191.406</text:p>
          </table:table-cell>
          <table:table-cell office:value-type="float" office:value="1166.63" calcext:value-type="float">
            <text:p>1166.63</text:p>
          </table:table-cell>
          <table:table-cell office:value-type="float" office:value="1160.48" calcext:value-type="float">
            <text:p>1160.48</text:p>
          </table:table-cell>
          <table:table-cell office:value-type="float" office:value="1148.078" calcext:value-type="float">
            <text:p>1148.078</text:p>
          </table:table-cell>
          <table:table-cell office:value-type="float" office:value="1109.69" calcext:value-type="float">
            <text:p>1109.69</text:p>
          </table:table-cell>
          <table:table-cell office:value-type="float" office:value="1103.416" calcext:value-type="float">
            <text:p>1103.416</text:p>
          </table:table-cell>
          <table:table-cell office:value-type="float" office:value="1099.514" calcext:value-type="float">
            <text:p>1099.514</text:p>
          </table:table-cell>
          <table:table-cell office:value-type="float" office:value="1089.523" calcext:value-type="float">
            <text:p>1089.523</text:p>
          </table:table-cell>
          <table:table-cell office:value-type="float" office:value="1071.903" calcext:value-type="float">
            <text:p>1071.903</text:p>
          </table:table-cell>
          <table:table-cell office:value-type="float" office:value="1063.427" calcext:value-type="float">
            <text:p>1063.427</text:p>
          </table:table-cell>
          <table:table-cell office:value-type="float" office:value="1055.63" calcext:value-type="float">
            <text:p>1055.63</text:p>
          </table:table-cell>
          <table:table-cell office:value-type="float" office:value="1030.402" calcext:value-type="float">
            <text:p>1030.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159.7881531121" calcext:value-type="float">
            <text:p>159.7881531121</text:p>
          </table:table-cell>
          <table:table-cell office:value-type="float" office:value="66.2352514209" calcext:value-type="float">
            <text:p>66.2352514209</text:p>
          </table:table-cell>
          <table:table-cell office:value-type="float" office:value="137.6993365305" calcext:value-type="float">
            <text:p>137.6993365305</text:p>
          </table:table-cell>
          <table:table-cell office:value-type="float" office:value="26.0686039087" calcext:value-type="float">
            <text:p>26.0686039087</text:p>
          </table:table-cell>
          <table:table-cell office:value-type="float" office:value="47.8416261351" calcext:value-type="float">
            <text:p>47.8416261351</text:p>
          </table:table-cell>
          <table:table-cell office:value-type="float" office:value="25.5539225136" calcext:value-type="float">
            <text:p>25.5539225136</text:p>
          </table:table-cell>
          <table:table-cell office:value-type="float" office:value="20.2047162339" calcext:value-type="float">
            <text:p>20.2047162339</text:p>
          </table:table-cell>
          <table:table-cell office:value-type="float" office:value="21.0128398207" calcext:value-type="float">
            <text:p>21.0128398207</text:p>
          </table:table-cell>
          <table:table-cell office:value-type="float" office:value="25.6666570074" calcext:value-type="float">
            <text:p>25.6666570074</text:p>
          </table:table-cell>
          <table:table-cell office:value-type="float" office:value="22.314692535" calcext:value-type="float">
            <text:p>22.314692535</text:p>
          </table:table-cell>
          <table:table-cell office:value-type="float" office:value="18.1513444819" calcext:value-type="float">
            <text:p>18.1513444819</text:p>
          </table:table-cell>
          <table:table-cell office:value-type="float" office:value="34.3599230885" calcext:value-type="float">
            <text:p>34.3599230885</text:p>
          </table:table-cell>
          <table:table-cell office:value-type="float" office:value="46.7148585766" calcext:value-type="float">
            <text:p>46.7148585766</text:p>
          </table:table-cell>
          <table:table-cell office:value-type="float" office:value="61.5914714728" calcext:value-type="float">
            <text:p>61.5914714728</text:p>
          </table:table-cell>
          <table:table-cell office:value-type="float" office:value="83.036682861" calcext:value-type="float">
            <text:p>83.036682861</text:p>
          </table:table-cell>
          <table:table-cell office:value-type="float" office:value="82.4708607786" calcext:value-type="float">
            <text:p>82.4708607786</text:p>
          </table:table-cell>
          <table:table-cell office:value-type="float" office:value="102.7293170319" calcext:value-type="float">
            <text:p>102.7293170319</text:p>
          </table:table-cell>
          <table:table-cell office:value-type="float" office:value="127.1539117898" calcext:value-type="float">
            <text:p>127.1539117898</text:p>
          </table:table-cell>
          <table:table-cell office:value-type="float" office:value="97.1654245739" calcext:value-type="float">
            <text:p>97.1654245739</text:p>
          </table:table-cell>
          <table:table-cell office:value-type="float" office:value="95.9559771115" calcext:value-type="float">
            <text:p>95.9559771115</text:p>
          </table:table-cell>
          <table:table-cell office:value-type="float" office:value="92.6407019217" calcext:value-type="float">
            <text:p>92.6407019217</text:p>
          </table:table-cell>
          <table:table-cell office:value-type="float" office:value="72.3916784324" calcext:value-type="float">
            <text:p>72.3916784324</text:p>
          </table:table-cell>
          <table:table-cell office:value-type="float" office:value="75.829817783" calcext:value-type="float">
            <text:p>75.829817783</text:p>
          </table:table-cell>
          <table:table-cell office:value-type="float" office:value="75.434911022" calcext:value-type="float">
            <text:p>75.434911022</text:p>
          </table:table-cell>
          <table:table-cell office:value-type="float" office:value="74.7645313711" calcext:value-type="float">
            <text:p>74.7645313711</text:p>
          </table:table-cell>
          <table:table-cell office:value-type="float" office:value="49.8160790804" calcext:value-type="float">
            <text:p>49.8160790804</text:p>
          </table:table-cell>
          <table:table-cell office:value-type="float" office:value="45.7262597985" calcext:value-type="float">
            <text:p>45.7262597985</text:p>
          </table:table-cell>
          <table:table-cell office:value-type="float" office:value="70.7348205588" calcext:value-type="float">
            <text:p>70.7348205588</text:p>
          </table:table-cell>
          <table:table-cell office:value-type="float" office:value="66.9403736079" calcext:value-type="float">
            <text:p>66.9403736079</text:p>
          </table:table-cell>
          <table:table-cell office:value-type="float" office:value="72.3248782042" calcext:value-type="float">
            <text:p>72.3248782042</text:p>
          </table:table-cell>
          <table:table-cell office:value-type="float" office:value="73.1199436653" calcext:value-type="float">
            <text:p>73.1199436653</text:p>
          </table:table-cell>
          <table:table-cell office:value-type="float" office:value="59.7229049081" calcext:value-type="float">
            <text:p>59.7229049081</text:p>
          </table:table-cell>
          <table:table-cell office:value-type="float" office:value="70.4484241825" calcext:value-type="float">
            <text:p>70.4484241825</text:p>
          </table:table-cell>
          <table:table-cell office:value-type="float" office:value="60.5022671574" calcext:value-type="float">
            <text:p>60.5022671574</text:p>
          </table:table-cell>
          <table:table-cell office:value-type="float" office:value="69.381928868" calcext:value-type="float">
            <text:p>69.381928868</text:p>
          </table:table-cell>
          <table:table-cell office:value-type="float" office:value="59.7395734632" calcext:value-type="float">
            <text:p>59.7395734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724709818717905" calcext:value-type="float">
            <text:p>0.7247098187</text:p>
          </table:table-cell>
          <table:table-cell table:formula="of:=[.B30]/[.C2]" office:value-type="float" office:value="1.43302798551064" calcext:value-type="float">
            <text:p>1.4330279855</text:p>
          </table:table-cell>
          <table:table-cell table:formula="of:=[.B30]/[.D2]" office:value-type="float" office:value="2.02551637378749" calcext:value-type="float">
            <text:p>2.0255163738</text:p>
          </table:table-cell>
          <table:table-cell table:formula="of:=[.B30]/[.E2]" office:value-type="float" office:value="2.77366821899852" calcext:value-type="float">
            <text:p>2.773668219</text:p>
          </table:table-cell>
          <table:table-cell table:formula="of:=[.B30]/[.F2]" office:value-type="float" office:value="3.3522026514813" calcext:value-type="float">
            <text:p>3.3522026515</text:p>
          </table:table-cell>
          <table:table-cell table:formula="of:=[.B30]/[.G2]" office:value-type="float" office:value="4.07106219084028" calcext:value-type="float">
            <text:p>4.0710621908</text:p>
          </table:table-cell>
          <table:table-cell table:formula="of:=[.B30]/[.H2]" office:value-type="float" office:value="4.64786511526241" calcext:value-type="float">
            <text:p>4.6478651153</text:p>
          </table:table-cell>
          <table:table-cell table:formula="of:=[.B30]/[.I2]" office:value-type="float" office:value="5.3157946990895" calcext:value-type="float">
            <text:p>5.3157946991</text:p>
          </table:table-cell>
          <table:table-cell table:formula="of:=[.B30]/[.J2]" office:value-type="float" office:value="5.88717961793441" calcext:value-type="float">
            <text:p>5.8871796179</text:p>
          </table:table-cell>
          <table:table-cell table:formula="of:=[.B30]/[.K2]" office:value-type="float" office:value="6.48259672670794" calcext:value-type="float">
            <text:p>6.4825967267</text:p>
          </table:table-cell>
          <table:table-cell table:formula="of:=[.B30]/[.L2]" office:value-type="float" office:value="6.97287793974973" calcext:value-type="float">
            <text:p>6.9728779397</text:p>
          </table:table-cell>
          <table:table-cell table:formula="of:=[.B30]/[.M2]" office:value-type="float" office:value="7.5252767133582" calcext:value-type="float">
            <text:p>7.5252767134</text:p>
          </table:table-cell>
          <table:table-cell table:formula="of:=[.B30]/[.N2]" office:value-type="float" office:value="7.9358891304859" calcext:value-type="float">
            <text:p>7.9358891305</text:p>
          </table:table-cell>
          <table:table-cell table:formula="of:=[.B30]/[.O2]" office:value-type="float" office:value="8.4892402026408" calcext:value-type="float">
            <text:p>8.4892402026</text:p>
          </table:table-cell>
          <table:table-cell table:formula="of:=[.B30]/[.P2]" office:value-type="float" office:value="8.89312581675319" calcext:value-type="float">
            <text:p>8.8931258168</text:p>
          </table:table-cell>
          <table:table-cell table:formula="of:=[.B30]/[.Q2]" office:value-type="float" office:value="9.4179541121886" calcext:value-type="float">
            <text:p>9.4179541122</text:p>
          </table:table-cell>
          <table:table-cell table:formula="of:=[.B30]/[.R2]" office:value-type="float" office:value="9.52885686325878" calcext:value-type="float">
            <text:p>9.5288568633</text:p>
          </table:table-cell>
          <table:table-cell table:formula="of:=[.B30]/[.S2]" office:value-type="float" office:value="10.1384574666713" calcext:value-type="float">
            <text:p>10.1384574667</text:p>
          </table:table-cell>
          <table:table-cell table:formula="of:=[.B30]/[.T2]" office:value-type="float" office:value="10.2557774287615" calcext:value-type="float">
            <text:p>10.2557774288</text:p>
          </table:table-cell>
          <table:table-cell table:formula="of:=[.B30]/[.U2]" office:value-type="float" office:value="10.5429343226997" calcext:value-type="float">
            <text:p>10.5429343227</text:p>
          </table:table-cell>
          <table:table-cell table:formula="of:=[.B30]/[.V2]" office:value-type="float" office:value="11.015988602634" calcext:value-type="float">
            <text:p>11.0159886026</text:p>
          </table:table-cell>
          <table:table-cell table:formula="of:=[.B30]/[.W2]" office:value-type="float" office:value="11.5167364859719" calcext:value-type="float">
            <text:p>11.516736486</text:p>
          </table:table-cell>
          <table:table-cell table:formula="of:=[.B30]/[.X2]" office:value-type="float" office:value="11.4393784646157" calcext:value-type="float">
            <text:p>11.4393784646</text:p>
          </table:table-cell>
          <table:table-cell table:formula="of:=[.B30]/[.Y2]" office:value-type="float" office:value="11.7016597048886" calcext:value-type="float">
            <text:p>11.7016597049</text:p>
          </table:table-cell>
          <table:table-cell table:formula="of:=[.B30]/[.Z2]" office:value-type="float" office:value="12.0370713280283" calcext:value-type="float">
            <text:p>12.037071328</text:p>
          </table:table-cell>
          <table:table-cell table:formula="of:=[.B30]/[.AA2]" office:value-type="float" office:value="12.5196128335797" calcext:value-type="float">
            <text:p>12.5196128336</text:p>
          </table:table-cell>
          <table:table-cell table:formula="of:=[.B30]/[.AB2]" office:value-type="float" office:value="12.7268888882007" calcext:value-type="float">
            <text:p>12.7268888882</text:p>
          </table:table-cell>
          <table:table-cell table:formula="of:=[.B30]/[.AC2]" office:value-type="float" office:value="12.3272810880435" calcext:value-type="float">
            <text:p>12.327281088</text:p>
          </table:table-cell>
          <table:table-cell table:formula="of:=[.B30]/[.AD2]" office:value-type="float" office:value="12.8530130382205" calcext:value-type="float">
            <text:p>12.8530130382</text:p>
          </table:table-cell>
          <table:table-cell table:formula="of:=[.B30]/[.AE2]" office:value-type="float" office:value="12.8341895119455" calcext:value-type="float">
            <text:p>12.8341895119</text:p>
          </table:table-cell>
          <table:table-cell table:formula="of:=[.B30]/[.AF2]" office:value-type="float" office:value="13.0520640706554" calcext:value-type="float">
            <text:p>13.0520640707</text:p>
          </table:table-cell>
          <table:table-cell table:formula="of:=[.B30]/[.AG2]" office:value-type="float" office:value="12.9206233665992" calcext:value-type="float">
            <text:p>12.9206233666</text:p>
          </table:table-cell>
          <table:table-cell table:formula="of:=[.B30]/[.AH2]" office:value-type="float" office:value="12.965286046745" calcext:value-type="float">
            <text:p>12.9652860467</text:p>
          </table:table-cell>
          <table:table-cell table:formula="of:=[.B30]/[.AI2]" office:value-type="float" office:value="13.3251998978809" calcext:value-type="float">
            <text:p>13.3251998979</text:p>
          </table:table-cell>
          <table:table-cell table:formula="of:=[.B30]/[.AJ2]" office:value-type="float" office:value="13.5066111706201" calcext:value-type="float">
            <text:p>13.5066111706</text:p>
          </table:table-cell>
          <table:table-cell table:formula="of:=[.B30]/[.AK2]" office:value-type="float" office:value="13.6838317901208" calcext:value-type="float">
            <text:p>13.6838317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724709818717905" calcext:value-type="float">
            <text:p>0.7247098187</text:p>
          </table:table-cell>
          <table:table-cell table:formula="of:=[.C6]/[.C1]" office:value-type="float" office:value="0.716513992755319" calcext:value-type="float">
            <text:p>0.7165139928</text:p>
          </table:table-cell>
          <table:table-cell table:formula="of:=[.D6]/[.D1]" office:value-type="float" office:value="0.675172124595829" calcext:value-type="float">
            <text:p>0.6751721246</text:p>
          </table:table-cell>
          <table:table-cell table:formula="of:=[.E6]/[.E1]" office:value-type="float" office:value="0.69341705474963" calcext:value-type="float">
            <text:p>0.6934170547</text:p>
          </table:table-cell>
          <table:table-cell table:formula="of:=[.F6]/[.F1]" office:value-type="float" office:value="0.670440530296261" calcext:value-type="float">
            <text:p>0.6704405303</text:p>
          </table:table-cell>
          <table:table-cell table:formula="of:=[.G6]/[.G1]" office:value-type="float" office:value="0.678510365140046" calcext:value-type="float">
            <text:p>0.6785103651</text:p>
          </table:table-cell>
          <table:table-cell table:formula="of:=[.H6]/[.H1]" office:value-type="float" office:value="0.663980730751773" calcext:value-type="float">
            <text:p>0.6639807308</text:p>
          </table:table-cell>
          <table:table-cell table:formula="of:=[.I6]/[.I1]" office:value-type="float" office:value="0.664474337386187" calcext:value-type="float">
            <text:p>0.6644743374</text:p>
          </table:table-cell>
          <table:table-cell table:formula="of:=[.J6]/[.J1]" office:value-type="float" office:value="0.654131068659379" calcext:value-type="float">
            <text:p>0.6541310687</text:p>
          </table:table-cell>
          <table:table-cell table:formula="of:=[.K6]/[.K1]" office:value-type="float" office:value="0.648259672670794" calcext:value-type="float">
            <text:p>0.6482596727</text:p>
          </table:table-cell>
          <table:table-cell table:formula="of:=[.L6]/[.L1]" office:value-type="float" office:value="0.633897994522702" calcext:value-type="float">
            <text:p>0.6338979945</text:p>
          </table:table-cell>
          <table:table-cell table:formula="of:=[.M6]/[.M1]" office:value-type="float" office:value="0.62710639277985" calcext:value-type="float">
            <text:p>0.6271063928</text:p>
          </table:table-cell>
          <table:table-cell table:formula="of:=[.N6]/[.N1]" office:value-type="float" office:value="0.610453010037377" calcext:value-type="float">
            <text:p>0.61045301</text:p>
          </table:table-cell>
          <table:table-cell table:formula="of:=[.O6]/[.O1]" office:value-type="float" office:value="0.606374300188628" calcext:value-type="float">
            <text:p>0.6063743002</text:p>
          </table:table-cell>
          <table:table-cell table:formula="of:=[.P6]/[.P1]" office:value-type="float" office:value="0.592875054450212" calcext:value-type="float">
            <text:p>0.5928750545</text:p>
          </table:table-cell>
          <table:table-cell table:formula="of:=[.Q6]/[.Q1]" office:value-type="float" office:value="0.588622132011787" calcext:value-type="float">
            <text:p>0.588622132</text:p>
          </table:table-cell>
          <table:table-cell table:formula="of:=[.R6]/[.R1]" office:value-type="float" office:value="0.560520991956399" calcext:value-type="float">
            <text:p>0.560520992</text:p>
          </table:table-cell>
          <table:table-cell table:formula="of:=[.S6]/[.S1]" office:value-type="float" office:value="0.563247637037292" calcext:value-type="float">
            <text:p>0.563247637</text:p>
          </table:table-cell>
          <table:table-cell table:formula="of:=[.T6]/[.T1]" office:value-type="float" office:value="0.539777759408498" calcext:value-type="float">
            <text:p>0.5397777594</text:p>
          </table:table-cell>
          <table:table-cell table:formula="of:=[.U6]/[.U1]" office:value-type="float" office:value="0.527146716134983" calcext:value-type="float">
            <text:p>0.5271467161</text:p>
          </table:table-cell>
          <table:table-cell table:formula="of:=[.V6]/[.V1]" office:value-type="float" office:value="0.524570885839713" calcext:value-type="float">
            <text:p>0.5245708858</text:p>
          </table:table-cell>
          <table:table-cell table:formula="of:=[.W6]/[.W1]" office:value-type="float" office:value="0.523488022089631" calcext:value-type="float">
            <text:p>0.5234880221</text:p>
          </table:table-cell>
          <table:table-cell table:formula="of:=[.X6]/[.X1]" office:value-type="float" office:value="0.49736428107025" calcext:value-type="float">
            <text:p>0.4973642811</text:p>
          </table:table-cell>
          <table:table-cell table:formula="of:=[.Y6]/[.Y1]" office:value-type="float" office:value="0.487569154370359" calcext:value-type="float">
            <text:p>0.4875691544</text:p>
          </table:table-cell>
          <table:table-cell table:formula="of:=[.Z6]/[.Z1]" office:value-type="float" office:value="0.481482853121133" calcext:value-type="float">
            <text:p>0.4814828531</text:p>
          </table:table-cell>
          <table:table-cell table:formula="of:=[.AA6]/[.AA1]" office:value-type="float" office:value="0.481523570522295" calcext:value-type="float">
            <text:p>0.4815235705</text:p>
          </table:table-cell>
          <table:table-cell table:formula="of:=[.AB6]/[.AB1]" office:value-type="float" office:value="0.471366255118546" calcext:value-type="float">
            <text:p>0.4713662551</text:p>
          </table:table-cell>
          <table:table-cell table:formula="of:=[.AC6]/[.AC1]" office:value-type="float" office:value="0.440260038858695" calcext:value-type="float">
            <text:p>0.4402600389</text:p>
          </table:table-cell>
          <table:table-cell table:formula="of:=[.AD6]/[.AD1]" office:value-type="float" office:value="0.443207346145534" calcext:value-type="float">
            <text:p>0.4432073461</text:p>
          </table:table-cell>
          <table:table-cell table:formula="of:=[.AE6]/[.AE1]" office:value-type="float" office:value="0.42780631706485" calcext:value-type="float">
            <text:p>0.4278063171</text:p>
          </table:table-cell>
          <table:table-cell table:formula="of:=[.AF6]/[.AF1]" office:value-type="float" office:value="0.421034324859852" calcext:value-type="float">
            <text:p>0.4210343249</text:p>
          </table:table-cell>
          <table:table-cell table:formula="of:=[.AG6]/[.AG1]" office:value-type="float" office:value="0.403769480206224" calcext:value-type="float">
            <text:p>0.4037694802</text:p>
          </table:table-cell>
          <table:table-cell table:formula="of:=[.AH6]/[.AH1]" office:value-type="float" office:value="0.392887455961971" calcext:value-type="float">
            <text:p>0.392887456</text:p>
          </table:table-cell>
          <table:table-cell table:formula="of:=[.AI6]/[.AI1]" office:value-type="float" office:value="0.391917644055319" calcext:value-type="float">
            <text:p>0.3919176441</text:p>
          </table:table-cell>
          <table:table-cell table:formula="of:=[.AJ6]/[.AJ1]" office:value-type="float" office:value="0.385903176303431" calcext:value-type="float">
            <text:p>0.3859031763</text:p>
          </table:table-cell>
          <table:table-cell table:formula="of:=[.AK6]/[.AK1]" office:value-type="float" office:value="0.380106438614468" calcext:value-type="float">
            <text:p>0.380106438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23447.1853" calcext:value-type="float">
            <text:p>23447.1853</text:p>
          </table:table-cell>
          <table:table-cell office:value-type="float" office:value="11720.2754285714" calcext:value-type="float">
            <text:p>11720.2754285714</text:p>
          </table:table-cell>
          <table:table-cell office:value-type="float" office:value="8299.9267619048" calcext:value-type="float">
            <text:p>8299.9267619048</text:p>
          </table:table-cell>
          <table:table-cell office:value-type="float" office:value="6031.9876190476" calcext:value-type="float">
            <text:p>6031.9876190476</text:p>
          </table:table-cell>
          <table:table-cell office:value-type="float" office:value="4970.8224285714" calcext:value-type="float">
            <text:p>4970.8224285714</text:p>
          </table:table-cell>
          <table:table-cell office:value-type="float" office:value="4104.1194285714" calcext:value-type="float">
            <text:p>4104.1194285714</text:p>
          </table:table-cell>
          <table:table-cell office:value-type="float" office:value="3585.4541904762" calcext:value-type="float">
            <text:p>3585.4541904762</text:p>
          </table:table-cell>
          <table:table-cell office:value-type="float" office:value="3123.3226666667" calcext:value-type="float">
            <text:p>3123.3226666667</text:p>
          </table:table-cell>
          <table:table-cell office:value-type="float" office:value="2822.5432857143" calcext:value-type="float">
            <text:p>2822.5432857143</text:p>
          </table:table-cell>
          <table:table-cell office:value-type="float" office:value="2537.4927619048" calcext:value-type="float">
            <text:p>2537.4927619048</text:p>
          </table:table-cell>
          <table:table-cell office:value-type="float" office:value="2361.3136666667" calcext:value-type="float">
            <text:p>2361.3136666667</text:p>
          </table:table-cell>
          <table:table-cell office:value-type="float" office:value="2171.2431904762" calcext:value-type="float">
            <text:p>2171.2431904762</text:p>
          </table:table-cell>
          <table:table-cell office:value-type="float" office:value="2059.0102857143" calcext:value-type="float">
            <text:p>2059.0102857143</text:p>
          </table:table-cell>
          <table:table-cell office:value-type="float" office:value="1918.4445238095" calcext:value-type="float">
            <text:p>1918.4445238095</text:p>
          </table:table-cell>
          <table:table-cell office:value-type="float" office:value="1824.0205714286" calcext:value-type="float">
            <text:p>1824.0205714286</text:p>
          </table:table-cell>
          <table:table-cell office:value-type="float" office:value="1759.2573333333" calcext:value-type="float">
            <text:p>1759.2573333333</text:p>
          </table:table-cell>
          <table:table-cell office:value-type="float" office:value="1713.2954285714" calcext:value-type="float">
            <text:p>1713.2954285714</text:p>
          </table:table-cell>
          <table:table-cell office:value-type="float" office:value="1651.9005714286" calcext:value-type="float">
            <text:p>1651.9005714286</text:p>
          </table:table-cell>
          <table:table-cell office:value-type="float" office:value="1593.9602380952" calcext:value-type="float">
            <text:p>1593.9602380952</text:p>
          </table:table-cell>
          <table:table-cell office:value-type="float" office:value="1547.3558095238" calcext:value-type="float">
            <text:p>1547.3558095238</text:p>
          </table:table-cell>
          <table:table-cell office:value-type="float" office:value="1481.121" calcext:value-type="float">
            <text:p>1481.121</text:p>
          </table:table-cell>
          <table:table-cell office:value-type="float" office:value="1437.7822380952" calcext:value-type="float">
            <text:p>1437.7822380952</text:p>
          </table:table-cell>
          <table:table-cell office:value-type="float" office:value="1400.6012380952" calcext:value-type="float">
            <text:p>1400.6012380952</text:p>
          </table:table-cell>
          <table:table-cell office:value-type="float" office:value="1355.739" calcext:value-type="float">
            <text:p>1355.739</text:p>
          </table:table-cell>
          <table:table-cell office:value-type="float" office:value="1317.1677142857" calcext:value-type="float">
            <text:p>1317.1677142857</text:p>
          </table:table-cell>
          <table:table-cell office:value-type="float" office:value="1310.7231904762" calcext:value-type="float">
            <text:p>1310.7231904762</text:p>
          </table:table-cell>
          <table:table-cell office:value-type="float" office:value="1285.0996190476" calcext:value-type="float">
            <text:p>1285.0996190476</text:p>
          </table:table-cell>
          <table:table-cell office:value-type="float" office:value="1250.4664761905" calcext:value-type="float">
            <text:p>1250.4664761905</text:p>
          </table:table-cell>
          <table:table-cell office:value-type="float" office:value="1237.050952381" calcext:value-type="float">
            <text:p>1237.050952381</text:p>
          </table:table-cell>
          <table:table-cell office:value-type="float" office:value="1248.0211428572" calcext:value-type="float">
            <text:p>1248.0211428572</text:p>
          </table:table-cell>
          <table:table-cell office:value-type="float" office:value="1225.6531428572" calcext:value-type="float">
            <text:p>1225.6531428572</text:p>
          </table:table-cell>
          <table:table-cell office:value-type="float" office:value="1172.9534285714" calcext:value-type="float">
            <text:p>1172.9534285714</text:p>
          </table:table-cell>
          <table:table-cell office:value-type="float" office:value="1183.8790476191" calcext:value-type="float">
            <text:p>1183.8790476191</text:p>
          </table:table-cell>
          <table:table-cell office:value-type="float" office:value="1168.6188095238" calcext:value-type="float">
            <text:p>1168.6188095238</text:p>
          </table:table-cell>
          <table:table-cell office:value-type="float" office:value="1158.4714285714" calcext:value-type="float">
            <text:p>1158.4714285714</text:p>
          </table:table-cell>
          <table:table-cell office:value-type="float" office:value="1142.4452857143" calcext:value-type="float">
            <text:p>1142.445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23668.252" calcext:value-type="float">
            <text:p>23668.252</text:p>
          </table:table-cell>
          <table:table-cell office:value-type="float" office:value="11989.972" calcext:value-type="float">
            <text:p>11989.972</text:p>
          </table:table-cell>
          <table:table-cell office:value-type="float" office:value="8633.104" calcext:value-type="float">
            <text:p>8633.104</text:p>
          </table:table-cell>
          <table:table-cell office:value-type="float" office:value="6103.742" calcext:value-type="float">
            <text:p>6103.742</text:p>
          </table:table-cell>
          <table:table-cell office:value-type="float" office:value="5110.992" calcext:value-type="float">
            <text:p>5110.992</text:p>
          </table:table-cell>
          <table:table-cell office:value-type="float" office:value="4147.26" calcext:value-type="float">
            <text:p>4147.26</text:p>
          </table:table-cell>
          <table:table-cell office:value-type="float" office:value="3644.734" calcext:value-type="float">
            <text:p>3644.734</text:p>
          </table:table-cell>
          <table:table-cell office:value-type="float" office:value="3142.332" calcext:value-type="float">
            <text:p>3142.332</text:p>
          </table:table-cell>
          <table:table-cell office:value-type="float" office:value="2872.605" calcext:value-type="float">
            <text:p>2872.605</text:p>
          </table:table-cell>
          <table:table-cell office:value-type="float" office:value="2580.323" calcext:value-type="float">
            <text:p>2580.323</text:p>
          </table:table-cell>
          <table:table-cell office:value-type="float" office:value="2402.557" calcext:value-type="float">
            <text:p>2402.557</text:p>
          </table:table-cell>
          <table:table-cell office:value-type="float" office:value="2209.738" calcext:value-type="float">
            <text:p>2209.738</text:p>
          </table:table-cell>
          <table:table-cell office:value-type="float" office:value="2133.62" calcext:value-type="float">
            <text:p>2133.62</text:p>
          </table:table-cell>
          <table:table-cell office:value-type="float" office:value="2015.658" calcext:value-type="float">
            <text:p>2015.658</text:p>
          </table:table-cell>
          <table:table-cell office:value-type="float" office:value="1931.57" calcext:value-type="float">
            <text:p>1931.57</text:p>
          </table:table-cell>
          <table:table-cell office:value-type="float" office:value="1958.398" calcext:value-type="float">
            <text:p>1958.398</text:p>
          </table:table-cell>
          <table:table-cell office:value-type="float" office:value="1824.106" calcext:value-type="float">
            <text:p>1824.106</text:p>
          </table:table-cell>
          <table:table-cell office:value-type="float" office:value="1811.521" calcext:value-type="float">
            <text:p>1811.521</text:p>
          </table:table-cell>
          <table:table-cell office:value-type="float" office:value="1745.6" calcext:value-type="float">
            <text:p>1745.6</text:p>
          </table:table-cell>
          <table:table-cell office:value-type="float" office:value="1697.692" calcext:value-type="float">
            <text:p>1697.692</text:p>
          </table:table-cell>
          <table:table-cell office:value-type="float" office:value="1612.429" calcext:value-type="float">
            <text:p>1612.429</text:p>
          </table:table-cell>
          <table:table-cell office:value-type="float" office:value="1581.379" calcext:value-type="float">
            <text:p>1581.379</text:p>
          </table:table-cell>
          <table:table-cell office:value-type="float" office:value="1523.906" calcext:value-type="float">
            <text:p>1523.906</text:p>
          </table:table-cell>
          <table:table-cell office:value-type="float" office:value="1448.183" calcext:value-type="float">
            <text:p>1448.183</text:p>
          </table:table-cell>
          <table:table-cell office:value-type="float" office:value="1444.083" calcext:value-type="float">
            <text:p>1444.083</text:p>
          </table:table-cell>
          <table:table-cell office:value-type="float" office:value="1424.459" calcext:value-type="float">
            <text:p>1424.459</text:p>
          </table:table-cell>
          <table:table-cell office:value-type="float" office:value="1438.953" calcext:value-type="float">
            <text:p>1438.953</text:p>
          </table:table-cell>
          <table:table-cell office:value-type="float" office:value="1403.051" calcext:value-type="float">
            <text:p>1403.051</text:p>
          </table:table-cell>
          <table:table-cell office:value-type="float" office:value="1437.888" calcext:value-type="float">
            <text:p>1437.888</text:p>
          </table:table-cell>
          <table:table-cell office:value-type="float" office:value="1379.615" calcext:value-type="float">
            <text:p>1379.615</text:p>
          </table:table-cell>
          <table:table-cell office:value-type="float" office:value="1341.045" calcext:value-type="float">
            <text:p>1341.045</text:p>
          </table:table-cell>
          <table:table-cell office:value-type="float" office:value="1258.46" calcext:value-type="float">
            <text:p>1258.46</text:p>
          </table:table-cell>
          <table:table-cell office:value-type="float" office:value="1325.017" calcext:value-type="float">
            <text:p>1325.017</text:p>
          </table:table-cell>
          <table:table-cell office:value-type="float" office:value="1316.38" calcext:value-type="float">
            <text:p>1316.38</text:p>
          </table:table-cell>
          <table:table-cell office:value-type="float" office:value="1354.22" calcext:value-type="float">
            <text:p>1354.22</text:p>
          </table:table-cell>
          <table:table-cell office:value-type="float" office:value="1265.239" calcext:value-type="float">
            <text:p>1265.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23131.694" calcext:value-type="float">
            <text:p>23131.694</text:p>
          </table:table-cell>
          <table:table-cell office:value-type="float" office:value="11617.591" calcext:value-type="float">
            <text:p>11617.591</text:p>
          </table:table-cell>
          <table:table-cell office:value-type="float" office:value="8069.864" calcext:value-type="float">
            <text:p>8069.864</text:p>
          </table:table-cell>
          <table:table-cell office:value-type="float" office:value="5973.83" calcext:value-type="float">
            <text:p>5973.83</text:p>
          </table:table-cell>
          <table:table-cell office:value-type="float" office:value="4889.26" calcext:value-type="float">
            <text:p>4889.26</text:p>
          </table:table-cell>
          <table:table-cell office:value-type="float" office:value="4058.889" calcext:value-type="float">
            <text:p>4058.889</text:p>
          </table:table-cell>
          <table:table-cell office:value-type="float" office:value="3525.958" calcext:value-type="float">
            <text:p>3525.958</text:p>
          </table:table-cell>
          <table:table-cell office:value-type="float" office:value="3099.657" calcext:value-type="float">
            <text:p>3099.657</text:p>
          </table:table-cell>
          <table:table-cell office:value-type="float" office:value="2788.593" calcext:value-type="float">
            <text:p>2788.593</text:p>
          </table:table-cell>
          <table:table-cell office:value-type="float" office:value="2480.822" calcext:value-type="float">
            <text:p>2480.822</text:p>
          </table:table-cell>
          <table:table-cell office:value-type="float" office:value="2320.007" calcext:value-type="float">
            <text:p>2320.007</text:p>
          </table:table-cell>
          <table:table-cell office:value-type="float" office:value="2099.083" calcext:value-type="float">
            <text:p>2099.083</text:p>
          </table:table-cell>
          <table:table-cell office:value-type="float" office:value="1959.44" calcext:value-type="float">
            <text:p>1959.44</text:p>
          </table:table-cell>
          <table:table-cell office:value-type="float" office:value="1806.535" calcext:value-type="float">
            <text:p>1806.535</text:p>
          </table:table-cell>
          <table:table-cell office:value-type="float" office:value="1737.473" calcext:value-type="float">
            <text:p>1737.473</text:p>
          </table:table-cell>
          <table:table-cell office:value-type="float" office:value="1607.619" calcext:value-type="float">
            <text:p>1607.619</text:p>
          </table:table-cell>
          <table:table-cell office:value-type="float" office:value="1551.347" calcext:value-type="float">
            <text:p>1551.347</text:p>
          </table:table-cell>
          <table:table-cell office:value-type="float" office:value="1495.635" calcext:value-type="float">
            <text:p>1495.635</text:p>
          </table:table-cell>
          <table:table-cell office:value-type="float" office:value="1432.249" calcext:value-type="float">
            <text:p>1432.249</text:p>
          </table:table-cell>
          <table:table-cell office:value-type="float" office:value="1398.284" calcext:value-type="float">
            <text:p>1398.284</text:p>
          </table:table-cell>
          <table:table-cell office:value-type="float" office:value="1384.31" calcext:value-type="float">
            <text:p>1384.31</text:p>
          </table:table-cell>
          <table:table-cell office:value-type="float" office:value="1337.948" calcext:value-type="float">
            <text:p>1337.948</text:p>
          </table:table-cell>
          <table:table-cell office:value-type="float" office:value="1328.006" calcext:value-type="float">
            <text:p>1328.006</text:p>
          </table:table-cell>
          <table:table-cell office:value-type="float" office:value="1290.799" calcext:value-type="float">
            <text:p>1290.799</text:p>
          </table:table-cell>
          <table:table-cell office:value-type="float" office:value="1263.972" calcext:value-type="float">
            <text:p>1263.972</text:p>
          </table:table-cell>
          <table:table-cell office:value-type="float" office:value="1261.501" calcext:value-type="float">
            <text:p>1261.501</text:p>
          </table:table-cell>
          <table:table-cell office:value-type="float" office:value="1222.256" calcext:value-type="float">
            <text:p>1222.256</text:p>
          </table:table-cell>
          <table:table-cell office:value-type="float" office:value="1199.175" calcext:value-type="float">
            <text:p>1199.175</text:p>
          </table:table-cell>
          <table:table-cell office:value-type="float" office:value="1176.554" calcext:value-type="float">
            <text:p>1176.554</text:p>
          </table:table-cell>
          <table:table-cell office:value-type="float" office:value="1168.292" calcext:value-type="float">
            <text:p>1168.292</text:p>
          </table:table-cell>
          <table:table-cell office:value-type="float" office:value="1159.209" calcext:value-type="float">
            <text:p>1159.209</text:p>
          </table:table-cell>
          <table:table-cell office:value-type="float" office:value="1129.72" calcext:value-type="float">
            <text:p>1129.72</text:p>
          </table:table-cell>
          <table:table-cell office:value-type="float" office:value="1121.358" calcext:value-type="float">
            <text:p>1121.358</text:p>
          </table:table-cell>
          <table:table-cell office:value-type="float" office:value="1096.688" calcext:value-type="float">
            <text:p>1096.688</text:p>
          </table:table-cell>
          <table:table-cell office:value-type="float" office:value="1085.756" calcext:value-type="float">
            <text:p>1085.756</text:p>
          </table:table-cell>
          <table:table-cell office:value-type="float" office:value="1072.217" calcext:value-type="float">
            <text:p>1072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132.6264703745" calcext:value-type="float">
            <text:p>132.6264703745</text:p>
          </table:table-cell>
          <table:table-cell office:value-type="float" office:value="90.7864797272" calcext:value-type="float">
            <text:p>90.7864797272</text:p>
          </table:table-cell>
          <table:table-cell office:value-type="float" office:value="167.0231341793" calcext:value-type="float">
            <text:p>167.0231341793</text:p>
          </table:table-cell>
          <table:table-cell office:value-type="float" office:value="36.2400752572" calcext:value-type="float">
            <text:p>36.2400752572</text:p>
          </table:table-cell>
          <table:table-cell office:value-type="float" office:value="58.9733441502" calcext:value-type="float">
            <text:p>58.9733441502</text:p>
          </table:table-cell>
          <table:table-cell office:value-type="float" office:value="23.24391277" calcext:value-type="float">
            <text:p>23.24391277</text:p>
          </table:table-cell>
          <table:table-cell office:value-type="float" office:value="28.0346545629" calcext:value-type="float">
            <text:p>28.0346545629</text:p>
          </table:table-cell>
          <table:table-cell office:value-type="float" office:value="13.2312931618" calcext:value-type="float">
            <text:p>13.2312931618</text:p>
          </table:table-cell>
          <table:table-cell office:value-type="float" office:value="23.2448529101" calcext:value-type="float">
            <text:p>23.2448529101</text:p>
          </table:table-cell>
          <table:table-cell office:value-type="float" office:value="20.5652823465" calcext:value-type="float">
            <text:p>20.5652823465</text:p>
          </table:table-cell>
          <table:table-cell office:value-type="float" office:value="22.4665906678" calcext:value-type="float">
            <text:p>22.4665906678</text:p>
          </table:table-cell>
          <table:table-cell office:value-type="float" office:value="29.4099609446" calcext:value-type="float">
            <text:p>29.4099609446</text:p>
          </table:table-cell>
          <table:table-cell office:value-type="float" office:value="40.3993049756" calcext:value-type="float">
            <text:p>40.3993049756</text:p>
          </table:table-cell>
          <table:table-cell office:value-type="float" office:value="62.331552131" calcext:value-type="float">
            <text:p>62.331552131</text:p>
          </table:table-cell>
          <table:table-cell office:value-type="float" office:value="66.5218412475" calcext:value-type="float">
            <text:p>66.5218412475</text:p>
          </table:table-cell>
          <table:table-cell office:value-type="float" office:value="86.7236196156" calcext:value-type="float">
            <text:p>86.7236196156</text:p>
          </table:table-cell>
          <table:table-cell office:value-type="float" office:value="79.7777306757" calcext:value-type="float">
            <text:p>79.7777306757</text:p>
          </table:table-cell>
          <table:table-cell office:value-type="float" office:value="92.1972844999" calcext:value-type="float">
            <text:p>92.1972844999</text:p>
          </table:table-cell>
          <table:table-cell office:value-type="float" office:value="97.4962672413" calcext:value-type="float">
            <text:p>97.4962672413</text:p>
          </table:table-cell>
          <table:table-cell office:value-type="float" office:value="90.8201774291" calcext:value-type="float">
            <text:p>90.8201774291</text:p>
          </table:table-cell>
          <table:table-cell office:value-type="float" office:value="77.1845417652" calcext:value-type="float">
            <text:p>77.1845417652</text:p>
          </table:table-cell>
          <table:table-cell office:value-type="float" office:value="71.8462929349" calcext:value-type="float">
            <text:p>71.8462929349</text:p>
          </table:table-cell>
          <table:table-cell office:value-type="float" office:value="55.3863164364" calcext:value-type="float">
            <text:p>55.3863164364</text:p>
          </table:table-cell>
          <table:table-cell office:value-type="float" office:value="41.0580590019" calcext:value-type="float">
            <text:p>41.0580590019</text:p>
          </table:table-cell>
          <table:table-cell office:value-type="float" office:value="44.771987307" calcext:value-type="float">
            <text:p>44.771987307</text:p>
          </table:table-cell>
          <table:table-cell office:value-type="float" office:value="48.296477045" calcext:value-type="float">
            <text:p>48.296477045</text:p>
          </table:table-cell>
          <table:table-cell office:value-type="float" office:value="52.158889493" calcext:value-type="float">
            <text:p>52.158889493</text:p>
          </table:table-cell>
          <table:table-cell office:value-type="float" office:value="47.755067293" calcext:value-type="float">
            <text:p>47.755067293</text:p>
          </table:table-cell>
          <table:table-cell office:value-type="float" office:value="60.8839798974" calcext:value-type="float">
            <text:p>60.8839798974</text:p>
          </table:table-cell>
          <table:table-cell office:value-type="float" office:value="63.5383842305" calcext:value-type="float">
            <text:p>63.5383842305</text:p>
          </table:table-cell>
          <table:table-cell office:value-type="float" office:value="52.4900657832" calcext:value-type="float">
            <text:p>52.4900657832</text:p>
          </table:table-cell>
          <table:table-cell office:value-type="float" office:value="35.3275375983" calcext:value-type="float">
            <text:p>35.3275375983</text:p>
          </table:table-cell>
          <table:table-cell office:value-type="float" office:value="65.3766539527" calcext:value-type="float">
            <text:p>65.3766539527</text:p>
          </table:table-cell>
          <table:table-cell office:value-type="float" office:value="52.8608046123" calcext:value-type="float">
            <text:p>52.8608046123</text:p>
          </table:table-cell>
          <table:table-cell office:value-type="float" office:value="78.5213116775" calcext:value-type="float">
            <text:p>78.5213116775</text:p>
          </table:table-cell>
          <table:table-cell office:value-type="float" office:value="53.5546192911" calcext:value-type="float">
            <text:p>53.5546192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650752883758717" calcext:value-type="float">
            <text:p>0.6507528838</text:p>
          </table:table-cell>
          <table:table-cell table:formula="of:=[.B30]/[.C9]" office:value-type="float" office:value="1.30187413623434" calcext:value-type="float">
            <text:p>1.3018741362</text:p>
          </table:table-cell>
          <table:table-cell table:formula="of:=[.B30]/[.D9]" office:value-type="float" office:value="1.83836844441002" calcext:value-type="float">
            <text:p>1.8383684444</text:p>
          </table:table-cell>
          <table:table-cell table:formula="of:=[.B30]/[.E9]" office:value-type="float" office:value="2.52956809821986" calcext:value-type="float">
            <text:p>2.5295680982</text:p>
          </table:table-cell>
          <table:table-cell table:formula="of:=[.B30]/[.F9]" office:value-type="float" office:value="3.06957725190461" calcext:value-type="float">
            <text:p>3.0695772519</text:p>
          </table:table-cell>
          <table:table-cell table:formula="of:=[.B30]/[.G9]" office:value-type="float" office:value="3.71780688051548" calcext:value-type="float">
            <text:p>3.7178068805</text:p>
          </table:table-cell>
          <table:table-cell table:formula="of:=[.B30]/[.H9]" office:value-type="float" office:value="4.25561801640909" calcext:value-type="float">
            <text:p>4.2556180164</text:p>
          </table:table-cell>
          <table:table-cell table:formula="of:=[.B30]/[.I9]" office:value-type="float" office:value="4.88528566479624" calcext:value-type="float">
            <text:p>4.8852856648</text:p>
          </table:table-cell>
          <table:table-cell table:formula="of:=[.B30]/[.J9]" office:value-type="float" office:value="5.40587757403996" calcext:value-type="float">
            <text:p>5.405877574</text:p>
          </table:table-cell>
          <table:table-cell table:formula="of:=[.B30]/[.K9]" office:value-type="float" office:value="6.01314954630497" calcext:value-type="float">
            <text:p>6.0131495463</text:p>
          </table:table-cell>
          <table:table-cell table:formula="of:=[.B30]/[.L9]" office:value-type="float" office:value="6.46179440935481" calcext:value-type="float">
            <text:p>6.4617944094</text:p>
          </table:table-cell>
          <table:table-cell table:formula="of:=[.B30]/[.M9]" office:value-type="float" office:value="7.02745943749098" calcext:value-type="float">
            <text:p>7.0274594375</text:p>
          </table:table-cell>
          <table:table-cell table:formula="of:=[.B30]/[.N9]" office:value-type="float" office:value="7.41051346652534" calcext:value-type="float">
            <text:p>7.4105134665</text:p>
          </table:table-cell>
          <table:table-cell table:formula="of:=[.B30]/[.O9]" office:value-type="float" office:value="7.95348693205952" calcext:value-type="float">
            <text:p>7.9534869321</text:p>
          </table:table-cell>
          <table:table-cell table:formula="of:=[.B30]/[.P9]" office:value-type="float" office:value="8.36521456446593" calcext:value-type="float">
            <text:p>8.3652145645</text:p>
          </table:table-cell>
          <table:table-cell table:formula="of:=[.B30]/[.Q9]" office:value-type="float" office:value="8.673161771672" calcext:value-type="float">
            <text:p>8.6731617717</text:p>
          </table:table-cell>
          <table:table-cell table:formula="of:=[.B30]/[.R9]" office:value-type="float" office:value="8.90583328219283" calcext:value-type="float">
            <text:p>8.9058332822</text:p>
          </table:table-cell>
          <table:table-cell table:formula="of:=[.B30]/[.S9]" office:value-type="float" office:value="9.23682920988657" calcext:value-type="float">
            <text:p>9.2368292099</text:p>
          </table:table-cell>
          <table:table-cell table:formula="of:=[.B30]/[.T9]" office:value-type="float" office:value="9.57258724862162" calcext:value-type="float">
            <text:p>9.5725872486</text:p>
          </table:table-cell>
          <table:table-cell table:formula="of:=[.B30]/[.U9]" office:value-type="float" office:value="9.86090164659398" calcext:value-type="float">
            <text:p>9.8609016466</text:p>
          </table:table-cell>
          <table:table-cell table:formula="of:=[.B30]/[.V9]" office:value-type="float" office:value="10.3018750324923" calcext:value-type="float">
            <text:p>10.3018750325</text:p>
          </table:table-cell>
          <table:table-cell table:formula="of:=[.B30]/[.W9]" office:value-type="float" office:value="10.6124022440384" calcext:value-type="float">
            <text:p>10.612402244</text:p>
          </table:table-cell>
          <table:table-cell table:formula="of:=[.B30]/[.X9]" office:value-type="float" office:value="10.8941239197754" calcext:value-type="float">
            <text:p>10.8941239198</text:p>
          </table:table-cell>
          <table:table-cell table:formula="of:=[.B30]/[.Y9]" office:value-type="float" office:value="11.2546171866414" calcext:value-type="float">
            <text:p>11.2546171866</text:p>
          </table:table-cell>
          <table:table-cell table:formula="of:=[.B30]/[.Z9]" office:value-type="float" office:value="11.5841918113477" calcext:value-type="float">
            <text:p>11.5841918113</text:p>
          </table:table-cell>
          <table:table-cell table:formula="of:=[.B30]/[.AA9]" office:value-type="float" office:value="11.6411486123599" calcext:value-type="float">
            <text:p>11.6411486124</text:p>
          </table:table-cell>
          <table:table-cell table:formula="of:=[.B30]/[.AB9]" office:value-type="float" office:value="11.873261203912" calcext:value-type="float">
            <text:p>11.8732612039</text:p>
          </table:table-cell>
          <table:table-cell table:formula="of:=[.B30]/[.AC9]" office:value-type="float" office:value="12.2021051667726" calcext:value-type="float">
            <text:p>12.2021051668</text:p>
          </table:table-cell>
          <table:table-cell table:formula="of:=[.B30]/[.AD9]" office:value-type="float" office:value="12.3344340996074" calcext:value-type="float">
            <text:p>12.3344340996</text:p>
          </table:table-cell>
          <table:table-cell table:formula="of:=[.B30]/[.AE9]" office:value-type="float" office:value="12.2260135874524" calcext:value-type="float">
            <text:p>12.2260135875</text:p>
          </table:table-cell>
          <table:table-cell table:formula="of:=[.B30]/[.AF9]" office:value-type="float" office:value="12.4491366410813" calcext:value-type="float">
            <text:p>12.4491366411</text:p>
          </table:table-cell>
          <table:table-cell table:formula="of:=[.B30]/[.AG9]" office:value-type="float" office:value="13.0084648531902" calcext:value-type="float">
            <text:p>13.0084648532</text:p>
          </table:table-cell>
          <table:table-cell table:formula="of:=[.B30]/[.AH9]" office:value-type="float" office:value="12.8884141337631" calcext:value-type="float">
            <text:p>12.8884141338</text:p>
          </table:table-cell>
          <table:table-cell table:formula="of:=[.B30]/[.AI9]" office:value-type="float" office:value="13.0567156079043" calcext:value-type="float">
            <text:p>13.0567156079</text:p>
          </table:table-cell>
          <table:table-cell table:formula="of:=[.B30]/[.AJ9]" office:value-type="float" office:value="13.1710830959519" calcext:value-type="float">
            <text:p>13.171083096</text:p>
          </table:table-cell>
          <table:table-cell table:formula="of:=[.B30]/[.AK9]" office:value-type="float" office:value="13.3558461317996" calcext:value-type="float">
            <text:p>13.3558461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650752883758717" calcext:value-type="float">
            <text:p>0.6507528838</text:p>
          </table:table-cell>
          <table:table-cell table:formula="of:=[.C13]/[.C1]" office:value-type="float" office:value="0.650937068117172" calcext:value-type="float">
            <text:p>0.6509370681</text:p>
          </table:table-cell>
          <table:table-cell table:formula="of:=[.D13]/[.D1]" office:value-type="float" office:value="0.612789481470006" calcext:value-type="float">
            <text:p>0.6127894815</text:p>
          </table:table-cell>
          <table:table-cell table:formula="of:=[.E13]/[.E1]" office:value-type="float" office:value="0.632392024554966" calcext:value-type="float">
            <text:p>0.6323920246</text:p>
          </table:table-cell>
          <table:table-cell table:formula="of:=[.F13]/[.F1]" office:value-type="float" office:value="0.613915450380922" calcext:value-type="float">
            <text:p>0.6139154504</text:p>
          </table:table-cell>
          <table:table-cell table:formula="of:=[.G13]/[.G1]" office:value-type="float" office:value="0.619634480085913" calcext:value-type="float">
            <text:p>0.6196344801</text:p>
          </table:table-cell>
          <table:table-cell table:formula="of:=[.H13]/[.H1]" office:value-type="float" office:value="0.607945430915585" calcext:value-type="float">
            <text:p>0.6079454309</text:p>
          </table:table-cell>
          <table:table-cell table:formula="of:=[.I13]/[.I1]" office:value-type="float" office:value="0.61066070809953" calcext:value-type="float">
            <text:p>0.6106607081</text:p>
          </table:table-cell>
          <table:table-cell table:formula="of:=[.J13]/[.J1]" office:value-type="float" office:value="0.600653063782218" calcext:value-type="float">
            <text:p>0.6006530638</text:p>
          </table:table-cell>
          <table:table-cell table:formula="of:=[.K13]/[.K1]" office:value-type="float" office:value="0.601314954630497" calcext:value-type="float">
            <text:p>0.6013149546</text:p>
          </table:table-cell>
          <table:table-cell table:formula="of:=[.L13]/[.L1]" office:value-type="float" office:value="0.587435855395892" calcext:value-type="float">
            <text:p>0.5874358554</text:p>
          </table:table-cell>
          <table:table-cell table:formula="of:=[.M13]/[.M1]" office:value-type="float" office:value="0.585621619790915" calcext:value-type="float">
            <text:p>0.5856216198</text:p>
          </table:table-cell>
          <table:table-cell table:formula="of:=[.N13]/[.N1]" office:value-type="float" office:value="0.570039497425026" calcext:value-type="float">
            <text:p>0.5700394974</text:p>
          </table:table-cell>
          <table:table-cell table:formula="of:=[.O13]/[.O1]" office:value-type="float" office:value="0.568106209432823" calcext:value-type="float">
            <text:p>0.5681062094</text:p>
          </table:table-cell>
          <table:table-cell table:formula="of:=[.P13]/[.P1]" office:value-type="float" office:value="0.557680970964396" calcext:value-type="float">
            <text:p>0.557680971</text:p>
          </table:table-cell>
          <table:table-cell table:formula="of:=[.Q13]/[.Q1]" office:value-type="float" office:value="0.5420726107295" calcext:value-type="float">
            <text:p>0.5420726107</text:p>
          </table:table-cell>
          <table:table-cell table:formula="of:=[.R13]/[.R1]" office:value-type="float" office:value="0.523872546011343" calcext:value-type="float">
            <text:p>0.523872546</text:p>
          </table:table-cell>
          <table:table-cell table:formula="of:=[.S13]/[.S1]" office:value-type="float" office:value="0.513157178327031" calcext:value-type="float">
            <text:p>0.5131571783</text:p>
          </table:table-cell>
          <table:table-cell table:formula="of:=[.T13]/[.T1]" office:value-type="float" office:value="0.503820381506401" calcext:value-type="float">
            <text:p>0.5038203815</text:p>
          </table:table-cell>
          <table:table-cell table:formula="of:=[.U13]/[.U1]" office:value-type="float" office:value="0.493045082329699" calcext:value-type="float">
            <text:p>0.4930450823</text:p>
          </table:table-cell>
          <table:table-cell table:formula="of:=[.V13]/[.V1]" office:value-type="float" office:value="0.490565477737728" calcext:value-type="float">
            <text:p>0.4905654777</text:p>
          </table:table-cell>
          <table:table-cell table:formula="of:=[.W13]/[.W1]" office:value-type="float" office:value="0.482381920183562" calcext:value-type="float">
            <text:p>0.4823819202</text:p>
          </table:table-cell>
          <table:table-cell table:formula="of:=[.X13]/[.X1]" office:value-type="float" office:value="0.473657561729367" calcext:value-type="float">
            <text:p>0.4736575617</text:p>
          </table:table-cell>
          <table:table-cell table:formula="of:=[.Y13]/[.Y1]" office:value-type="float" office:value="0.468942382776724" calcext:value-type="float">
            <text:p>0.4689423828</text:p>
          </table:table-cell>
          <table:table-cell table:formula="of:=[.Z13]/[.Z1]" office:value-type="float" office:value="0.463367672453909" calcext:value-type="float">
            <text:p>0.4633676725</text:p>
          </table:table-cell>
          <table:table-cell table:formula="of:=[.AA13]/[.AA1]" office:value-type="float" office:value="0.447736485090767" calcext:value-type="float">
            <text:p>0.4477364851</text:p>
          </table:table-cell>
          <table:table-cell table:formula="of:=[.AB13]/[.AB1]" office:value-type="float" office:value="0.439750414959705" calcext:value-type="float">
            <text:p>0.439750415</text:p>
          </table:table-cell>
          <table:table-cell table:formula="of:=[.AC13]/[.AC1]" office:value-type="float" office:value="0.435789470241878" calcext:value-type="float">
            <text:p>0.4357894702</text:p>
          </table:table-cell>
          <table:table-cell table:formula="of:=[.AD13]/[.AD1]" office:value-type="float" office:value="0.425325313779565" calcext:value-type="float">
            <text:p>0.4253253138</text:p>
          </table:table-cell>
          <table:table-cell table:formula="of:=[.AE13]/[.AE1]" office:value-type="float" office:value="0.407533786248413" calcext:value-type="float">
            <text:p>0.4075337862</text:p>
          </table:table-cell>
          <table:table-cell table:formula="of:=[.AF13]/[.AF1]" office:value-type="float" office:value="0.401585052938106" calcext:value-type="float">
            <text:p>0.4015850529</text:p>
          </table:table-cell>
          <table:table-cell table:formula="of:=[.AG13]/[.AG1]" office:value-type="float" office:value="0.406514526662194" calcext:value-type="float">
            <text:p>0.4065145267</text:p>
          </table:table-cell>
          <table:table-cell table:formula="of:=[.AH13]/[.AH1]" office:value-type="float" office:value="0.390558004053427" calcext:value-type="float">
            <text:p>0.3905580041</text:p>
          </table:table-cell>
          <table:table-cell table:formula="of:=[.AI13]/[.AI1]" office:value-type="float" office:value="0.384021047291304" calcext:value-type="float">
            <text:p>0.3840210473</text:p>
          </table:table-cell>
          <table:table-cell table:formula="of:=[.AJ13]/[.AJ1]" office:value-type="float" office:value="0.37631665988434" calcext:value-type="float">
            <text:p>0.3763166599</text:p>
          </table:table-cell>
          <table:table-cell table:formula="of:=[.AK13]/[.AK1]" office:value-type="float" office:value="0.370995725883322" calcext:value-type="float">
            <text:p>0.3709957259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17356.9798" calcext:value-type="float">
            <text:p>17356.9798</text:p>
          </table:table-cell>
          <table:table-cell office:value-type="float" office:value="8829.5793809524" calcext:value-type="float">
            <text:p>8829.5793809524</text:p>
          </table:table-cell>
          <table:table-cell office:value-type="float" office:value="6212.7234761905" calcext:value-type="float">
            <text:p>6212.7234761905</text:p>
          </table:table-cell>
          <table:table-cell office:value-type="float" office:value="4594.1200952381" calcext:value-type="float">
            <text:p>4594.1200952381</text:p>
          </table:table-cell>
          <table:table-cell office:value-type="float" office:value="3787.4617142857" calcext:value-type="float">
            <text:p>3787.4617142857</text:p>
          </table:table-cell>
          <table:table-cell office:value-type="float" office:value="3134.518952381" calcext:value-type="float">
            <text:p>3134.518952381</text:p>
          </table:table-cell>
          <table:table-cell office:value-type="float" office:value="2767.156952381" calcext:value-type="float">
            <text:p>2767.156952381</text:p>
          </table:table-cell>
          <table:table-cell office:value-type="float" office:value="2404.4574761905" calcext:value-type="float">
            <text:p>2404.4574761905</text:p>
          </table:table-cell>
          <table:table-cell office:value-type="float" office:value="2172.3109047619" calcext:value-type="float">
            <text:p>2172.3109047619</text:p>
          </table:table-cell>
          <table:table-cell office:value-type="float" office:value="1972.9626666667" calcext:value-type="float">
            <text:p>1972.9626666667</text:p>
          </table:table-cell>
          <table:table-cell office:value-type="float" office:value="1843.8954761905" calcext:value-type="float">
            <text:p>1843.8954761905</text:p>
          </table:table-cell>
          <table:table-cell office:value-type="float" office:value="1714.7210952381" calcext:value-type="float">
            <text:p>1714.7210952381</text:p>
          </table:table-cell>
          <table:table-cell office:value-type="float" office:value="1618.2414761905" calcext:value-type="float">
            <text:p>1618.2414761905</text:p>
          </table:table-cell>
          <table:table-cell office:value-type="float" office:value="1541.8701428572" calcext:value-type="float">
            <text:p>1541.8701428572</text:p>
          </table:table-cell>
          <table:table-cell office:value-type="float" office:value="1479.0205714286" calcext:value-type="float">
            <text:p>1479.0205714286</text:p>
          </table:table-cell>
          <table:table-cell office:value-type="float" office:value="1418.005" calcext:value-type="float">
            <text:p>1418.005</text:p>
          </table:table-cell>
          <table:table-cell office:value-type="float" office:value="1381.616" calcext:value-type="float">
            <text:p>1381.616</text:p>
          </table:table-cell>
          <table:table-cell office:value-type="float" office:value="1334.276" calcext:value-type="float">
            <text:p>1334.276</text:p>
          </table:table-cell>
          <table:table-cell office:value-type="float" office:value="1268.3706666667" calcext:value-type="float">
            <text:p>1268.3706666667</text:p>
          </table:table-cell>
          <table:table-cell office:value-type="float" office:value="1226.0158571429" calcext:value-type="float">
            <text:p>1226.0158571429</text:p>
          </table:table-cell>
          <table:table-cell office:value-type="float" office:value="1203.0996190476" calcext:value-type="float">
            <text:p>1203.0996190476</text:p>
          </table:table-cell>
          <table:table-cell office:value-type="float" office:value="1166.9484285714" calcext:value-type="float">
            <text:p>1166.9484285714</text:p>
          </table:table-cell>
          <table:table-cell office:value-type="float" office:value="1133.2486190476" calcext:value-type="float">
            <text:p>1133.2486190476</text:p>
          </table:table-cell>
          <table:table-cell office:value-type="float" office:value="1134" calcext:value-type="float">
            <text:p>1134</text:p>
          </table:table-cell>
          <table:table-cell office:value-type="float" office:value="1088.2307142857" calcext:value-type="float">
            <text:p>1088.2307142857</text:p>
          </table:table-cell>
          <table:table-cell office:value-type="float" office:value="1055.5340952381" calcext:value-type="float">
            <text:p>1055.5340952381</text:p>
          </table:table-cell>
          <table:table-cell office:value-type="float" office:value="1023.9733809524" calcext:value-type="float">
            <text:p>1023.9733809524</text:p>
          </table:table-cell>
          <table:table-cell office:value-type="float" office:value="1013.7594761905" calcext:value-type="float">
            <text:p>1013.7594761905</text:p>
          </table:table-cell>
          <table:table-cell office:value-type="float" office:value="1013.3017619048" calcext:value-type="float">
            <text:p>1013.3017619048</text:p>
          </table:table-cell>
          <table:table-cell office:value-type="float" office:value="975.7242380952" calcext:value-type="float">
            <text:p>975.7242380952</text:p>
          </table:table-cell>
          <table:table-cell office:value-type="float" office:value="976.5921904762" calcext:value-type="float">
            <text:p>976.5921904762</text:p>
          </table:table-cell>
          <table:table-cell office:value-type="float" office:value="950.3643809524" calcext:value-type="float">
            <text:p>950.3643809524</text:p>
          </table:table-cell>
          <table:table-cell office:value-type="float" office:value="954.4703333333" calcext:value-type="float">
            <text:p>954.4703333333</text:p>
          </table:table-cell>
          <table:table-cell office:value-type="float" office:value="944.1981904762" calcext:value-type="float">
            <text:p>944.1981904762</text:p>
          </table:table-cell>
          <table:table-cell office:value-type="float" office:value="924.5817142857" calcext:value-type="float">
            <text:p>924.5817142857</text:p>
          </table:table-cell>
          <table:table-cell office:value-type="float" office:value="919.431952381" calcext:value-type="float">
            <text:p>919.431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17493.896" calcext:value-type="float">
            <text:p>17493.896</text:p>
          </table:table-cell>
          <table:table-cell office:value-type="float" office:value="8946.769" calcext:value-type="float">
            <text:p>8946.769</text:p>
          </table:table-cell>
          <table:table-cell office:value-type="float" office:value="6409.343" calcext:value-type="float">
            <text:p>6409.343</text:p>
          </table:table-cell>
          <table:table-cell office:value-type="float" office:value="4657.184" calcext:value-type="float">
            <text:p>4657.184</text:p>
          </table:table-cell>
          <table:table-cell office:value-type="float" office:value="3866.309" calcext:value-type="float">
            <text:p>3866.309</text:p>
          </table:table-cell>
          <table:table-cell office:value-type="float" office:value="3169.027" calcext:value-type="float">
            <text:p>3169.027</text:p>
          </table:table-cell>
          <table:table-cell office:value-type="float" office:value="2833.157" calcext:value-type="float">
            <text:p>2833.157</text:p>
          </table:table-cell>
          <table:table-cell office:value-type="float" office:value="2457.176" calcext:value-type="float">
            <text:p>2457.176</text:p>
          </table:table-cell>
          <table:table-cell office:value-type="float" office:value="2224.872" calcext:value-type="float">
            <text:p>2224.872</text:p>
          </table:table-cell>
          <table:table-cell office:value-type="float" office:value="2016.196" calcext:value-type="float">
            <text:p>2016.196</text:p>
          </table:table-cell>
          <table:table-cell office:value-type="float" office:value="1879.987" calcext:value-type="float">
            <text:p>1879.987</text:p>
          </table:table-cell>
          <table:table-cell office:value-type="float" office:value="1751.712" calcext:value-type="float">
            <text:p>1751.712</text:p>
          </table:table-cell>
          <table:table-cell office:value-type="float" office:value="1701.332" calcext:value-type="float">
            <text:p>1701.332</text:p>
          </table:table-cell>
          <table:table-cell office:value-type="float" office:value="1619.856" calcext:value-type="float">
            <text:p>1619.856</text:p>
          </table:table-cell>
          <table:table-cell office:value-type="float" office:value="1557.937" calcext:value-type="float">
            <text:p>1557.937</text:p>
          </table:table-cell>
          <table:table-cell office:value-type="float" office:value="1497.068" calcext:value-type="float">
            <text:p>1497.068</text:p>
          </table:table-cell>
          <table:table-cell office:value-type="float" office:value="1521.167" calcext:value-type="float">
            <text:p>1521.167</text:p>
          </table:table-cell>
          <table:table-cell office:value-type="float" office:value="1450.202" calcext:value-type="float">
            <text:p>1450.202</text:p>
          </table:table-cell>
          <table:table-cell office:value-type="float" office:value="1363.957" calcext:value-type="float">
            <text:p>1363.957</text:p>
          </table:table-cell>
          <table:table-cell office:value-type="float" office:value="1326.655" calcext:value-type="float">
            <text:p>1326.655</text:p>
          </table:table-cell>
          <table:table-cell office:value-type="float" office:value="1296.61" calcext:value-type="float">
            <text:p>1296.61</text:p>
          </table:table-cell>
          <table:table-cell office:value-type="float" office:value="1290.486" calcext:value-type="float">
            <text:p>1290.486</text:p>
          </table:table-cell>
          <table:table-cell office:value-type="float" office:value="1218.437" calcext:value-type="float">
            <text:p>1218.437</text:p>
          </table:table-cell>
          <table:table-cell office:value-type="float" office:value="1235.786" calcext:value-type="float">
            <text:p>1235.786</text:p>
          </table:table-cell>
          <table:table-cell office:value-type="float" office:value="1165.73" calcext:value-type="float">
            <text:p>1165.73</text:p>
          </table:table-cell>
          <table:table-cell office:value-type="float" office:value="1158.172" calcext:value-type="float">
            <text:p>1158.172</text:p>
          </table:table-cell>
          <table:table-cell office:value-type="float" office:value="1174.3" calcext:value-type="float">
            <text:p>1174.3</text:p>
          </table:table-cell>
          <table:table-cell office:value-type="float" office:value="1161.691" calcext:value-type="float">
            <text:p>1161.691</text:p>
          </table:table-cell>
          <table:table-cell office:value-type="float" office:value="1125.017" calcext:value-type="float">
            <text:p>1125.017</text:p>
          </table:table-cell>
          <table:table-cell office:value-type="float" office:value="1083.48" calcext:value-type="float">
            <text:p>1083.48</text:p>
          </table:table-cell>
          <table:table-cell office:value-type="float" office:value="1071.17" calcext:value-type="float">
            <text:p>1071.17</text:p>
          </table:table-cell>
          <table:table-cell office:value-type="float" office:value="1067.479" calcext:value-type="float">
            <text:p>1067.479</text:p>
          </table:table-cell>
          <table:table-cell office:value-type="float" office:value="1049.394" calcext:value-type="float">
            <text:p>1049.394</text:p>
          </table:table-cell>
          <table:table-cell office:value-type="float" office:value="1180.225" calcext:value-type="float">
            <text:p>1180.225</text:p>
          </table:table-cell>
          <table:table-cell office:value-type="float" office:value="992.281" calcext:value-type="float">
            <text:p>992.281</text:p>
          </table:table-cell>
          <table:table-cell office:value-type="float" office:value="1024.782" calcext:value-type="float">
            <text:p>1024.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17073.517" calcext:value-type="float">
            <text:p>17073.517</text:p>
          </table:table-cell>
          <table:table-cell office:value-type="float" office:value="8711.923" calcext:value-type="float">
            <text:p>8711.923</text:p>
          </table:table-cell>
          <table:table-cell office:value-type="float" office:value="6031.171" calcext:value-type="float">
            <text:p>6031.171</text:p>
          </table:table-cell>
          <table:table-cell office:value-type="float" office:value="4528.295" calcext:value-type="float">
            <text:p>4528.295</text:p>
          </table:table-cell>
          <table:table-cell office:value-type="float" office:value="3725.078" calcext:value-type="float">
            <text:p>3725.078</text:p>
          </table:table-cell>
          <table:table-cell office:value-type="float" office:value="3078.193" calcext:value-type="float">
            <text:p>3078.193</text:p>
          </table:table-cell>
          <table:table-cell office:value-type="float" office:value="2699.127" calcext:value-type="float">
            <text:p>2699.127</text:p>
          </table:table-cell>
          <table:table-cell office:value-type="float" office:value="2357.766" calcext:value-type="float">
            <text:p>2357.766</text:p>
          </table:table-cell>
          <table:table-cell office:value-type="float" office:value="2136.298" calcext:value-type="float">
            <text:p>2136.298</text:p>
          </table:table-cell>
          <table:table-cell office:value-type="float" office:value="1921.802" calcext:value-type="float">
            <text:p>1921.802</text:p>
          </table:table-cell>
          <table:table-cell office:value-type="float" office:value="1794.831" calcext:value-type="float">
            <text:p>1794.831</text:p>
          </table:table-cell>
          <table:table-cell office:value-type="float" office:value="1665.311" calcext:value-type="float">
            <text:p>1665.311</text:p>
          </table:table-cell>
          <table:table-cell office:value-type="float" office:value="1513.95" calcext:value-type="float">
            <text:p>1513.95</text:p>
          </table:table-cell>
          <table:table-cell office:value-type="float" office:value="1435.651" calcext:value-type="float">
            <text:p>1435.651</text:p>
          </table:table-cell>
          <table:table-cell office:value-type="float" office:value="1397.51" calcext:value-type="float">
            <text:p>1397.51</text:p>
          </table:table-cell>
          <table:table-cell office:value-type="float" office:value="1345.925" calcext:value-type="float">
            <text:p>1345.925</text:p>
          </table:table-cell>
          <table:table-cell office:value-type="float" office:value="1245.461" calcext:value-type="float">
            <text:p>1245.461</text:p>
          </table:table-cell>
          <table:table-cell office:value-type="float" office:value="1138.406" calcext:value-type="float">
            <text:p>1138.406</text:p>
          </table:table-cell>
          <table:table-cell office:value-type="float" office:value="1127.926" calcext:value-type="float">
            <text:p>1127.926</text:p>
          </table:table-cell>
          <table:table-cell office:value-type="float" office:value="1102.715" calcext:value-type="float">
            <text:p>1102.715</text:p>
          </table:table-cell>
          <table:table-cell office:value-type="float" office:value="1064.932" calcext:value-type="float">
            <text:p>1064.932</text:p>
          </table:table-cell>
          <table:table-cell office:value-type="float" office:value="1059.229" calcext:value-type="float">
            <text:p>1059.229</text:p>
          </table:table-cell>
          <table:table-cell office:value-type="float" office:value="1024.286" calcext:value-type="float">
            <text:p>1024.286</text:p>
          </table:table-cell>
          <table:table-cell office:value-type="float" office:value="1022.888" calcext:value-type="float">
            <text:p>1022.888</text:p>
          </table:table-cell>
          <table:table-cell office:value-type="float" office:value="1011.708" calcext:value-type="float">
            <text:p>1011.708</text:p>
          </table:table-cell>
          <table:table-cell office:value-type="float" office:value="984.096" calcext:value-type="float">
            <text:p>984.096</text:p>
          </table:table-cell>
          <table:table-cell office:value-type="float" office:value="937.982" calcext:value-type="float">
            <text:p>937.982</text:p>
          </table:table-cell>
          <table:table-cell office:value-type="float" office:value="941.038" calcext:value-type="float">
            <text:p>941.038</text:p>
          </table:table-cell>
          <table:table-cell office:value-type="float" office:value="957.027" calcext:value-type="float">
            <text:p>957.027</text:p>
          </table:table-cell>
          <table:table-cell office:value-type="float" office:value="915.412" calcext:value-type="float">
            <text:p>915.412</text:p>
          </table:table-cell>
          <table:table-cell office:value-type="float" office:value="908.216" calcext:value-type="float">
            <text:p>908.216</text:p>
          </table:table-cell>
          <table:table-cell office:value-type="float" office:value="900.611" calcext:value-type="float">
            <text:p>900.611</text:p>
          </table:table-cell>
          <table:table-cell office:value-type="float" office:value="876.341" calcext:value-type="float">
            <text:p>876.341</text:p>
          </table:table-cell>
          <table:table-cell office:value-type="float" office:value="850.1" calcext:value-type="float">
            <text:p>850.1</text:p>
          </table:table-cell>
          <table:table-cell office:value-type="float" office:value="854.554" calcext:value-type="float">
            <text:p>854.554</text:p>
          </table:table-cell>
          <table:table-cell office:value-type="float" office:value="858.433" calcext:value-type="float">
            <text:p>858.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102.3346576543" calcext:value-type="float">
            <text:p>102.3346576543</text:p>
          </table:table-cell>
          <table:table-cell office:value-type="float" office:value="58.5194811986" calcext:value-type="float">
            <text:p>58.5194811986</text:p>
          </table:table-cell>
          <table:table-cell office:value-type="float" office:value="111.1597978545" calcext:value-type="float">
            <text:p>111.1597978545</text:p>
          </table:table-cell>
          <table:table-cell office:value-type="float" office:value="31.367262421" calcext:value-type="float">
            <text:p>31.367262421</text:p>
          </table:table-cell>
          <table:table-cell office:value-type="float" office:value="41.3791578408" calcext:value-type="float">
            <text:p>41.3791578408</text:p>
          </table:table-cell>
          <table:table-cell office:value-type="float" office:value="21.5975053432" calcext:value-type="float">
            <text:p>21.5975053432</text:p>
          </table:table-cell>
          <table:table-cell office:value-type="float" office:value="33.4216406651" calcext:value-type="float">
            <text:p>33.4216406651</text:p>
          </table:table-cell>
          <table:table-cell office:value-type="float" office:value="22.4517798017" calcext:value-type="float">
            <text:p>22.4517798017</text:p>
          </table:table-cell>
          <table:table-cell office:value-type="float" office:value="26.3084073727" calcext:value-type="float">
            <text:p>26.3084073727</text:p>
          </table:table-cell>
          <table:table-cell office:value-type="float" office:value="24.0738362509" calcext:value-type="float">
            <text:p>24.0738362509</text:p>
          </table:table-cell>
          <table:table-cell office:value-type="float" office:value="20.638790138" calcext:value-type="float">
            <text:p>20.638790138</text:p>
          </table:table-cell>
          <table:table-cell office:value-type="float" office:value="22.2227311911" calcext:value-type="float">
            <text:p>22.2227311911</text:p>
          </table:table-cell>
          <table:table-cell office:value-type="float" office:value="52.1718111978" calcext:value-type="float">
            <text:p>52.1718111978</text:p>
          </table:table-cell>
          <table:table-cell office:value-type="float" office:value="44.9368354085" calcext:value-type="float">
            <text:p>44.9368354085</text:p>
          </table:table-cell>
          <table:table-cell office:value-type="float" office:value="43.9152946473" calcext:value-type="float">
            <text:p>43.9152946473</text:p>
          </table:table-cell>
          <table:table-cell office:value-type="float" office:value="52.5785544429" calcext:value-type="float">
            <text:p>52.5785544429</text:p>
          </table:table-cell>
          <table:table-cell office:value-type="float" office:value="85.1845329781" calcext:value-type="float">
            <text:p>85.1845329781</text:p>
          </table:table-cell>
          <table:table-cell office:value-type="float" office:value="76.648609763" calcext:value-type="float">
            <text:p>76.648609763</text:p>
          </table:table-cell>
          <table:table-cell office:value-type="float" office:value="74.3384384577" calcext:value-type="float">
            <text:p>74.3384384577</text:p>
          </table:table-cell>
          <table:table-cell office:value-type="float" office:value="67.4957577313" calcext:value-type="float">
            <text:p>67.4957577313</text:p>
          </table:table-cell>
          <table:table-cell office:value-type="float" office:value="68.0892808946" calcext:value-type="float">
            <text:p>68.0892808946</text:p>
          </table:table-cell>
          <table:table-cell office:value-type="float" office:value="64.2771729555" calcext:value-type="float">
            <text:p>64.2771729555</text:p>
          </table:table-cell>
          <table:table-cell office:value-type="float" office:value="53.0804514982" calcext:value-type="float">
            <text:p>53.0804514982</text:p>
          </table:table-cell>
          <table:table-cell office:value-type="float" office:value="58.5970289281" calcext:value-type="float">
            <text:p>58.5970289281</text:p>
          </table:table-cell>
          <table:table-cell office:value-type="float" office:value="49.8028929934" calcext:value-type="float">
            <text:p>49.8028929934</text:p>
          </table:table-cell>
          <table:table-cell office:value-type="float" office:value="51.9560624094" calcext:value-type="float">
            <text:p>51.9560624094</text:p>
          </table:table-cell>
          <table:table-cell office:value-type="float" office:value="63.6402627654" calcext:value-type="float">
            <text:p>63.6402627654</text:p>
          </table:table-cell>
          <table:table-cell office:value-type="float" office:value="58.8275752013" calcext:value-type="float">
            <text:p>58.8275752013</text:p>
          </table:table-cell>
          <table:table-cell office:value-type="float" office:value="48.1738517952" calcext:value-type="float">
            <text:p>48.1738517952</text:p>
          </table:table-cell>
          <table:table-cell office:value-type="float" office:value="46.2407490477" calcext:value-type="float">
            <text:p>46.2407490477</text:p>
          </table:table-cell>
          <table:table-cell office:value-type="float" office:value="46.7116257409" calcext:value-type="float">
            <text:p>46.7116257409</text:p>
          </table:table-cell>
          <table:table-cell office:value-type="float" office:value="44.3001145399" calcext:value-type="float">
            <text:p>44.3001145399</text:p>
          </table:table-cell>
          <table:table-cell office:value-type="float" office:value="47.4240961921" calcext:value-type="float">
            <text:p>47.4240961921</text:p>
          </table:table-cell>
          <table:table-cell office:value-type="float" office:value="73.3566617947" calcext:value-type="float">
            <text:p>73.3566617947</text:p>
          </table:table-cell>
          <table:table-cell office:value-type="float" office:value="49.928874625" calcext:value-type="float">
            <text:p>49.928874625</text:p>
          </table:table-cell>
          <table:table-cell office:value-type="float" office:value="53.1654720279" calcext:value-type="float">
            <text:p>53.1654720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79088621742822" calcext:value-type="float">
            <text:p>0.8790886217</text:p>
          </table:table-cell>
          <table:table-cell table:formula="of:=[.B30]/[.C16]" office:value-type="float" office:value="1.72809176877848" calcext:value-type="float">
            <text:p>1.7280917688</text:p>
          </table:table-cell>
          <table:table-cell table:formula="of:=[.B30]/[.D16]" office:value-type="float" office:value="2.45597981440437" calcext:value-type="float">
            <text:p>2.4559798144</text:p>
          </table:table-cell>
          <table:table-cell table:formula="of:=[.B30]/[.E16]" office:value-type="float" office:value="3.32127222050977" calcext:value-type="float">
            <text:p>3.3212722205</text:p>
          </table:table-cell>
          <table:table-cell table:formula="of:=[.B30]/[.F16]" office:value-type="float" office:value="4.02864097409831" calcext:value-type="float">
            <text:p>4.0286409741</text:p>
          </table:table-cell>
          <table:table-cell table:formula="of:=[.B30]/[.G16]" office:value-type="float" office:value="4.86783576102154" calcext:value-type="float">
            <text:p>4.867835761</text:p>
          </table:table-cell>
          <table:table-cell table:formula="of:=[.B30]/[.H16]" office:value-type="float" office:value="5.51407950924901" calcext:value-type="float">
            <text:p>5.5140795092</text:p>
          </table:table-cell>
          <table:table-cell table:formula="of:=[.B30]/[.I16]" office:value-type="float" office:value="6.34584874180204" calcext:value-type="float">
            <text:p>6.3458487418</text:p>
          </table:table-cell>
          <table:table-cell table:formula="of:=[.B30]/[.J16]" office:value-type="float" office:value="7.0240053652322" calcext:value-type="float">
            <text:p>7.0240053652</text:p>
          </table:table-cell>
          <table:table-cell table:formula="of:=[.B30]/[.K16]" office:value-type="float" office:value="7.73371118865558" calcext:value-type="float">
            <text:p>7.7337111887</text:p>
          </table:table-cell>
          <table:table-cell table:formula="of:=[.B30]/[.L16]" office:value-type="float" office:value="8.27504793358667" calcext:value-type="float">
            <text:p>8.2750479336</text:p>
          </table:table-cell>
          <table:table-cell table:formula="of:=[.B30]/[.M16]" office:value-type="float" office:value="8.89842872544895" calcext:value-type="float">
            <text:p>8.8984287254</text:p>
          </table:table-cell>
          <table:table-cell table:formula="of:=[.B30]/[.N16]" office:value-type="float" office:value="9.42895338829134" calcext:value-type="float">
            <text:p>9.4289533883</text:p>
          </table:table-cell>
          <table:table-cell table:formula="of:=[.B30]/[.O16]" office:value-type="float" office:value="9.89598476933031" calcext:value-type="float">
            <text:p>9.8959847693</text:p>
          </table:table-cell>
          <table:table-cell table:formula="of:=[.B30]/[.P16]" office:value-type="float" office:value="10.3165052229543" calcext:value-type="float">
            <text:p>10.316505223</text:p>
          </table:table-cell>
          <table:table-cell table:formula="of:=[.B30]/[.Q16]" office:value-type="float" office:value="10.7604158306917" calcext:value-type="float">
            <text:p>10.7604158307</text:p>
          </table:table-cell>
          <table:table-cell table:formula="of:=[.B30]/[.R16]" office:value-type="float" office:value="11.0438236456439" calcext:value-type="float">
            <text:p>11.0438236456</text:p>
          </table:table-cell>
          <table:table-cell table:formula="of:=[.B30]/[.S16]" office:value-type="float" office:value="11.4356575775926" calcext:value-type="float">
            <text:p>11.4356575776</text:p>
          </table:table-cell>
          <table:table-cell table:formula="of:=[.B30]/[.T16]" office:value-type="float" office:value="12.0298614994772" calcext:value-type="float">
            <text:p>12.0298614995</text:p>
          </table:table-cell>
          <table:table-cell table:formula="of:=[.B30]/[.U16]" office:value-type="float" office:value="12.4454535894486" calcext:value-type="float">
            <text:p>12.4454535894</text:p>
          </table:table-cell>
          <table:table-cell table:formula="of:=[.B30]/[.V16]" office:value-type="float" office:value="12.6825104159528" calcext:value-type="float">
            <text:p>12.682510416</text:p>
          </table:table-cell>
          <table:table-cell table:formula="of:=[.B30]/[.W16]" office:value-type="float" office:value="13.0754051133858" calcext:value-type="float">
            <text:p>13.0754051134</text:p>
          </table:table-cell>
          <table:table-cell table:formula="of:=[.B30]/[.X16]" office:value-type="float" office:value="13.4642329966599" calcext:value-type="float">
            <text:p>13.4642329967</text:p>
          </table:table-cell>
          <table:table-cell table:formula="of:=[.B30]/[.Y16]" office:value-type="float" office:value="13.4553116843034" calcext:value-type="float">
            <text:p>13.4553116843</text:p>
          </table:table-cell>
          <table:table-cell table:formula="of:=[.B30]/[.Z16]" office:value-type="float" office:value="14.0212210974172" calcext:value-type="float">
            <text:p>14.0212210974</text:p>
          </table:table-cell>
          <table:table-cell table:formula="of:=[.B30]/[.AA16]" office:value-type="float" office:value="14.455547687977" calcext:value-type="float">
            <text:p>14.455547688</text:p>
          </table:table-cell>
          <table:table-cell table:formula="of:=[.B30]/[.AB16]" office:value-type="float" office:value="14.9010938505142" calcext:value-type="float">
            <text:p>14.9010938505</text:p>
          </table:table-cell>
          <table:table-cell table:formula="of:=[.B30]/[.AC16]" office:value-type="float" office:value="15.0512264579145" calcext:value-type="float">
            <text:p>15.0512264579</text:p>
          </table:table-cell>
          <table:table-cell table:formula="of:=[.B30]/[.AD16]" office:value-type="float" office:value="15.0580251842427" calcext:value-type="float">
            <text:p>15.0580251842</text:p>
          </table:table-cell>
          <table:table-cell table:formula="of:=[.B30]/[.AE16]" office:value-type="float" office:value="15.6379465163099" calcext:value-type="float">
            <text:p>15.6379465163</text:p>
          </table:table-cell>
          <table:table-cell table:formula="of:=[.B30]/[.AF16]" office:value-type="float" office:value="15.6240481941186" calcext:value-type="float">
            <text:p>15.6240481941</text:p>
          </table:table-cell>
          <table:table-cell table:formula="of:=[.B30]/[.AG16]" office:value-type="float" office:value="16.0552349770401" calcext:value-type="float">
            <text:p>16.055234977</text:p>
          </table:table-cell>
          <table:table-cell table:formula="of:=[.B30]/[.AH16]" office:value-type="float" office:value="15.9861683670286" calcext:value-type="float">
            <text:p>15.986168367</text:p>
          </table:table-cell>
          <table:table-cell table:formula="of:=[.B30]/[.AI16]" office:value-type="float" office:value="16.1600854607702" calcext:value-type="float">
            <text:p>16.1600854608</text:p>
          </table:table-cell>
          <table:table-cell table:formula="of:=[.B30]/[.AJ16]" office:value-type="float" office:value="16.5029474563944" calcext:value-type="float">
            <text:p>16.5029474564</text:p>
          </table:table-cell>
          <table:table-cell table:formula="of:=[.B30]/[.AK16]" office:value-type="float" office:value="16.5953808876083" calcext:value-type="float">
            <text:p>16.5953808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79088621742822" calcext:value-type="float">
            <text:p>0.8790886217</text:p>
          </table:table-cell>
          <table:table-cell table:formula="of:=[.C20]/[.C1]" office:value-type="float" office:value="0.864045884389238" calcext:value-type="float">
            <text:p>0.8640458844</text:p>
          </table:table-cell>
          <table:table-cell table:formula="of:=[.D20]/[.D1]" office:value-type="float" office:value="0.818659938134789" calcext:value-type="float">
            <text:p>0.8186599381</text:p>
          </table:table-cell>
          <table:table-cell table:formula="of:=[.E20]/[.E1]" office:value-type="float" office:value="0.830318055127442" calcext:value-type="float">
            <text:p>0.8303180551</text:p>
          </table:table-cell>
          <table:table-cell table:formula="of:=[.F20]/[.F1]" office:value-type="float" office:value="0.805728194819662" calcext:value-type="float">
            <text:p>0.8057281948</text:p>
          </table:table-cell>
          <table:table-cell table:formula="of:=[.G20]/[.G1]" office:value-type="float" office:value="0.811305960170257" calcext:value-type="float">
            <text:p>0.8113059602</text:p>
          </table:table-cell>
          <table:table-cell table:formula="of:=[.H20]/[.H1]" office:value-type="float" office:value="0.787725644178429" calcext:value-type="float">
            <text:p>0.7877256442</text:p>
          </table:table-cell>
          <table:table-cell table:formula="of:=[.I20]/[.I1]" office:value-type="float" office:value="0.793231092725255" calcext:value-type="float">
            <text:p>0.7932310927</text:p>
          </table:table-cell>
          <table:table-cell table:formula="of:=[.J20]/[.J1]" office:value-type="float" office:value="0.780445040581356" calcext:value-type="float">
            <text:p>0.7804450406</text:p>
          </table:table-cell>
          <table:table-cell table:formula="of:=[.K20]/[.K1]" office:value-type="float" office:value="0.773371118865558" calcext:value-type="float">
            <text:p>0.7733711189</text:p>
          </table:table-cell>
          <table:table-cell table:formula="of:=[.L20]/[.L1]" office:value-type="float" office:value="0.752277084871515" calcext:value-type="float">
            <text:p>0.7522770849</text:p>
          </table:table-cell>
          <table:table-cell table:formula="of:=[.M20]/[.M1]" office:value-type="float" office:value="0.741535727120746" calcext:value-type="float">
            <text:p>0.7415357271</text:p>
          </table:table-cell>
          <table:table-cell table:formula="of:=[.N20]/[.N1]" office:value-type="float" office:value="0.725304106791642" calcext:value-type="float">
            <text:p>0.7253041068</text:p>
          </table:table-cell>
          <table:table-cell table:formula="of:=[.O20]/[.O1]" office:value-type="float" office:value="0.706856054952165" calcext:value-type="float">
            <text:p>0.706856055</text:p>
          </table:table-cell>
          <table:table-cell table:formula="of:=[.P20]/[.P1]" office:value-type="float" office:value="0.68776701486362" calcext:value-type="float">
            <text:p>0.6877670149</text:p>
          </table:table-cell>
          <table:table-cell table:formula="of:=[.Q20]/[.Q1]" office:value-type="float" office:value="0.672525989418232" calcext:value-type="float">
            <text:p>0.6725259894</text:p>
          </table:table-cell>
          <table:table-cell table:formula="of:=[.R20]/[.R1]" office:value-type="float" office:value="0.649636685037879" calcext:value-type="float">
            <text:p>0.649636685</text:p>
          </table:table-cell>
          <table:table-cell table:formula="of:=[.S20]/[.S1]" office:value-type="float" office:value="0.635314309866258" calcext:value-type="float">
            <text:p>0.6353143099</text:p>
          </table:table-cell>
          <table:table-cell table:formula="of:=[.T20]/[.T1]" office:value-type="float" office:value="0.633150605235644" calcext:value-type="float">
            <text:p>0.6331506052</text:p>
          </table:table-cell>
          <table:table-cell table:formula="of:=[.U20]/[.U1]" office:value-type="float" office:value="0.62227267947243" calcext:value-type="float">
            <text:p>0.6222726795</text:p>
          </table:table-cell>
          <table:table-cell table:formula="of:=[.V20]/[.V1]" office:value-type="float" office:value="0.603929067426322" calcext:value-type="float">
            <text:p>0.6039290674</text:p>
          </table:table-cell>
          <table:table-cell table:formula="of:=[.W20]/[.W1]" office:value-type="float" office:value="0.594336596062991" calcext:value-type="float">
            <text:p>0.5943365961</text:p>
          </table:table-cell>
          <table:table-cell table:formula="of:=[.X20]/[.X1]" office:value-type="float" office:value="0.585401434637388" calcext:value-type="float">
            <text:p>0.5854014346</text:p>
          </table:table-cell>
          <table:table-cell table:formula="of:=[.Y20]/[.Y1]" office:value-type="float" office:value="0.560637986845973" calcext:value-type="float">
            <text:p>0.5606379868</text:p>
          </table:table-cell>
          <table:table-cell table:formula="of:=[.Z20]/[.Z1]" office:value-type="float" office:value="0.560848843896686" calcext:value-type="float">
            <text:p>0.5608488439</text:p>
          </table:table-cell>
          <table:table-cell table:formula="of:=[.AA20]/[.AA1]" office:value-type="float" office:value="0.55598260338373" calcext:value-type="float">
            <text:p>0.5559826034</text:p>
          </table:table-cell>
          <table:table-cell table:formula="of:=[.AB20]/[.AB1]" office:value-type="float" office:value="0.551892364833858" calcext:value-type="float">
            <text:p>0.5518923648</text:p>
          </table:table-cell>
          <table:table-cell table:formula="of:=[.AC20]/[.AC1]" office:value-type="float" office:value="0.537543802068375" calcext:value-type="float">
            <text:p>0.5375438021</text:p>
          </table:table-cell>
          <table:table-cell table:formula="of:=[.AD20]/[.AD1]" office:value-type="float" office:value="0.519242247732508" calcext:value-type="float">
            <text:p>0.5192422477</text:p>
          </table:table-cell>
          <table:table-cell table:formula="of:=[.AE20]/[.AE1]" office:value-type="float" office:value="0.521264883876998" calcext:value-type="float">
            <text:p>0.5212648839</text:p>
          </table:table-cell>
          <table:table-cell table:formula="of:=[.AF20]/[.AF1]" office:value-type="float" office:value="0.504001554648987" calcext:value-type="float">
            <text:p>0.5040015546</text:p>
          </table:table-cell>
          <table:table-cell table:formula="of:=[.AG20]/[.AG1]" office:value-type="float" office:value="0.501726093032502" calcext:value-type="float">
            <text:p>0.501726093</text:p>
          </table:table-cell>
          <table:table-cell table:formula="of:=[.AH20]/[.AH1]" office:value-type="float" office:value="0.484429344455411" calcext:value-type="float">
            <text:p>0.4844293445</text:p>
          </table:table-cell>
          <table:table-cell table:formula="of:=[.AI20]/[.AI1]" office:value-type="float" office:value="0.475296631199124" calcext:value-type="float">
            <text:p>0.4752966312</text:p>
          </table:table-cell>
          <table:table-cell table:formula="of:=[.AJ20]/[.AJ1]" office:value-type="float" office:value="0.471512784468412" calcext:value-type="float">
            <text:p>0.4715127845</text:p>
          </table:table-cell>
          <table:table-cell table:formula="of:=[.AK20]/[.AK1]" office:value-type="float" office:value="0.460982802433563" calcext:value-type="float">
            <text:p>0.4609828024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16180.1173" calcext:value-type="float">
            <text:p>16180.1173</text:p>
          </table:table-cell>
          <table:table-cell office:value-type="float" office:value="8546.5555238095" calcext:value-type="float">
            <text:p>8546.5555238095</text:p>
          </table:table-cell>
          <table:table-cell office:value-type="float" office:value="4679.8318095238" calcext:value-type="float">
            <text:p>4679.8318095238</text:p>
          </table:table-cell>
          <table:table-cell office:value-type="float" office:value="3113.9163333333" calcext:value-type="float">
            <text:p>3113.9163333333</text:p>
          </table:table-cell>
          <table:table-cell office:value-type="float" office:value="2363.5128095238" calcext:value-type="float">
            <text:p>2363.5128095238</text:p>
          </table:table-cell>
          <table:table-cell office:value-type="float" office:value="1963.9182857143" calcext:value-type="float">
            <text:p>1963.9182857143</text:p>
          </table:table-cell>
          <table:table-cell office:value-type="float" office:value="1704.7328571429" calcext:value-type="float">
            <text:p>1704.7328571429</text:p>
          </table:table-cell>
          <table:table-cell office:value-type="float" office:value="1510.0076666667" calcext:value-type="float">
            <text:p>1510.0076666667</text:p>
          </table:table-cell>
          <table:table-cell office:value-type="float" office:value="1447.9134761905" calcext:value-type="float">
            <text:p>1447.9134761905</text:p>
          </table:table-cell>
          <table:table-cell office:value-type="float" office:value="1405.9508095238" calcext:value-type="float">
            <text:p>1405.9508095238</text:p>
          </table:table-cell>
          <table:table-cell office:value-type="float" office:value="1336.4984285714" calcext:value-type="float">
            <text:p>1336.4984285714</text:p>
          </table:table-cell>
          <table:table-cell office:value-type="float" office:value="1285.9562380952" calcext:value-type="float">
            <text:p>1285.9562380952</text:p>
          </table:table-cell>
          <table:table-cell office:value-type="float" office:value="1290.9813333333" calcext:value-type="float">
            <text:p>1290.9813333333</text:p>
          </table:table-cell>
          <table:table-cell office:value-type="float" office:value="1291.1118095238" calcext:value-type="float">
            <text:p>1291.1118095238</text:p>
          </table:table-cell>
          <table:table-cell office:value-type="float" office:value="1250.7690476191" calcext:value-type="float">
            <text:p>1250.7690476191</text:p>
          </table:table-cell>
          <table:table-cell office:value-type="float" office:value="1268.5737142857" calcext:value-type="float">
            <text:p>1268.5737142857</text:p>
          </table:table-cell>
          <table:table-cell office:value-type="float" office:value="1256.3257142857" calcext:value-type="float">
            <text:p>1256.3257142857</text:p>
          </table:table-cell>
          <table:table-cell office:value-type="float" office:value="1243.6103333333" calcext:value-type="float">
            <text:p>1243.6103333333</text:p>
          </table:table-cell>
          <table:table-cell office:value-type="float" office:value="1216.9682857143" calcext:value-type="float">
            <text:p>1216.9682857143</text:p>
          </table:table-cell>
          <table:table-cell office:value-type="float" office:value="1240.4927142857" calcext:value-type="float">
            <text:p>1240.4927142857</text:p>
          </table:table-cell>
          <table:table-cell office:value-type="float" office:value="1211.9320952381" calcext:value-type="float">
            <text:p>1211.9320952381</text:p>
          </table:table-cell>
          <table:table-cell office:value-type="float" office:value="1195.5389047619" calcext:value-type="float">
            <text:p>1195.5389047619</text:p>
          </table:table-cell>
          <table:table-cell office:value-type="float" office:value="1228.3490476191" calcext:value-type="float">
            <text:p>1228.3490476191</text:p>
          </table:table-cell>
          <table:table-cell office:value-type="float" office:value="1214.7409047619" calcext:value-type="float">
            <text:p>1214.7409047619</text:p>
          </table:table-cell>
          <table:table-cell office:value-type="float" office:value="1193.4862857143" calcext:value-type="float">
            <text:p>1193.4862857143</text:p>
          </table:table-cell>
          <table:table-cell office:value-type="float" office:value="1207.4023809524" calcext:value-type="float">
            <text:p>1207.4023809524</text:p>
          </table:table-cell>
          <table:table-cell office:value-type="float" office:value="1219.5328095238" calcext:value-type="float">
            <text:p>1219.5328095238</text:p>
          </table:table-cell>
          <table:table-cell office:value-type="float" office:value="1209.9373333333" calcext:value-type="float">
            <text:p>1209.9373333333</text:p>
          </table:table-cell>
          <table:table-cell office:value-type="float" office:value="1229.8881904762" calcext:value-type="float">
            <text:p>1229.8881904762</text:p>
          </table:table-cell>
          <table:table-cell office:value-type="float" office:value="1239.8977142857" calcext:value-type="float">
            <text:p>1239.8977142857</text:p>
          </table:table-cell>
          <table:table-cell office:value-type="float" office:value="1241.3321904762" calcext:value-type="float">
            <text:p>1241.3321904762</text:p>
          </table:table-cell>
          <table:table-cell office:value-type="float" office:value="1256.8491904762" calcext:value-type="float">
            <text:p>1256.8491904762</text:p>
          </table:table-cell>
          <table:table-cell office:value-type="float" office:value="1268.8789047619" calcext:value-type="float">
            <text:p>1268.8789047619</text:p>
          </table:table-cell>
          <table:table-cell office:value-type="float" office:value="1256.5285238095" calcext:value-type="float">
            <text:p>1256.5285238095</text:p>
          </table:table-cell>
          <table:table-cell office:value-type="float" office:value="1293.1229047619" calcext:value-type="float">
            <text:p>1293.1229047619</text:p>
          </table:table-cell>
          <table:table-cell office:value-type="float" office:value="1310.6800952381" calcext:value-type="float">
            <text:p>1310.680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16383.636" calcext:value-type="float">
            <text:p>16383.636</text:p>
          </table:table-cell>
          <table:table-cell office:value-type="float" office:value="8669.736" calcext:value-type="float">
            <text:p>8669.736</text:p>
          </table:table-cell>
          <table:table-cell office:value-type="float" office:value="5222.61" calcext:value-type="float">
            <text:p>5222.61</text:p>
          </table:table-cell>
          <table:table-cell office:value-type="float" office:value="3993.55" calcext:value-type="float">
            <text:p>3993.55</text:p>
          </table:table-cell>
          <table:table-cell office:value-type="float" office:value="2892.616" calcext:value-type="float">
            <text:p>2892.616</text:p>
          </table:table-cell>
          <table:table-cell office:value-type="float" office:value="2350.457" calcext:value-type="float">
            <text:p>2350.457</text:p>
          </table:table-cell>
          <table:table-cell office:value-type="float" office:value="1936.531" calcext:value-type="float">
            <text:p>1936.531</text:p>
          </table:table-cell>
          <table:table-cell office:value-type="float" office:value="1758.348" calcext:value-type="float">
            <text:p>1758.348</text:p>
          </table:table-cell>
          <table:table-cell office:value-type="float" office:value="1816.579" calcext:value-type="float">
            <text:p>1816.579</text:p>
          </table:table-cell>
          <table:table-cell office:value-type="float" office:value="1733.25" calcext:value-type="float">
            <text:p>1733.25</text:p>
          </table:table-cell>
          <table:table-cell office:value-type="float" office:value="1420.345" calcext:value-type="float">
            <text:p>1420.345</text:p>
          </table:table-cell>
          <table:table-cell office:value-type="float" office:value="1352.429" calcext:value-type="float">
            <text:p>1352.429</text:p>
          </table:table-cell>
          <table:table-cell office:value-type="float" office:value="1405.629" calcext:value-type="float">
            <text:p>1405.629</text:p>
          </table:table-cell>
          <table:table-cell office:value-type="float" office:value="1384.92" calcext:value-type="float">
            <text:p>1384.92</text:p>
          </table:table-cell>
          <table:table-cell office:value-type="float" office:value="1342.617" calcext:value-type="float">
            <text:p>1342.617</text:p>
          </table:table-cell>
          <table:table-cell office:value-type="float" office:value="1447.151" calcext:value-type="float">
            <text:p>1447.151</text:p>
          </table:table-cell>
          <table:table-cell office:value-type="float" office:value="1371.994" calcext:value-type="float">
            <text:p>1371.994</text:p>
          </table:table-cell>
          <table:table-cell office:value-type="float" office:value="1381.905" calcext:value-type="float">
            <text:p>1381.905</text:p>
          </table:table-cell>
          <table:table-cell office:value-type="float" office:value="1295.893" calcext:value-type="float">
            <text:p>1295.893</text:p>
          </table:table-cell>
          <table:table-cell office:value-type="float" office:value="1359.761" calcext:value-type="float">
            <text:p>1359.761</text:p>
          </table:table-cell>
          <table:table-cell office:value-type="float" office:value="1343.743" calcext:value-type="float">
            <text:p>1343.743</text:p>
          </table:table-cell>
          <table:table-cell office:value-type="float" office:value="1277.274" calcext:value-type="float">
            <text:p>1277.274</text:p>
          </table:table-cell>
          <table:table-cell office:value-type="float" office:value="1351.351" calcext:value-type="float">
            <text:p>1351.351</text:p>
          </table:table-cell>
          <table:table-cell office:value-type="float" office:value="1352.672" calcext:value-type="float">
            <text:p>1352.672</text:p>
          </table:table-cell>
          <table:table-cell office:value-type="float" office:value="1272.851" calcext:value-type="float">
            <text:p>1272.851</text:p>
          </table:table-cell>
          <table:table-cell office:value-type="float" office:value="1371.714" calcext:value-type="float">
            <text:p>1371.714</text:p>
          </table:table-cell>
          <table:table-cell office:value-type="float" office:value="1307.828" calcext:value-type="float">
            <text:p>1307.828</text:p>
          </table:table-cell>
          <table:table-cell office:value-type="float" office:value="1343.912" calcext:value-type="float">
            <text:p>1343.912</text:p>
          </table:table-cell>
          <table:table-cell office:value-type="float" office:value="1306.171" calcext:value-type="float">
            <text:p>1306.171</text:p>
          </table:table-cell>
          <table:table-cell office:value-type="float" office:value="1364.123" calcext:value-type="float">
            <text:p>1364.123</text:p>
          </table:table-cell>
          <table:table-cell office:value-type="float" office:value="1308.096" calcext:value-type="float">
            <text:p>1308.096</text:p>
          </table:table-cell>
          <table:table-cell office:value-type="float" office:value="1385.462" calcext:value-type="float">
            <text:p>1385.462</text:p>
          </table:table-cell>
          <table:table-cell office:value-type="float" office:value="1345.941" calcext:value-type="float">
            <text:p>1345.941</text:p>
          </table:table-cell>
          <table:table-cell office:value-type="float" office:value="1331.066" calcext:value-type="float">
            <text:p>1331.066</text:p>
          </table:table-cell>
          <table:table-cell office:value-type="float" office:value="1404.929" calcext:value-type="float">
            <text:p>1404.929</text:p>
          </table:table-cell>
          <table:table-cell office:value-type="float" office:value="1410.309" calcext:value-type="float">
            <text:p>1410.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15933.089" calcext:value-type="float">
            <text:p>15933.089</text:p>
          </table:table-cell>
          <table:table-cell office:value-type="float" office:value="8473.888" calcext:value-type="float">
            <text:p>8473.888</text:p>
          </table:table-cell>
          <table:table-cell office:value-type="float" office:value="4113.66" calcext:value-type="float">
            <text:p>4113.66</text:p>
          </table:table-cell>
          <table:table-cell office:value-type="float" office:value="2729.675" calcext:value-type="float">
            <text:p>2729.675</text:p>
          </table:table-cell>
          <table:table-cell office:value-type="float" office:value="2006.627" calcext:value-type="float">
            <text:p>2006.627</text:p>
          </table:table-cell>
          <table:table-cell office:value-type="float" office:value="1725.727" calcext:value-type="float">
            <text:p>1725.727</text:p>
          </table:table-cell>
          <table:table-cell office:value-type="float" office:value="1466.06" calcext:value-type="float">
            <text:p>1466.06</text:p>
          </table:table-cell>
          <table:table-cell office:value-type="float" office:value="1381.257" calcext:value-type="float">
            <text:p>1381.257</text:p>
          </table:table-cell>
          <table:table-cell office:value-type="float" office:value="1305.025" calcext:value-type="float">
            <text:p>1305.025</text:p>
          </table:table-cell>
          <table:table-cell office:value-type="float" office:value="1290.607" calcext:value-type="float">
            <text:p>1290.607</text:p>
          </table:table-cell>
          <table:table-cell office:value-type="float" office:value="1273.658" calcext:value-type="float">
            <text:p>1273.658</text:p>
          </table:table-cell>
          <table:table-cell office:value-type="float" office:value="1230.907" calcext:value-type="float">
            <text:p>1230.907</text:p>
          </table:table-cell>
          <table:table-cell office:value-type="float" office:value="1218.889" calcext:value-type="float">
            <text:p>1218.889</text:p>
          </table:table-cell>
          <table:table-cell office:value-type="float" office:value="1186.619" calcext:value-type="float">
            <text:p>1186.619</text:p>
          </table:table-cell>
          <table:table-cell office:value-type="float" office:value="1148.629" calcext:value-type="float">
            <text:p>1148.629</text:p>
          </table:table-cell>
          <table:table-cell office:value-type="float" office:value="1208.67" calcext:value-type="float">
            <text:p>1208.67</text:p>
          </table:table-cell>
          <table:table-cell office:value-type="float" office:value="1143.827" calcext:value-type="float">
            <text:p>1143.827</text:p>
          </table:table-cell>
          <table:table-cell office:value-type="float" office:value="1141.41" calcext:value-type="float">
            <text:p>1141.41</text:p>
          </table:table-cell>
          <table:table-cell office:value-type="float" office:value="1110.532" calcext:value-type="float">
            <text:p>1110.532</text:p>
          </table:table-cell>
          <table:table-cell office:value-type="float" office:value="1150.01" calcext:value-type="float">
            <text:p>1150.01</text:p>
          </table:table-cell>
          <table:table-cell office:value-type="float" office:value="1148.678" calcext:value-type="float">
            <text:p>1148.678</text:p>
          </table:table-cell>
          <table:table-cell office:value-type="float" office:value="1091.797" calcext:value-type="float">
            <text:p>1091.797</text:p>
          </table:table-cell>
          <table:table-cell office:value-type="float" office:value="1133.964" calcext:value-type="float">
            <text:p>1133.964</text:p>
          </table:table-cell>
          <table:table-cell office:value-type="float" office:value="1119.614" calcext:value-type="float">
            <text:p>1119.614</text:p>
          </table:table-cell>
          <table:table-cell office:value-type="float" office:value="1115.572" calcext:value-type="float">
            <text:p>1115.572</text:p>
          </table:table-cell>
          <table:table-cell office:value-type="float" office:value="1119.294" calcext:value-type="float">
            <text:p>1119.294</text:p>
          </table:table-cell>
          <table:table-cell office:value-type="float" office:value="1120.218" calcext:value-type="float">
            <text:p>1120.218</text:p>
          </table:table-cell>
          <table:table-cell office:value-type="float" office:value="1117.335" calcext:value-type="float">
            <text:p>1117.335</text:p>
          </table:table-cell>
          <table:table-cell office:value-type="float" office:value="1162.069" calcext:value-type="float">
            <text:p>1162.069</text:p>
          </table:table-cell>
          <table:table-cell office:value-type="float" office:value="1122.154" calcext:value-type="float">
            <text:p>1122.154</text:p>
          </table:table-cell>
          <table:table-cell office:value-type="float" office:value="1183.74" calcext:value-type="float">
            <text:p>1183.74</text:p>
          </table:table-cell>
          <table:table-cell office:value-type="float" office:value="1169.358" calcext:value-type="float">
            <text:p>1169.358</text:p>
          </table:table-cell>
          <table:table-cell office:value-type="float" office:value="1203.362" calcext:value-type="float">
            <text:p>1203.362</text:p>
          </table:table-cell>
          <table:table-cell office:value-type="float" office:value="1164.564" calcext:value-type="float">
            <text:p>1164.564</text:p>
          </table:table-cell>
          <table:table-cell office:value-type="float" office:value="1173.308" calcext:value-type="float">
            <text:p>1173.308</text:p>
          </table:table-cell>
          <table:table-cell office:value-type="float" office:value="1201.346" calcext:value-type="float">
            <text:p>1201.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138.4784090977" calcext:value-type="float">
            <text:p>138.4784090977</text:p>
          </table:table-cell>
          <table:table-cell office:value-type="float" office:value="42.9720507558" calcext:value-type="float">
            <text:p>42.9720507558</text:p>
          </table:table-cell>
          <table:table-cell office:value-type="float" office:value="317.2362038773" calcext:value-type="float">
            <text:p>317.2362038773</text:p>
          </table:table-cell>
          <table:table-cell office:value-type="float" office:value="325.6259744737" calcext:value-type="float">
            <text:p>325.6259744737</text:p>
          </table:table-cell>
          <table:table-cell office:value-type="float" office:value="243.8684918442" calcext:value-type="float">
            <text:p>243.8684918442</text:p>
          </table:table-cell>
          <table:table-cell office:value-type="float" office:value="180.0705815085" calcext:value-type="float">
            <text:p>180.0705815085</text:p>
          </table:table-cell>
          <table:table-cell office:value-type="float" office:value="136.0046141204" calcext:value-type="float">
            <text:p>136.0046141204</text:p>
          </table:table-cell>
          <table:table-cell office:value-type="float" office:value="90.1982711327" calcext:value-type="float">
            <text:p>90.1982711327</text:p>
          </table:table-cell>
          <table:table-cell office:value-type="float" office:value="124.3793120152" calcext:value-type="float">
            <text:p>124.3793120152</text:p>
          </table:table-cell>
          <table:table-cell office:value-type="float" office:value="89.134281457" calcext:value-type="float">
            <text:p>89.134281457</text:p>
          </table:table-cell>
          <table:table-cell office:value-type="float" office:value="41.7881132543" calcext:value-type="float">
            <text:p>41.7881132543</text:p>
          </table:table-cell>
          <table:table-cell office:value-type="float" office:value="34.4040897204" calcext:value-type="float">
            <text:p>34.4040897204</text:p>
          </table:table-cell>
          <table:table-cell office:value-type="float" office:value="58.1122269633" calcext:value-type="float">
            <text:p>58.1122269633</text:p>
          </table:table-cell>
          <table:table-cell office:value-type="float" office:value="58.7376444868" calcext:value-type="float">
            <text:p>58.7376444868</text:p>
          </table:table-cell>
          <table:table-cell office:value-type="float" office:value="46.6021328262" calcext:value-type="float">
            <text:p>46.6021328262</text:p>
          </table:table-cell>
          <table:table-cell office:value-type="float" office:value="51.2756335506" calcext:value-type="float">
            <text:p>51.2756335506</text:p>
          </table:table-cell>
          <table:table-cell office:value-type="float" office:value="51.3518913519" calcext:value-type="float">
            <text:p>51.3518913519</text:p>
          </table:table-cell>
          <table:table-cell office:value-type="float" office:value="70.4693907944" calcext:value-type="float">
            <text:p>70.4693907944</text:p>
          </table:table-cell>
          <table:table-cell office:value-type="float" office:value="52.7926887383" calcext:value-type="float">
            <text:p>52.7926887383</text:p>
          </table:table-cell>
          <table:table-cell office:value-type="float" office:value="56.3719870992" calcext:value-type="float">
            <text:p>56.3719870992</text:p>
          </table:table-cell>
          <table:table-cell office:value-type="float" office:value="50.0962160776" calcext:value-type="float">
            <text:p>50.0962160776</text:p>
          </table:table-cell>
          <table:table-cell office:value-type="float" office:value="44.8473920746" calcext:value-type="float">
            <text:p>44.8473920746</text:p>
          </table:table-cell>
          <table:table-cell office:value-type="float" office:value="60.5713947458" calcext:value-type="float">
            <text:p>60.5713947458</text:p>
          </table:table-cell>
          <table:table-cell office:value-type="float" office:value="54.255382167" calcext:value-type="float">
            <text:p>54.255382167</text:p>
          </table:table-cell>
          <table:table-cell office:value-type="float" office:value="43.0839185545" calcext:value-type="float">
            <text:p>43.0839185545</text:p>
          </table:table-cell>
          <table:table-cell office:value-type="float" office:value="57.758306339" calcext:value-type="float">
            <text:p>57.758306339</text:p>
          </table:table-cell>
          <table:table-cell office:value-type="float" office:value="57.1148592282" calcext:value-type="float">
            <text:p>57.1148592282</text:p>
          </table:table-cell>
          <table:table-cell office:value-type="float" office:value="54.1108506867" calcext:value-type="float">
            <text:p>54.1108506867</text:p>
          </table:table-cell>
          <table:table-cell office:value-type="float" office:value="42.2532883521" calcext:value-type="float">
            <text:p>42.2532883521</text:p>
          </table:table-cell>
          <table:table-cell office:value-type="float" office:value="57.0101093221" calcext:value-type="float">
            <text:p>57.0101093221</text:p>
          </table:table-cell>
          <table:table-cell office:value-type="float" office:value="41.9114577921" calcext:value-type="float">
            <text:p>41.9114577921</text:p>
          </table:table-cell>
          <table:table-cell office:value-type="float" office:value="59.1759221547" calcext:value-type="float">
            <text:p>59.1759221547</text:p>
          </table:table-cell>
          <table:table-cell office:value-type="float" office:value="39.6079451788" calcext:value-type="float">
            <text:p>39.6079451788</text:p>
          </table:table-cell>
          <table:table-cell office:value-type="float" office:value="45.4441782945" calcext:value-type="float">
            <text:p>45.4441782945</text:p>
          </table:table-cell>
          <table:table-cell office:value-type="float" office:value="65.0498120304" calcext:value-type="float">
            <text:p>65.0498120304</text:p>
          </table:table-cell>
          <table:table-cell office:value-type="float" office:value="51.5913112412" calcext:value-type="float">
            <text:p>51.5913112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43029223280106" calcext:value-type="float">
            <text:p>0.9430292233</text:p>
          </table:table-cell>
          <table:table-cell table:formula="of:=[.B30]/[.C23]" office:value-type="float" office:value="1.78531847216021" calcext:value-type="float">
            <text:p>1.7853184722</text:p>
          </table:table-cell>
          <table:table-cell table:formula="of:=[.B30]/[.D23]" office:value-type="float" office:value="3.26044269773717" calcext:value-type="float">
            <text:p>3.2604426977</text:p>
          </table:table-cell>
          <table:table-cell table:formula="of:=[.B30]/[.E23]" office:value-type="float" office:value="4.90004284529594" calcext:value-type="float">
            <text:p>4.9000428453</text:p>
          </table:table-cell>
          <table:table-cell table:formula="of:=[.B30]/[.F23]" office:value-type="float" office:value="6.45578199894514" calcext:value-type="float">
            <text:p>6.4557819989</text:p>
          </table:table-cell>
          <table:table-cell table:formula="of:=[.B30]/[.G23]" office:value-type="float" office:value="7.76932704430234" calcext:value-type="float">
            <text:p>7.7693270443</text:p>
          </table:table-cell>
          <table:table-cell table:formula="of:=[.B30]/[.H23]" office:value-type="float" office:value="8.95056570656628" calcext:value-type="float">
            <text:p>8.9505657066</text:p>
          </table:table-cell>
          <table:table-cell table:formula="of:=[.B30]/[.I23]" office:value-type="float" office:value="10.1047986621699" calcext:value-type="float">
            <text:p>10.1047986622</text:p>
          </table:table-cell>
          <table:table-cell table:formula="of:=[.B30]/[.J23]" office:value-type="float" office:value="10.5381458912483" calcext:value-type="float">
            <text:p>10.5381458912</text:p>
          </table:table-cell>
          <table:table-cell table:formula="of:=[.B30]/[.K23]" office:value-type="float" office:value="10.8526723315221" calcext:value-type="float">
            <text:p>10.8526723315</text:p>
          </table:table-cell>
          <table:table-cell table:formula="of:=[.B30]/[.L23]" office:value-type="float" office:value="11.4166415192196" calcext:value-type="float">
            <text:p>11.4166415192</text:p>
          </table:table-cell>
          <table:table-cell table:formula="of:=[.B30]/[.M23]" office:value-type="float" office:value="11.8653520220883" calcext:value-type="float">
            <text:p>11.8653520221</text:p>
          </table:table-cell>
          <table:table-cell table:formula="of:=[.B30]/[.N23]" office:value-type="float" office:value="11.8191665952312" calcext:value-type="float">
            <text:p>11.8191665952</text:p>
          </table:table-cell>
          <table:table-cell table:formula="of:=[.B30]/[.O23]" office:value-type="float" office:value="11.8179721829264" calcext:value-type="float">
            <text:p>11.8179721829</text:p>
          </table:table-cell>
          <table:table-cell table:formula="of:=[.B30]/[.P23]" office:value-type="float" office:value="12.1991533761129" calcext:value-type="float">
            <text:p>12.1991533761</text:p>
          </table:table-cell>
          <table:table-cell table:formula="of:=[.B30]/[.Q23]" office:value-type="float" office:value="12.0279360025929" calcext:value-type="float">
            <text:p>12.0279360026</text:p>
          </table:table-cell>
          <table:table-cell table:formula="of:=[.B30]/[.R23]" office:value-type="float" office:value="12.1451971224479" calcext:value-type="float">
            <text:p>12.1451971224</text:p>
          </table:table-cell>
          <table:table-cell table:formula="of:=[.B30]/[.S23]" office:value-type="float" office:value="12.2693765410444" calcext:value-type="float">
            <text:p>12.269376541</text:p>
          </table:table-cell>
          <table:table-cell table:formula="of:=[.B30]/[.T23]" office:value-type="float" office:value="12.5379795259366" calcext:value-type="float">
            <text:p>12.5379795259</text:p>
          </table:table-cell>
          <table:table-cell table:formula="of:=[.B30]/[.U23]" office:value-type="float" office:value="12.3002120643538" calcext:value-type="float">
            <text:p>12.3002120644</text:p>
          </table:table-cell>
          <table:table-cell table:formula="of:=[.B30]/[.V23]" office:value-type="float" office:value="12.5900811686997" calcext:value-type="float">
            <text:p>12.5900811687</text:p>
          </table:table-cell>
          <table:table-cell table:formula="of:=[.B30]/[.W23]" office:value-type="float" office:value="12.762715951129" calcext:value-type="float">
            <text:p>12.7627159511</text:p>
          </table:table-cell>
          <table:table-cell table:formula="of:=[.B30]/[.X23]" office:value-type="float" office:value="12.4218140434717" calcext:value-type="float">
            <text:p>12.4218140435</text:p>
          </table:table-cell>
          <table:table-cell table:formula="of:=[.B30]/[.Y23]" office:value-type="float" office:value="12.5609694957879" calcext:value-type="float">
            <text:p>12.5609694958</text:p>
          </table:table-cell>
          <table:table-cell table:formula="of:=[.B30]/[.Z23]" office:value-type="float" office:value="12.7846659258995" calcext:value-type="float">
            <text:p>12.7846659259</text:p>
          </table:table-cell>
          <table:table-cell table:formula="of:=[.B30]/[.AA23]" office:value-type="float" office:value="12.6373143623953" calcext:value-type="float">
            <text:p>12.6373143624</text:p>
          </table:table-cell>
          <table:table-cell table:formula="of:=[.B30]/[.AB23]" office:value-type="float" office:value="12.5116137350647" calcext:value-type="float">
            <text:p>12.5116137351</text:p>
          </table:table-cell>
          <table:table-cell table:formula="of:=[.B30]/[.AC23]" office:value-type="float" office:value="12.6108377927015" calcext:value-type="float">
            <text:p>12.6108377927</text:p>
          </table:table-cell>
          <table:table-cell table:formula="of:=[.B30]/[.AD23]" office:value-type="float" office:value="12.4062687715475" calcext:value-type="float">
            <text:p>12.4062687715</text:p>
          </table:table-cell>
          <table:table-cell table:formula="of:=[.B30]/[.AE23]" office:value-type="float" office:value="12.3061146691364" calcext:value-type="float">
            <text:p>12.3061146691</text:p>
          </table:table-cell>
          <table:table-cell table:formula="of:=[.B30]/[.AF23]" office:value-type="float" office:value="12.2918937952834" calcext:value-type="float">
            <text:p>12.2918937953</text:p>
          </table:table-cell>
          <table:table-cell table:formula="of:=[.B30]/[.AG23]" office:value-type="float" office:value="12.1401386623155" calcext:value-type="float">
            <text:p>12.1401386623</text:p>
          </table:table-cell>
          <table:table-cell table:formula="of:=[.B30]/[.AH23]" office:value-type="float" office:value="12.0250430460605" calcext:value-type="float">
            <text:p>12.0250430461</text:p>
          </table:table-cell>
          <table:table-cell table:formula="of:=[.B30]/[.AI23]" office:value-type="float" office:value="12.1432368313776" calcext:value-type="float">
            <text:p>12.1432368314</text:p>
          </table:table-cell>
          <table:table-cell table:formula="of:=[.B30]/[.AJ23]" office:value-type="float" office:value="11.7995925938761" calcext:value-type="float">
            <text:p>11.7995925939</text:p>
          </table:table-cell>
          <table:table-cell table:formula="of:=[.B30]/[.AK23]" office:value-type="float" office:value="11.6415313740064" calcext:value-type="float">
            <text:p>11.64153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43029223280106" calcext:value-type="float">
            <text:p>0.9430292233</text:p>
          </table:table-cell>
          <table:table-cell table:formula="of:=[.C27]/[.C1]" office:value-type="float" office:value="0.892659236080106" calcext:value-type="float">
            <text:p>0.8926592361</text:p>
          </table:table-cell>
          <table:table-cell table:formula="of:=[.D27]/[.D1]" office:value-type="float" office:value="1.08681423257906" calcext:value-type="float">
            <text:p>1.0868142326</text:p>
          </table:table-cell>
          <table:table-cell table:formula="of:=[.E27]/[.E1]" office:value-type="float" office:value="1.22501071132398" calcext:value-type="float">
            <text:p>1.2250107113</text:p>
          </table:table-cell>
          <table:table-cell table:formula="of:=[.F27]/[.F1]" office:value-type="float" office:value="1.29115639978903" calcext:value-type="float">
            <text:p>1.2911563998</text:p>
          </table:table-cell>
          <table:table-cell table:formula="of:=[.G27]/[.G1]" office:value-type="float" office:value="1.29488784071706" calcext:value-type="float">
            <text:p>1.2948878407</text:p>
          </table:table-cell>
          <table:table-cell table:formula="of:=[.H27]/[.H1]" office:value-type="float" office:value="1.27865224379518" calcext:value-type="float">
            <text:p>1.2786522438</text:p>
          </table:table-cell>
          <table:table-cell table:formula="of:=[.I27]/[.I1]" office:value-type="float" office:value="1.26309983277124" calcext:value-type="float">
            <text:p>1.2630998328</text:p>
          </table:table-cell>
          <table:table-cell table:formula="of:=[.J27]/[.J1]" office:value-type="float" office:value="1.17090509902759" calcext:value-type="float">
            <text:p>1.170905099</text:p>
          </table:table-cell>
          <table:table-cell table:formula="of:=[.K27]/[.K1]" office:value-type="float" office:value="1.08526723315221" calcext:value-type="float">
            <text:p>1.0852672332</text:p>
          </table:table-cell>
          <table:table-cell table:formula="of:=[.L27]/[.L1]" office:value-type="float" office:value="1.03787650174724" calcext:value-type="float">
            <text:p>1.0378765017</text:p>
          </table:table-cell>
          <table:table-cell table:formula="of:=[.M27]/[.M1]" office:value-type="float" office:value="0.988779335174029" calcext:value-type="float">
            <text:p>0.9887793352</text:p>
          </table:table-cell>
          <table:table-cell table:formula="of:=[.N27]/[.N1]" office:value-type="float" office:value="0.909166661171632" calcext:value-type="float">
            <text:p>0.9091666612</text:p>
          </table:table-cell>
          <table:table-cell table:formula="of:=[.O27]/[.O1]" office:value-type="float" office:value="0.844140870209026" calcext:value-type="float">
            <text:p>0.8441408702</text:p>
          </table:table-cell>
          <table:table-cell table:formula="of:=[.P27]/[.P1]" office:value-type="float" office:value="0.813276891740857" calcext:value-type="float">
            <text:p>0.8132768917</text:p>
          </table:table-cell>
          <table:table-cell table:formula="of:=[.Q27]/[.Q1]" office:value-type="float" office:value="0.751746000162058" calcext:value-type="float">
            <text:p>0.7517460002</text:p>
          </table:table-cell>
          <table:table-cell table:formula="of:=[.R27]/[.R1]" office:value-type="float" office:value="0.714423360143995" calcext:value-type="float">
            <text:p>0.7144233601</text:p>
          </table:table-cell>
          <table:table-cell table:formula="of:=[.S27]/[.S1]" office:value-type="float" office:value="0.681632030058022" calcext:value-type="float">
            <text:p>0.6816320301</text:p>
          </table:table-cell>
          <table:table-cell table:formula="of:=[.T27]/[.T1]" office:value-type="float" office:value="0.659893659259819" calcext:value-type="float">
            <text:p>0.6598936593</text:p>
          </table:table-cell>
          <table:table-cell table:formula="of:=[.U27]/[.U1]" office:value-type="float" office:value="0.615010603217692" calcext:value-type="float">
            <text:p>0.6150106032</text:p>
          </table:table-cell>
          <table:table-cell table:formula="of:=[.V27]/[.V1]" office:value-type="float" office:value="0.599527674699987" calcext:value-type="float">
            <text:p>0.5995276747</text:p>
          </table:table-cell>
          <table:table-cell table:formula="of:=[.W27]/[.W1]" office:value-type="float" office:value="0.580123452324046" calcext:value-type="float">
            <text:p>0.5801234523</text:p>
          </table:table-cell>
          <table:table-cell table:formula="of:=[.X27]/[.X1]" office:value-type="float" office:value="0.54007887145529" calcext:value-type="float">
            <text:p>0.5400788715</text:p>
          </table:table-cell>
          <table:table-cell table:formula="of:=[.Y27]/[.Y1]" office:value-type="float" office:value="0.523373728991162" calcext:value-type="float">
            <text:p>0.523373729</text:p>
          </table:table-cell>
          <table:table-cell table:formula="of:=[.Z27]/[.Z1]" office:value-type="float" office:value="0.511386637035981" calcext:value-type="float">
            <text:p>0.511386637</text:p>
          </table:table-cell>
          <table:table-cell table:formula="of:=[.AA27]/[.AA1]" office:value-type="float" office:value="0.486050552399818" calcext:value-type="float">
            <text:p>0.4860505524</text:p>
          </table:table-cell>
          <table:table-cell table:formula="of:=[.AB27]/[.AB1]" office:value-type="float" office:value="0.463393101298692" calcext:value-type="float">
            <text:p>0.4633931013</text:p>
          </table:table-cell>
          <table:table-cell table:formula="of:=[.AC27]/[.AC1]" office:value-type="float" office:value="0.450387064025052" calcext:value-type="float">
            <text:p>0.450387064</text:p>
          </table:table-cell>
          <table:table-cell table:formula="of:=[.AD27]/[.AD1]" office:value-type="float" office:value="0.427802371432674" calcext:value-type="float">
            <text:p>0.4278023714</text:p>
          </table:table-cell>
          <table:table-cell table:formula="of:=[.AE27]/[.AE1]" office:value-type="float" office:value="0.410203822304548" calcext:value-type="float">
            <text:p>0.4102038223</text:p>
          </table:table-cell>
          <table:table-cell table:formula="of:=[.AF27]/[.AF1]" office:value-type="float" office:value="0.396512703073659" calcext:value-type="float">
            <text:p>0.3965127031</text:p>
          </table:table-cell>
          <table:table-cell table:formula="of:=[.AG27]/[.AG1]" office:value-type="float" office:value="0.379379333197358" calcext:value-type="float">
            <text:p>0.3793793332</text:p>
          </table:table-cell>
          <table:table-cell table:formula="of:=[.AH27]/[.AH1]" office:value-type="float" office:value="0.364395243820016" calcext:value-type="float">
            <text:p>0.3643952438</text:p>
          </table:table-cell>
          <table:table-cell table:formula="of:=[.AI27]/[.AI1]" office:value-type="float" office:value="0.357154024452281" calcext:value-type="float">
            <text:p>0.3571540245</text:p>
          </table:table-cell>
          <table:table-cell table:formula="of:=[.AJ27]/[.AJ1]" office:value-type="float" office:value="0.337131216967887" calcext:value-type="float">
            <text:p>0.337131217</text:p>
          </table:table-cell>
          <table:table-cell table:formula="of:=[.AK27]/[.AK1]" office:value-type="float" office:value="0.323375871500177" calcext:value-type="float">
            <text:p>0.3233758715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15258.32345" calcext:value-type="float">
            <text:p>15258.3234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47:43.146984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03:00.292619815</dc:date>
    <meta:editing-duration>PT29M35S</meta:editing-duration>
    <meta:editing-cycles>7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 all.A16:all.AK16 all.A23:all.AK23" chart:data-source-has-labels="both" svg:x="1.471cm" svg:y="0.255cm" svg:width="18.295cm" svg:height="12.267cm">
          <chartooo:coordinate-region svg:x="2.648cm" svg:y="0.455cm" svg:width="16.931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21054.3904">
                <text:p>21054.3904</text:p>
                <draw:g>
                  <svg:desc>all.B2:all.AK2</svg:desc>
                </draw:g>
              </table:table-cell>
              <table:table-cell office:value-type="float" office:value="10647.6102380952">
                <text:p>10647.6102380952</text:p>
              </table:table-cell>
              <table:table-cell office:value-type="float" office:value="7533.0536190476">
                <text:p>7533.0536190476</text:p>
              </table:table-cell>
              <table:table-cell office:value-type="float" office:value="5501.1350476191">
                <text:p>5501.1350476191</text:p>
              </table:table-cell>
              <table:table-cell office:value-type="float" office:value="4551.7306190476">
                <text:p>4551.7306190476</text:p>
              </table:table-cell>
              <table:table-cell office:value-type="float" office:value="3747.9956666667">
                <text:p>3747.9956666667</text:p>
              </table:table-cell>
              <table:table-cell office:value-type="float" office:value="3282.8670952381">
                <text:p>3282.8670952381</text:p>
              </table:table-cell>
              <table:table-cell office:value-type="float" office:value="2870.3748571429">
                <text:p>2870.3748571429</text:p>
              </table:table-cell>
              <table:table-cell office:value-type="float" office:value="2591.7883333333">
                <text:p>2591.7883333333</text:p>
              </table:table-cell>
              <table:table-cell office:value-type="float" office:value="2353.7363333333">
                <text:p>2353.7363333333</text:p>
              </table:table-cell>
              <table:table-cell office:value-type="float" office:value="2188.239">
                <text:p>2188.239</text:p>
              </table:table-cell>
              <table:table-cell office:value-type="float" office:value="2027.6096190476">
                <text:p>2027.6096190476</text:p>
              </table:table-cell>
              <table:table-cell office:value-type="float" office:value="1922.6986666667">
                <text:p>1922.6986666667</text:p>
              </table:table-cell>
              <table:table-cell office:value-type="float" office:value="1797.3720952381">
                <text:p>1797.3720952381</text:p>
              </table:table-cell>
              <table:table-cell office:value-type="float" office:value="1715.7435714286">
                <text:p>1715.7435714286</text:p>
              </table:table-cell>
              <table:table-cell office:value-type="float" office:value="1620.1314285714">
                <text:p>1620.1314285714</text:p>
              </table:table-cell>
              <table:table-cell office:value-type="float" office:value="1601.2753333333">
                <text:p>1601.2753333333</text:p>
              </table:table-cell>
              <table:table-cell office:value-type="float" office:value="1504.9945714286">
                <text:p>1504.9945714286</text:p>
              </table:table-cell>
              <table:table-cell office:value-type="float" office:value="1487.7783333333">
                <text:p>1487.7783333333</text:p>
              </table:table-cell>
              <table:table-cell office:value-type="float" office:value="1447.2558571429">
                <text:p>1447.2558571429</text:p>
              </table:table-cell>
              <table:table-cell office:value-type="float" office:value="1385.1070476191">
                <text:p>1385.1070476191</text:p>
              </table:table-cell>
              <table:table-cell office:value-type="float" office:value="1324.8825714286">
                <text:p>1324.8825714286</text:p>
              </table:table-cell>
              <table:table-cell office:value-type="float" office:value="1333.842">
                <text:p>1333.842</text:p>
              </table:table-cell>
              <table:table-cell office:value-type="float" office:value="1303.9452380952">
                <text:p>1303.9452380952</text:p>
              </table:table-cell>
              <table:table-cell office:value-type="float" office:value="1267.610952381">
                <text:p>1267.610952381</text:p>
              </table:table-cell>
              <table:table-cell office:value-type="float" office:value="1218.7536190476">
                <text:p>1218.7536190476</text:p>
              </table:table-cell>
              <table:table-cell office:value-type="float" office:value="1198.9044285714">
                <text:p>1198.9044285714</text:p>
              </table:table-cell>
              <table:table-cell office:value-type="float" office:value="1237.7687619048">
                <text:p>1237.7687619048</text:p>
              </table:table-cell>
              <table:table-cell office:value-type="float" office:value="1187.1398095238">
                <text:p>1187.1398095238</text:p>
              </table:table-cell>
              <table:table-cell office:value-type="float" office:value="1188.880952381">
                <text:p>1188.880952381</text:p>
              </table:table-cell>
              <table:table-cell office:value-type="float" office:value="1169.0352857143">
                <text:p>1169.0352857143</text:p>
              </table:table-cell>
              <table:table-cell office:value-type="float" office:value="1180.9278095238">
                <text:p>1180.9278095238</text:p>
              </table:table-cell>
              <table:table-cell office:value-type="float" office:value="1176.8597619048">
                <text:p>1176.8597619048</text:p>
              </table:table-cell>
              <table:table-cell office:value-type="float" office:value="1145.0727619048">
                <text:p>1145.0727619048</text:p>
              </table:table-cell>
              <table:table-cell office:value-type="float" office:value="1129.692952381">
                <text:p>1129.692952381</text:p>
              </table:table-cell>
              <table:table-cell office:value-type="float" office:value="1115.0621904762">
                <text:p>1115.0621904762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23447.1853">
                <text:p>23447.1853</text:p>
                <draw:g>
                  <svg:desc>all.B9:all.AK9</svg:desc>
                </draw:g>
              </table:table-cell>
              <table:table-cell office:value-type="float" office:value="11720.2754285714">
                <text:p>11720.2754285714</text:p>
              </table:table-cell>
              <table:table-cell office:value-type="float" office:value="8299.9267619048">
                <text:p>8299.9267619048</text:p>
              </table:table-cell>
              <table:table-cell office:value-type="float" office:value="6031.9876190476">
                <text:p>6031.9876190476</text:p>
              </table:table-cell>
              <table:table-cell office:value-type="float" office:value="4970.8224285714">
                <text:p>4970.8224285714</text:p>
              </table:table-cell>
              <table:table-cell office:value-type="float" office:value="4104.1194285714">
                <text:p>4104.1194285714</text:p>
              </table:table-cell>
              <table:table-cell office:value-type="float" office:value="3585.4541904762">
                <text:p>3585.4541904762</text:p>
              </table:table-cell>
              <table:table-cell office:value-type="float" office:value="3123.3226666667">
                <text:p>3123.3226666667</text:p>
              </table:table-cell>
              <table:table-cell office:value-type="float" office:value="2822.5432857143">
                <text:p>2822.5432857143</text:p>
              </table:table-cell>
              <table:table-cell office:value-type="float" office:value="2537.4927619048">
                <text:p>2537.4927619048</text:p>
              </table:table-cell>
              <table:table-cell office:value-type="float" office:value="2361.3136666667">
                <text:p>2361.3136666667</text:p>
              </table:table-cell>
              <table:table-cell office:value-type="float" office:value="2171.2431904762">
                <text:p>2171.2431904762</text:p>
              </table:table-cell>
              <table:table-cell office:value-type="float" office:value="2059.0102857143">
                <text:p>2059.0102857143</text:p>
              </table:table-cell>
              <table:table-cell office:value-type="float" office:value="1918.4445238095">
                <text:p>1918.4445238095</text:p>
              </table:table-cell>
              <table:table-cell office:value-type="float" office:value="1824.0205714286">
                <text:p>1824.0205714286</text:p>
              </table:table-cell>
              <table:table-cell office:value-type="float" office:value="1759.2573333333">
                <text:p>1759.2573333333</text:p>
              </table:table-cell>
              <table:table-cell office:value-type="float" office:value="1713.2954285714">
                <text:p>1713.2954285714</text:p>
              </table:table-cell>
              <table:table-cell office:value-type="float" office:value="1651.9005714286">
                <text:p>1651.9005714286</text:p>
              </table:table-cell>
              <table:table-cell office:value-type="float" office:value="1593.9602380952">
                <text:p>1593.9602380952</text:p>
              </table:table-cell>
              <table:table-cell office:value-type="float" office:value="1547.3558095238">
                <text:p>1547.3558095238</text:p>
              </table:table-cell>
              <table:table-cell office:value-type="float" office:value="1481.121">
                <text:p>1481.121</text:p>
              </table:table-cell>
              <table:table-cell office:value-type="float" office:value="1437.7822380952">
                <text:p>1437.7822380952</text:p>
              </table:table-cell>
              <table:table-cell office:value-type="float" office:value="1400.6012380952">
                <text:p>1400.6012380952</text:p>
              </table:table-cell>
              <table:table-cell office:value-type="float" office:value="1355.739">
                <text:p>1355.739</text:p>
              </table:table-cell>
              <table:table-cell office:value-type="float" office:value="1317.1677142857">
                <text:p>1317.1677142857</text:p>
              </table:table-cell>
              <table:table-cell office:value-type="float" office:value="1310.7231904762">
                <text:p>1310.7231904762</text:p>
              </table:table-cell>
              <table:table-cell office:value-type="float" office:value="1285.0996190476">
                <text:p>1285.0996190476</text:p>
              </table:table-cell>
              <table:table-cell office:value-type="float" office:value="1250.4664761905">
                <text:p>1250.4664761905</text:p>
              </table:table-cell>
              <table:table-cell office:value-type="float" office:value="1237.050952381">
                <text:p>1237.050952381</text:p>
              </table:table-cell>
              <table:table-cell office:value-type="float" office:value="1248.0211428572">
                <text:p>1248.0211428572</text:p>
              </table:table-cell>
              <table:table-cell office:value-type="float" office:value="1225.6531428572">
                <text:p>1225.6531428572</text:p>
              </table:table-cell>
              <table:table-cell office:value-type="float" office:value="1172.9534285714">
                <text:p>1172.9534285714</text:p>
              </table:table-cell>
              <table:table-cell office:value-type="float" office:value="1183.8790476191">
                <text:p>1183.8790476191</text:p>
              </table:table-cell>
              <table:table-cell office:value-type="float" office:value="1168.6188095238">
                <text:p>1168.6188095238</text:p>
              </table:table-cell>
              <table:table-cell office:value-type="float" office:value="1158.4714285714">
                <text:p>1158.4714285714</text:p>
              </table:table-cell>
              <table:table-cell office:value-type="float" office:value="1142.4452857143">
                <text:p>1142.4452857143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17356.9798">
                <text:p>17356.9798</text:p>
                <draw:g>
                  <svg:desc>all.B16:all.AK16</svg:desc>
                </draw:g>
              </table:table-cell>
              <table:table-cell office:value-type="float" office:value="8829.5793809524">
                <text:p>8829.5793809524</text:p>
              </table:table-cell>
              <table:table-cell office:value-type="float" office:value="6212.7234761905">
                <text:p>6212.7234761905</text:p>
              </table:table-cell>
              <table:table-cell office:value-type="float" office:value="4594.1200952381">
                <text:p>4594.1200952381</text:p>
              </table:table-cell>
              <table:table-cell office:value-type="float" office:value="3787.4617142857">
                <text:p>3787.4617142857</text:p>
              </table:table-cell>
              <table:table-cell office:value-type="float" office:value="3134.518952381">
                <text:p>3134.518952381</text:p>
              </table:table-cell>
              <table:table-cell office:value-type="float" office:value="2767.156952381">
                <text:p>2767.156952381</text:p>
              </table:table-cell>
              <table:table-cell office:value-type="float" office:value="2404.4574761905">
                <text:p>2404.4574761905</text:p>
              </table:table-cell>
              <table:table-cell office:value-type="float" office:value="2172.3109047619">
                <text:p>2172.3109047619</text:p>
              </table:table-cell>
              <table:table-cell office:value-type="float" office:value="1972.9626666667">
                <text:p>1972.9626666667</text:p>
              </table:table-cell>
              <table:table-cell office:value-type="float" office:value="1843.8954761905">
                <text:p>1843.8954761905</text:p>
              </table:table-cell>
              <table:table-cell office:value-type="float" office:value="1714.7210952381">
                <text:p>1714.7210952381</text:p>
              </table:table-cell>
              <table:table-cell office:value-type="float" office:value="1618.2414761905">
                <text:p>1618.2414761905</text:p>
              </table:table-cell>
              <table:table-cell office:value-type="float" office:value="1541.8701428572">
                <text:p>1541.8701428572</text:p>
              </table:table-cell>
              <table:table-cell office:value-type="float" office:value="1479.0205714286">
                <text:p>1479.0205714286</text:p>
              </table:table-cell>
              <table:table-cell office:value-type="float" office:value="1418.005">
                <text:p>1418.005</text:p>
              </table:table-cell>
              <table:table-cell office:value-type="float" office:value="1381.616">
                <text:p>1381.616</text:p>
              </table:table-cell>
              <table:table-cell office:value-type="float" office:value="1334.276">
                <text:p>1334.276</text:p>
              </table:table-cell>
              <table:table-cell office:value-type="float" office:value="1268.3706666667">
                <text:p>1268.3706666667</text:p>
              </table:table-cell>
              <table:table-cell office:value-type="float" office:value="1226.0158571429">
                <text:p>1226.0158571429</text:p>
              </table:table-cell>
              <table:table-cell office:value-type="float" office:value="1203.0996190476">
                <text:p>1203.0996190476</text:p>
              </table:table-cell>
              <table:table-cell office:value-type="float" office:value="1166.9484285714">
                <text:p>1166.9484285714</text:p>
              </table:table-cell>
              <table:table-cell office:value-type="float" office:value="1133.2486190476">
                <text:p>1133.2486190476</text:p>
              </table:table-cell>
              <table:table-cell office:value-type="float" office:value="1134">
                <text:p>1134</text:p>
              </table:table-cell>
              <table:table-cell office:value-type="float" office:value="1088.2307142857">
                <text:p>1088.2307142857</text:p>
              </table:table-cell>
              <table:table-cell office:value-type="float" office:value="1055.5340952381">
                <text:p>1055.5340952381</text:p>
              </table:table-cell>
              <table:table-cell office:value-type="float" office:value="1023.9733809524">
                <text:p>1023.9733809524</text:p>
              </table:table-cell>
              <table:table-cell office:value-type="float" office:value="1013.7594761905">
                <text:p>1013.7594761905</text:p>
              </table:table-cell>
              <table:table-cell office:value-type="float" office:value="1013.3017619048">
                <text:p>1013.3017619048</text:p>
              </table:table-cell>
              <table:table-cell office:value-type="float" office:value="975.7242380952">
                <text:p>975.7242380952</text:p>
              </table:table-cell>
              <table:table-cell office:value-type="float" office:value="976.5921904762">
                <text:p>976.5921904762</text:p>
              </table:table-cell>
              <table:table-cell office:value-type="float" office:value="950.3643809524">
                <text:p>950.3643809524</text:p>
              </table:table-cell>
              <table:table-cell office:value-type="float" office:value="954.4703333333">
                <text:p>954.4703333333</text:p>
              </table:table-cell>
              <table:table-cell office:value-type="float" office:value="944.1981904762">
                <text:p>944.1981904762</text:p>
              </table:table-cell>
              <table:table-cell office:value-type="float" office:value="924.5817142857">
                <text:p>924.5817142857</text:p>
              </table:table-cell>
              <table:table-cell office:value-type="float" office:value="919.431952381">
                <text:p>919.431952381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16180.1173">
                <text:p>16180.1173</text:p>
                <draw:g>
                  <svg:desc>all.B23:all.AK23</svg:desc>
                </draw:g>
              </table:table-cell>
              <table:table-cell office:value-type="float" office:value="8546.5555238095">
                <text:p>8546.5555238095</text:p>
              </table:table-cell>
              <table:table-cell office:value-type="float" office:value="4679.8318095238">
                <text:p>4679.8318095238</text:p>
              </table:table-cell>
              <table:table-cell office:value-type="float" office:value="3113.9163333333">
                <text:p>3113.9163333333</text:p>
              </table:table-cell>
              <table:table-cell office:value-type="float" office:value="2363.5128095238">
                <text:p>2363.5128095238</text:p>
              </table:table-cell>
              <table:table-cell office:value-type="float" office:value="1963.9182857143">
                <text:p>1963.9182857143</text:p>
              </table:table-cell>
              <table:table-cell office:value-type="float" office:value="1704.7328571429">
                <text:p>1704.7328571429</text:p>
              </table:table-cell>
              <table:table-cell office:value-type="float" office:value="1510.0076666667">
                <text:p>1510.0076666667</text:p>
              </table:table-cell>
              <table:table-cell office:value-type="float" office:value="1447.9134761905">
                <text:p>1447.9134761905</text:p>
              </table:table-cell>
              <table:table-cell office:value-type="float" office:value="1405.9508095238">
                <text:p>1405.9508095238</text:p>
              </table:table-cell>
              <table:table-cell office:value-type="float" office:value="1336.4984285714">
                <text:p>1336.4984285714</text:p>
              </table:table-cell>
              <table:table-cell office:value-type="float" office:value="1285.9562380952">
                <text:p>1285.9562380952</text:p>
              </table:table-cell>
              <table:table-cell office:value-type="float" office:value="1290.9813333333">
                <text:p>1290.9813333333</text:p>
              </table:table-cell>
              <table:table-cell office:value-type="float" office:value="1291.1118095238">
                <text:p>1291.1118095238</text:p>
              </table:table-cell>
              <table:table-cell office:value-type="float" office:value="1250.7690476191">
                <text:p>1250.7690476191</text:p>
              </table:table-cell>
              <table:table-cell office:value-type="float" office:value="1268.5737142857">
                <text:p>1268.5737142857</text:p>
              </table:table-cell>
              <table:table-cell office:value-type="float" office:value="1256.3257142857">
                <text:p>1256.3257142857</text:p>
              </table:table-cell>
              <table:table-cell office:value-type="float" office:value="1243.6103333333">
                <text:p>1243.6103333333</text:p>
              </table:table-cell>
              <table:table-cell office:value-type="float" office:value="1216.9682857143">
                <text:p>1216.9682857143</text:p>
              </table:table-cell>
              <table:table-cell office:value-type="float" office:value="1240.4927142857">
                <text:p>1240.4927142857</text:p>
              </table:table-cell>
              <table:table-cell office:value-type="float" office:value="1211.9320952381">
                <text:p>1211.9320952381</text:p>
              </table:table-cell>
              <table:table-cell office:value-type="float" office:value="1195.5389047619">
                <text:p>1195.5389047619</text:p>
              </table:table-cell>
              <table:table-cell office:value-type="float" office:value="1228.3490476191">
                <text:p>1228.3490476191</text:p>
              </table:table-cell>
              <table:table-cell office:value-type="float" office:value="1214.7409047619">
                <text:p>1214.7409047619</text:p>
              </table:table-cell>
              <table:table-cell office:value-type="float" office:value="1193.4862857143">
                <text:p>1193.4862857143</text:p>
              </table:table-cell>
              <table:table-cell office:value-type="float" office:value="1207.4023809524">
                <text:p>1207.4023809524</text:p>
              </table:table-cell>
              <table:table-cell office:value-type="float" office:value="1219.5328095238">
                <text:p>1219.5328095238</text:p>
              </table:table-cell>
              <table:table-cell office:value-type="float" office:value="1209.9373333333">
                <text:p>1209.9373333333</text:p>
              </table:table-cell>
              <table:table-cell office:value-type="float" office:value="1229.8881904762">
                <text:p>1229.8881904762</text:p>
              </table:table-cell>
              <table:table-cell office:value-type="float" office:value="1239.8977142857">
                <text:p>1239.8977142857</text:p>
              </table:table-cell>
              <table:table-cell office:value-type="float" office:value="1241.3321904762">
                <text:p>1241.3321904762</text:p>
              </table:table-cell>
              <table:table-cell office:value-type="float" office:value="1256.8491904762">
                <text:p>1256.8491904762</text:p>
              </table:table-cell>
              <table:table-cell office:value-type="float" office:value="1268.8789047619">
                <text:p>1268.8789047619</text:p>
              </table:table-cell>
              <table:table-cell office:value-type="float" office:value="1256.5285238095">
                <text:p>1256.5285238095</text:p>
              </table:table-cell>
              <table:table-cell office:value-type="float" office:value="1293.1229047619">
                <text:p>1293.1229047619</text:p>
              </table:table-cell>
              <table:table-cell office:value-type="float" office:value="1310.6800952381">
                <text:p>1310.680095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 all.A20:all.AK20 all.A27:all.AK27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724709818717905">
                <text:p>0.724709818717905</text:p>
                <draw:g>
                  <svg:desc>all.B6:all.AK6</svg:desc>
                </draw:g>
              </table:table-cell>
              <table:table-cell office:value-type="float" office:value="1.43302798551064">
                <text:p>1.43302798551064</text:p>
              </table:table-cell>
              <table:table-cell office:value-type="float" office:value="2.02551637378749">
                <text:p>2.02551637378749</text:p>
              </table:table-cell>
              <table:table-cell office:value-type="float" office:value="2.77366821899852">
                <text:p>2.77366821899852</text:p>
              </table:table-cell>
              <table:table-cell office:value-type="float" office:value="3.3522026514813">
                <text:p>3.3522026514813</text:p>
              </table:table-cell>
              <table:table-cell office:value-type="float" office:value="4.07106219084028">
                <text:p>4.07106219084028</text:p>
              </table:table-cell>
              <table:table-cell office:value-type="float" office:value="4.64786511526241">
                <text:p>4.64786511526241</text:p>
              </table:table-cell>
              <table:table-cell office:value-type="float" office:value="5.3157946990895">
                <text:p>5.3157946990895</text:p>
              </table:table-cell>
              <table:table-cell office:value-type="float" office:value="5.88717961793441">
                <text:p>5.88717961793441</text:p>
              </table:table-cell>
              <table:table-cell office:value-type="float" office:value="6.48259672670794">
                <text:p>6.48259672670794</text:p>
              </table:table-cell>
              <table:table-cell office:value-type="float" office:value="6.97287793974973">
                <text:p>6.97287793974973</text:p>
              </table:table-cell>
              <table:table-cell office:value-type="float" office:value="7.5252767133582">
                <text:p>7.5252767133582</text:p>
              </table:table-cell>
              <table:table-cell office:value-type="float" office:value="7.9358891304859">
                <text:p>7.9358891304859</text:p>
              </table:table-cell>
              <table:table-cell office:value-type="float" office:value="8.4892402026408">
                <text:p>8.4892402026408</text:p>
              </table:table-cell>
              <table:table-cell office:value-type="float" office:value="8.89312581675319">
                <text:p>8.89312581675319</text:p>
              </table:table-cell>
              <table:table-cell office:value-type="float" office:value="9.4179541121886">
                <text:p>9.4179541121886</text:p>
              </table:table-cell>
              <table:table-cell office:value-type="float" office:value="9.52885686325878">
                <text:p>9.52885686325878</text:p>
              </table:table-cell>
              <table:table-cell office:value-type="float" office:value="10.1384574666713">
                <text:p>10.1384574666713</text:p>
              </table:table-cell>
              <table:table-cell office:value-type="float" office:value="10.2557774287615">
                <text:p>10.2557774287615</text:p>
              </table:table-cell>
              <table:table-cell office:value-type="float" office:value="10.5429343226997">
                <text:p>10.5429343226997</text:p>
              </table:table-cell>
              <table:table-cell office:value-type="float" office:value="11.015988602634">
                <text:p>11.015988602634</text:p>
              </table:table-cell>
              <table:table-cell office:value-type="float" office:value="11.5167364859719">
                <text:p>11.5167364859719</text:p>
              </table:table-cell>
              <table:table-cell office:value-type="float" office:value="11.4393784646157">
                <text:p>11.4393784646157</text:p>
              </table:table-cell>
              <table:table-cell office:value-type="float" office:value="11.7016597048886">
                <text:p>11.7016597048886</text:p>
              </table:table-cell>
              <table:table-cell office:value-type="float" office:value="12.0370713280283">
                <text:p>12.0370713280283</text:p>
              </table:table-cell>
              <table:table-cell office:value-type="float" office:value="12.5196128335797">
                <text:p>12.5196128335797</text:p>
              </table:table-cell>
              <table:table-cell office:value-type="float" office:value="12.7268888882007">
                <text:p>12.7268888882007</text:p>
              </table:table-cell>
              <table:table-cell office:value-type="float" office:value="12.3272810880435">
                <text:p>12.3272810880435</text:p>
              </table:table-cell>
              <table:table-cell office:value-type="float" office:value="12.8530130382205">
                <text:p>12.8530130382205</text:p>
              </table:table-cell>
              <table:table-cell office:value-type="float" office:value="12.8341895119455">
                <text:p>12.8341895119455</text:p>
              </table:table-cell>
              <table:table-cell office:value-type="float" office:value="13.0520640706554">
                <text:p>13.0520640706554</text:p>
              </table:table-cell>
              <table:table-cell office:value-type="float" office:value="12.9206233665992">
                <text:p>12.9206233665992</text:p>
              </table:table-cell>
              <table:table-cell office:value-type="float" office:value="12.965286046745">
                <text:p>12.965286046745</text:p>
              </table:table-cell>
              <table:table-cell office:value-type="float" office:value="13.3251998978809">
                <text:p>13.3251998978809</text:p>
              </table:table-cell>
              <table:table-cell office:value-type="float" office:value="13.5066111706201">
                <text:p>13.5066111706201</text:p>
              </table:table-cell>
              <table:table-cell office:value-type="float" office:value="13.6838317901208">
                <text:p>13.6838317901208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650752883758717">
                <text:p>0.650752883758717</text:p>
                <draw:g>
                  <svg:desc>all.B13:all.AK13</svg:desc>
                </draw:g>
              </table:table-cell>
              <table:table-cell office:value-type="float" office:value="1.30187413623434">
                <text:p>1.30187413623434</text:p>
              </table:table-cell>
              <table:table-cell office:value-type="float" office:value="1.83836844441002">
                <text:p>1.83836844441002</text:p>
              </table:table-cell>
              <table:table-cell office:value-type="float" office:value="2.52956809821986">
                <text:p>2.52956809821986</text:p>
              </table:table-cell>
              <table:table-cell office:value-type="float" office:value="3.06957725190461">
                <text:p>3.06957725190461</text:p>
              </table:table-cell>
              <table:table-cell office:value-type="float" office:value="3.71780688051548">
                <text:p>3.71780688051548</text:p>
              </table:table-cell>
              <table:table-cell office:value-type="float" office:value="4.25561801640909">
                <text:p>4.25561801640909</text:p>
              </table:table-cell>
              <table:table-cell office:value-type="float" office:value="4.88528566479624">
                <text:p>4.88528566479624</text:p>
              </table:table-cell>
              <table:table-cell office:value-type="float" office:value="5.40587757403996">
                <text:p>5.40587757403996</text:p>
              </table:table-cell>
              <table:table-cell office:value-type="float" office:value="6.01314954630497">
                <text:p>6.01314954630497</text:p>
              </table:table-cell>
              <table:table-cell office:value-type="float" office:value="6.46179440935481">
                <text:p>6.46179440935481</text:p>
              </table:table-cell>
              <table:table-cell office:value-type="float" office:value="7.02745943749098">
                <text:p>7.02745943749098</text:p>
              </table:table-cell>
              <table:table-cell office:value-type="float" office:value="7.41051346652534">
                <text:p>7.41051346652534</text:p>
              </table:table-cell>
              <table:table-cell office:value-type="float" office:value="7.95348693205952">
                <text:p>7.95348693205952</text:p>
              </table:table-cell>
              <table:table-cell office:value-type="float" office:value="8.36521456446593">
                <text:p>8.36521456446593</text:p>
              </table:table-cell>
              <table:table-cell office:value-type="float" office:value="8.673161771672">
                <text:p>8.673161771672</text:p>
              </table:table-cell>
              <table:table-cell office:value-type="float" office:value="8.90583328219283">
                <text:p>8.90583328219283</text:p>
              </table:table-cell>
              <table:table-cell office:value-type="float" office:value="9.23682920988657">
                <text:p>9.23682920988657</text:p>
              </table:table-cell>
              <table:table-cell office:value-type="float" office:value="9.57258724862162">
                <text:p>9.57258724862162</text:p>
              </table:table-cell>
              <table:table-cell office:value-type="float" office:value="9.86090164659398">
                <text:p>9.86090164659398</text:p>
              </table:table-cell>
              <table:table-cell office:value-type="float" office:value="10.3018750324923">
                <text:p>10.3018750324923</text:p>
              </table:table-cell>
              <table:table-cell office:value-type="float" office:value="10.6124022440384">
                <text:p>10.6124022440384</text:p>
              </table:table-cell>
              <table:table-cell office:value-type="float" office:value="10.8941239197754">
                <text:p>10.8941239197754</text:p>
              </table:table-cell>
              <table:table-cell office:value-type="float" office:value="11.2546171866414">
                <text:p>11.2546171866414</text:p>
              </table:table-cell>
              <table:table-cell office:value-type="float" office:value="11.5841918113477">
                <text:p>11.5841918113477</text:p>
              </table:table-cell>
              <table:table-cell office:value-type="float" office:value="11.6411486123599">
                <text:p>11.6411486123599</text:p>
              </table:table-cell>
              <table:table-cell office:value-type="float" office:value="11.873261203912">
                <text:p>11.873261203912</text:p>
              </table:table-cell>
              <table:table-cell office:value-type="float" office:value="12.2021051667726">
                <text:p>12.2021051667726</text:p>
              </table:table-cell>
              <table:table-cell office:value-type="float" office:value="12.3344340996074">
                <text:p>12.3344340996074</text:p>
              </table:table-cell>
              <table:table-cell office:value-type="float" office:value="12.2260135874524">
                <text:p>12.2260135874524</text:p>
              </table:table-cell>
              <table:table-cell office:value-type="float" office:value="12.4491366410813">
                <text:p>12.4491366410813</text:p>
              </table:table-cell>
              <table:table-cell office:value-type="float" office:value="13.0084648531902">
                <text:p>13.0084648531902</text:p>
              </table:table-cell>
              <table:table-cell office:value-type="float" office:value="12.8884141337631">
                <text:p>12.8884141337631</text:p>
              </table:table-cell>
              <table:table-cell office:value-type="float" office:value="13.0567156079043">
                <text:p>13.0567156079043</text:p>
              </table:table-cell>
              <table:table-cell office:value-type="float" office:value="13.1710830959519">
                <text:p>13.1710830959519</text:p>
              </table:table-cell>
              <table:table-cell office:value-type="float" office:value="13.3558461317996">
                <text:p>13.3558461317996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79088621742822">
                <text:p>0.879088621742822</text:p>
                <draw:g>
                  <svg:desc>all.B20:all.AK20</svg:desc>
                </draw:g>
              </table:table-cell>
              <table:table-cell office:value-type="float" office:value="1.72809176877848">
                <text:p>1.72809176877848</text:p>
              </table:table-cell>
              <table:table-cell office:value-type="float" office:value="2.45597981440437">
                <text:p>2.45597981440437</text:p>
              </table:table-cell>
              <table:table-cell office:value-type="float" office:value="3.32127222050977">
                <text:p>3.32127222050977</text:p>
              </table:table-cell>
              <table:table-cell office:value-type="float" office:value="4.02864097409831">
                <text:p>4.02864097409831</text:p>
              </table:table-cell>
              <table:table-cell office:value-type="float" office:value="4.86783576102154">
                <text:p>4.86783576102154</text:p>
              </table:table-cell>
              <table:table-cell office:value-type="float" office:value="5.51407950924901">
                <text:p>5.51407950924901</text:p>
              </table:table-cell>
              <table:table-cell office:value-type="float" office:value="6.34584874180204">
                <text:p>6.34584874180204</text:p>
              </table:table-cell>
              <table:table-cell office:value-type="float" office:value="7.0240053652322">
                <text:p>7.0240053652322</text:p>
              </table:table-cell>
              <table:table-cell office:value-type="float" office:value="7.73371118865558">
                <text:p>7.73371118865558</text:p>
              </table:table-cell>
              <table:table-cell office:value-type="float" office:value="8.27504793358667">
                <text:p>8.27504793358667</text:p>
              </table:table-cell>
              <table:table-cell office:value-type="float" office:value="8.89842872544895">
                <text:p>8.89842872544895</text:p>
              </table:table-cell>
              <table:table-cell office:value-type="float" office:value="9.42895338829134">
                <text:p>9.42895338829134</text:p>
              </table:table-cell>
              <table:table-cell office:value-type="float" office:value="9.89598476933031">
                <text:p>9.89598476933031</text:p>
              </table:table-cell>
              <table:table-cell office:value-type="float" office:value="10.3165052229543">
                <text:p>10.3165052229543</text:p>
              </table:table-cell>
              <table:table-cell office:value-type="float" office:value="10.7604158306917">
                <text:p>10.7604158306917</text:p>
              </table:table-cell>
              <table:table-cell office:value-type="float" office:value="11.0438236456439">
                <text:p>11.0438236456439</text:p>
              </table:table-cell>
              <table:table-cell office:value-type="float" office:value="11.4356575775926">
                <text:p>11.4356575775926</text:p>
              </table:table-cell>
              <table:table-cell office:value-type="float" office:value="12.0298614994772">
                <text:p>12.0298614994772</text:p>
              </table:table-cell>
              <table:table-cell office:value-type="float" office:value="12.4454535894486">
                <text:p>12.4454535894486</text:p>
              </table:table-cell>
              <table:table-cell office:value-type="float" office:value="12.6825104159528">
                <text:p>12.6825104159528</text:p>
              </table:table-cell>
              <table:table-cell office:value-type="float" office:value="13.0754051133858">
                <text:p>13.0754051133858</text:p>
              </table:table-cell>
              <table:table-cell office:value-type="float" office:value="13.4642329966599">
                <text:p>13.4642329966599</text:p>
              </table:table-cell>
              <table:table-cell office:value-type="float" office:value="13.4553116843034">
                <text:p>13.4553116843034</text:p>
              </table:table-cell>
              <table:table-cell office:value-type="float" office:value="14.0212210974172">
                <text:p>14.0212210974172</text:p>
              </table:table-cell>
              <table:table-cell office:value-type="float" office:value="14.455547687977">
                <text:p>14.455547687977</text:p>
              </table:table-cell>
              <table:table-cell office:value-type="float" office:value="14.9010938505142">
                <text:p>14.9010938505142</text:p>
              </table:table-cell>
              <table:table-cell office:value-type="float" office:value="15.0512264579145">
                <text:p>15.0512264579145</text:p>
              </table:table-cell>
              <table:table-cell office:value-type="float" office:value="15.0580251842427">
                <text:p>15.0580251842427</text:p>
              </table:table-cell>
              <table:table-cell office:value-type="float" office:value="15.6379465163099">
                <text:p>15.6379465163099</text:p>
              </table:table-cell>
              <table:table-cell office:value-type="float" office:value="15.6240481941186">
                <text:p>15.6240481941186</text:p>
              </table:table-cell>
              <table:table-cell office:value-type="float" office:value="16.0552349770401">
                <text:p>16.0552349770401</text:p>
              </table:table-cell>
              <table:table-cell office:value-type="float" office:value="15.9861683670286">
                <text:p>15.9861683670286</text:p>
              </table:table-cell>
              <table:table-cell office:value-type="float" office:value="16.1600854607702">
                <text:p>16.1600854607702</text:p>
              </table:table-cell>
              <table:table-cell office:value-type="float" office:value="16.5029474563944">
                <text:p>16.5029474563944</text:p>
              </table:table-cell>
              <table:table-cell office:value-type="float" office:value="16.5953808876083">
                <text:p>16.5953808876083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43029223280106">
                <text:p>0.943029223280106</text:p>
                <draw:g>
                  <svg:desc>all.B27:all.AK27</svg:desc>
                </draw:g>
              </table:table-cell>
              <table:table-cell office:value-type="float" office:value="1.78531847216021">
                <text:p>1.78531847216021</text:p>
              </table:table-cell>
              <table:table-cell office:value-type="float" office:value="3.26044269773717">
                <text:p>3.26044269773717</text:p>
              </table:table-cell>
              <table:table-cell office:value-type="float" office:value="4.90004284529594">
                <text:p>4.90004284529594</text:p>
              </table:table-cell>
              <table:table-cell office:value-type="float" office:value="6.45578199894514">
                <text:p>6.45578199894514</text:p>
              </table:table-cell>
              <table:table-cell office:value-type="float" office:value="7.76932704430234">
                <text:p>7.76932704430234</text:p>
              </table:table-cell>
              <table:table-cell office:value-type="float" office:value="8.95056570656628">
                <text:p>8.95056570656628</text:p>
              </table:table-cell>
              <table:table-cell office:value-type="float" office:value="10.1047986621699">
                <text:p>10.1047986621699</text:p>
              </table:table-cell>
              <table:table-cell office:value-type="float" office:value="10.5381458912483">
                <text:p>10.5381458912483</text:p>
              </table:table-cell>
              <table:table-cell office:value-type="float" office:value="10.8526723315221">
                <text:p>10.8526723315221</text:p>
              </table:table-cell>
              <table:table-cell office:value-type="float" office:value="11.4166415192196">
                <text:p>11.4166415192196</text:p>
              </table:table-cell>
              <table:table-cell office:value-type="float" office:value="11.8653520220883">
                <text:p>11.8653520220883</text:p>
              </table:table-cell>
              <table:table-cell office:value-type="float" office:value="11.8191665952312">
                <text:p>11.8191665952312</text:p>
              </table:table-cell>
              <table:table-cell office:value-type="float" office:value="11.8179721829264">
                <text:p>11.8179721829264</text:p>
              </table:table-cell>
              <table:table-cell office:value-type="float" office:value="12.1991533761129">
                <text:p>12.1991533761129</text:p>
              </table:table-cell>
              <table:table-cell office:value-type="float" office:value="12.0279360025929">
                <text:p>12.0279360025929</text:p>
              </table:table-cell>
              <table:table-cell office:value-type="float" office:value="12.1451971224479">
                <text:p>12.1451971224479</text:p>
              </table:table-cell>
              <table:table-cell office:value-type="float" office:value="12.2693765410444">
                <text:p>12.2693765410444</text:p>
              </table:table-cell>
              <table:table-cell office:value-type="float" office:value="12.5379795259366">
                <text:p>12.5379795259366</text:p>
              </table:table-cell>
              <table:table-cell office:value-type="float" office:value="12.3002120643538">
                <text:p>12.3002120643538</text:p>
              </table:table-cell>
              <table:table-cell office:value-type="float" office:value="12.5900811686997">
                <text:p>12.5900811686997</text:p>
              </table:table-cell>
              <table:table-cell office:value-type="float" office:value="12.762715951129">
                <text:p>12.762715951129</text:p>
              </table:table-cell>
              <table:table-cell office:value-type="float" office:value="12.4218140434717">
                <text:p>12.4218140434717</text:p>
              </table:table-cell>
              <table:table-cell office:value-type="float" office:value="12.5609694957879">
                <text:p>12.5609694957879</text:p>
              </table:table-cell>
              <table:table-cell office:value-type="float" office:value="12.7846659258995">
                <text:p>12.7846659258995</text:p>
              </table:table-cell>
              <table:table-cell office:value-type="float" office:value="12.6373143623953">
                <text:p>12.6373143623953</text:p>
              </table:table-cell>
              <table:table-cell office:value-type="float" office:value="12.5116137350647">
                <text:p>12.5116137350647</text:p>
              </table:table-cell>
              <table:table-cell office:value-type="float" office:value="12.6108377927015">
                <text:p>12.6108377927015</text:p>
              </table:table-cell>
              <table:table-cell office:value-type="float" office:value="12.4062687715475">
                <text:p>12.4062687715475</text:p>
              </table:table-cell>
              <table:table-cell office:value-type="float" office:value="12.3061146691364">
                <text:p>12.3061146691364</text:p>
              </table:table-cell>
              <table:table-cell office:value-type="float" office:value="12.2918937952834">
                <text:p>12.2918937952834</text:p>
              </table:table-cell>
              <table:table-cell office:value-type="float" office:value="12.1401386623155">
                <text:p>12.1401386623155</text:p>
              </table:table-cell>
              <table:table-cell office:value-type="float" office:value="12.0250430460605">
                <text:p>12.0250430460605</text:p>
              </table:table-cell>
              <table:table-cell office:value-type="float" office:value="12.1432368313776">
                <text:p>12.1432368313776</text:p>
              </table:table-cell>
              <table:table-cell office:value-type="float" office:value="11.7995925938761">
                <text:p>11.7995925938761</text:p>
              </table:table-cell>
              <table:table-cell office:value-type="float" office:value="11.6415313740064">
                <text:p>11.6415313740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724709818717905">
                <text:p>0.724709818717905</text:p>
                <draw:g>
                  <svg:desc>all.B7:all.AK7</svg:desc>
                </draw:g>
              </table:table-cell>
              <table:table-cell office:value-type="float" office:value="0.716513992755319">
                <text:p>0.716513992755319</text:p>
              </table:table-cell>
              <table:table-cell office:value-type="float" office:value="0.675172124595829">
                <text:p>0.675172124595829</text:p>
              </table:table-cell>
              <table:table-cell office:value-type="float" office:value="0.69341705474963">
                <text:p>0.69341705474963</text:p>
              </table:table-cell>
              <table:table-cell office:value-type="float" office:value="0.670440530296261">
                <text:p>0.670440530296261</text:p>
              </table:table-cell>
              <table:table-cell office:value-type="float" office:value="0.678510365140046">
                <text:p>0.678510365140046</text:p>
              </table:table-cell>
              <table:table-cell office:value-type="float" office:value="0.663980730751773">
                <text:p>0.663980730751773</text:p>
              </table:table-cell>
              <table:table-cell office:value-type="float" office:value="0.664474337386187">
                <text:p>0.664474337386187</text:p>
              </table:table-cell>
              <table:table-cell office:value-type="float" office:value="0.654131068659379">
                <text:p>0.654131068659379</text:p>
              </table:table-cell>
              <table:table-cell office:value-type="float" office:value="0.648259672670794">
                <text:p>0.648259672670794</text:p>
              </table:table-cell>
              <table:table-cell office:value-type="float" office:value="0.633897994522702">
                <text:p>0.633897994522702</text:p>
              </table:table-cell>
              <table:table-cell office:value-type="float" office:value="0.62710639277985">
                <text:p>0.62710639277985</text:p>
              </table:table-cell>
              <table:table-cell office:value-type="float" office:value="0.610453010037377">
                <text:p>0.610453010037377</text:p>
              </table:table-cell>
              <table:table-cell office:value-type="float" office:value="0.606374300188628">
                <text:p>0.606374300188628</text:p>
              </table:table-cell>
              <table:table-cell office:value-type="float" office:value="0.592875054450212">
                <text:p>0.592875054450212</text:p>
              </table:table-cell>
              <table:table-cell office:value-type="float" office:value="0.588622132011787">
                <text:p>0.588622132011787</text:p>
              </table:table-cell>
              <table:table-cell office:value-type="float" office:value="0.560520991956399">
                <text:p>0.560520991956399</text:p>
              </table:table-cell>
              <table:table-cell office:value-type="float" office:value="0.563247637037292">
                <text:p>0.563247637037292</text:p>
              </table:table-cell>
              <table:table-cell office:value-type="float" office:value="0.539777759408498">
                <text:p>0.539777759408498</text:p>
              </table:table-cell>
              <table:table-cell office:value-type="float" office:value="0.527146716134983">
                <text:p>0.527146716134983</text:p>
              </table:table-cell>
              <table:table-cell office:value-type="float" office:value="0.524570885839713">
                <text:p>0.524570885839713</text:p>
              </table:table-cell>
              <table:table-cell office:value-type="float" office:value="0.523488022089631">
                <text:p>0.523488022089631</text:p>
              </table:table-cell>
              <table:table-cell office:value-type="float" office:value="0.49736428107025">
                <text:p>0.49736428107025</text:p>
              </table:table-cell>
              <table:table-cell office:value-type="float" office:value="0.487569154370359">
                <text:p>0.487569154370359</text:p>
              </table:table-cell>
              <table:table-cell office:value-type="float" office:value="0.481482853121133">
                <text:p>0.481482853121133</text:p>
              </table:table-cell>
              <table:table-cell office:value-type="float" office:value="0.481523570522295">
                <text:p>0.481523570522295</text:p>
              </table:table-cell>
              <table:table-cell office:value-type="float" office:value="0.471366255118546">
                <text:p>0.471366255118546</text:p>
              </table:table-cell>
              <table:table-cell office:value-type="float" office:value="0.440260038858695">
                <text:p>0.440260038858695</text:p>
              </table:table-cell>
              <table:table-cell office:value-type="float" office:value="0.443207346145534">
                <text:p>0.443207346145534</text:p>
              </table:table-cell>
              <table:table-cell office:value-type="float" office:value="0.42780631706485">
                <text:p>0.42780631706485</text:p>
              </table:table-cell>
              <table:table-cell office:value-type="float" office:value="0.421034324859852">
                <text:p>0.421034324859852</text:p>
              </table:table-cell>
              <table:table-cell office:value-type="float" office:value="0.403769480206224">
                <text:p>0.403769480206224</text:p>
              </table:table-cell>
              <table:table-cell office:value-type="float" office:value="0.392887455961971">
                <text:p>0.392887455961971</text:p>
              </table:table-cell>
              <table:table-cell office:value-type="float" office:value="0.391917644055319">
                <text:p>0.391917644055319</text:p>
              </table:table-cell>
              <table:table-cell office:value-type="float" office:value="0.385903176303431">
                <text:p>0.385903176303431</text:p>
              </table:table-cell>
              <table:table-cell office:value-type="float" office:value="0.380106438614468">
                <text:p>0.380106438614468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650752883758717">
                <text:p>0.650752883758717</text:p>
                <draw:g>
                  <svg:desc>all.B14:all.AK14</svg:desc>
                </draw:g>
              </table:table-cell>
              <table:table-cell office:value-type="float" office:value="0.650937068117172">
                <text:p>0.650937068117172</text:p>
              </table:table-cell>
              <table:table-cell office:value-type="float" office:value="0.612789481470006">
                <text:p>0.612789481470006</text:p>
              </table:table-cell>
              <table:table-cell office:value-type="float" office:value="0.632392024554966">
                <text:p>0.632392024554966</text:p>
              </table:table-cell>
              <table:table-cell office:value-type="float" office:value="0.613915450380922">
                <text:p>0.613915450380922</text:p>
              </table:table-cell>
              <table:table-cell office:value-type="float" office:value="0.619634480085913">
                <text:p>0.619634480085913</text:p>
              </table:table-cell>
              <table:table-cell office:value-type="float" office:value="0.607945430915585">
                <text:p>0.607945430915585</text:p>
              </table:table-cell>
              <table:table-cell office:value-type="float" office:value="0.61066070809953">
                <text:p>0.61066070809953</text:p>
              </table:table-cell>
              <table:table-cell office:value-type="float" office:value="0.600653063782218">
                <text:p>0.600653063782218</text:p>
              </table:table-cell>
              <table:table-cell office:value-type="float" office:value="0.601314954630497">
                <text:p>0.601314954630497</text:p>
              </table:table-cell>
              <table:table-cell office:value-type="float" office:value="0.587435855395892">
                <text:p>0.587435855395892</text:p>
              </table:table-cell>
              <table:table-cell office:value-type="float" office:value="0.585621619790915">
                <text:p>0.585621619790915</text:p>
              </table:table-cell>
              <table:table-cell office:value-type="float" office:value="0.570039497425026">
                <text:p>0.570039497425026</text:p>
              </table:table-cell>
              <table:table-cell office:value-type="float" office:value="0.568106209432823">
                <text:p>0.568106209432823</text:p>
              </table:table-cell>
              <table:table-cell office:value-type="float" office:value="0.557680970964396">
                <text:p>0.557680970964396</text:p>
              </table:table-cell>
              <table:table-cell office:value-type="float" office:value="0.5420726107295">
                <text:p>0.5420726107295</text:p>
              </table:table-cell>
              <table:table-cell office:value-type="float" office:value="0.523872546011343">
                <text:p>0.523872546011343</text:p>
              </table:table-cell>
              <table:table-cell office:value-type="float" office:value="0.513157178327031">
                <text:p>0.513157178327031</text:p>
              </table:table-cell>
              <table:table-cell office:value-type="float" office:value="0.503820381506401">
                <text:p>0.503820381506401</text:p>
              </table:table-cell>
              <table:table-cell office:value-type="float" office:value="0.493045082329699">
                <text:p>0.493045082329699</text:p>
              </table:table-cell>
              <table:table-cell office:value-type="float" office:value="0.490565477737728">
                <text:p>0.490565477737728</text:p>
              </table:table-cell>
              <table:table-cell office:value-type="float" office:value="0.482381920183562">
                <text:p>0.482381920183562</text:p>
              </table:table-cell>
              <table:table-cell office:value-type="float" office:value="0.473657561729367">
                <text:p>0.473657561729367</text:p>
              </table:table-cell>
              <table:table-cell office:value-type="float" office:value="0.468942382776724">
                <text:p>0.468942382776724</text:p>
              </table:table-cell>
              <table:table-cell office:value-type="float" office:value="0.463367672453909">
                <text:p>0.463367672453909</text:p>
              </table:table-cell>
              <table:table-cell office:value-type="float" office:value="0.447736485090767">
                <text:p>0.447736485090767</text:p>
              </table:table-cell>
              <table:table-cell office:value-type="float" office:value="0.439750414959705">
                <text:p>0.439750414959705</text:p>
              </table:table-cell>
              <table:table-cell office:value-type="float" office:value="0.435789470241878">
                <text:p>0.435789470241878</text:p>
              </table:table-cell>
              <table:table-cell office:value-type="float" office:value="0.425325313779565">
                <text:p>0.425325313779565</text:p>
              </table:table-cell>
              <table:table-cell office:value-type="float" office:value="0.407533786248413">
                <text:p>0.407533786248413</text:p>
              </table:table-cell>
              <table:table-cell office:value-type="float" office:value="0.401585052938106">
                <text:p>0.401585052938106</text:p>
              </table:table-cell>
              <table:table-cell office:value-type="float" office:value="0.406514526662194">
                <text:p>0.406514526662194</text:p>
              </table:table-cell>
              <table:table-cell office:value-type="float" office:value="0.390558004053427">
                <text:p>0.390558004053427</text:p>
              </table:table-cell>
              <table:table-cell office:value-type="float" office:value="0.384021047291304">
                <text:p>0.384021047291304</text:p>
              </table:table-cell>
              <table:table-cell office:value-type="float" office:value="0.37631665988434">
                <text:p>0.37631665988434</text:p>
              </table:table-cell>
              <table:table-cell office:value-type="float" office:value="0.370995725883322">
                <text:p>0.370995725883322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79088621742822">
                <text:p>0.879088621742822</text:p>
                <draw:g>
                  <svg:desc>all.B21:all.AK21</svg:desc>
                </draw:g>
              </table:table-cell>
              <table:table-cell office:value-type="float" office:value="0.864045884389238">
                <text:p>0.864045884389238</text:p>
              </table:table-cell>
              <table:table-cell office:value-type="float" office:value="0.818659938134789">
                <text:p>0.818659938134789</text:p>
              </table:table-cell>
              <table:table-cell office:value-type="float" office:value="0.830318055127442">
                <text:p>0.830318055127442</text:p>
              </table:table-cell>
              <table:table-cell office:value-type="float" office:value="0.805728194819662">
                <text:p>0.805728194819662</text:p>
              </table:table-cell>
              <table:table-cell office:value-type="float" office:value="0.811305960170257">
                <text:p>0.811305960170257</text:p>
              </table:table-cell>
              <table:table-cell office:value-type="float" office:value="0.787725644178429">
                <text:p>0.787725644178429</text:p>
              </table:table-cell>
              <table:table-cell office:value-type="float" office:value="0.793231092725255">
                <text:p>0.793231092725255</text:p>
              </table:table-cell>
              <table:table-cell office:value-type="float" office:value="0.780445040581356">
                <text:p>0.780445040581356</text:p>
              </table:table-cell>
              <table:table-cell office:value-type="float" office:value="0.773371118865558">
                <text:p>0.773371118865558</text:p>
              </table:table-cell>
              <table:table-cell office:value-type="float" office:value="0.752277084871515">
                <text:p>0.752277084871515</text:p>
              </table:table-cell>
              <table:table-cell office:value-type="float" office:value="0.741535727120746">
                <text:p>0.741535727120746</text:p>
              </table:table-cell>
              <table:table-cell office:value-type="float" office:value="0.725304106791642">
                <text:p>0.725304106791642</text:p>
              </table:table-cell>
              <table:table-cell office:value-type="float" office:value="0.706856054952165">
                <text:p>0.706856054952165</text:p>
              </table:table-cell>
              <table:table-cell office:value-type="float" office:value="0.68776701486362">
                <text:p>0.68776701486362</text:p>
              </table:table-cell>
              <table:table-cell office:value-type="float" office:value="0.672525989418232">
                <text:p>0.672525989418232</text:p>
              </table:table-cell>
              <table:table-cell office:value-type="float" office:value="0.649636685037879">
                <text:p>0.649636685037879</text:p>
              </table:table-cell>
              <table:table-cell office:value-type="float" office:value="0.635314309866258">
                <text:p>0.635314309866258</text:p>
              </table:table-cell>
              <table:table-cell office:value-type="float" office:value="0.633150605235644">
                <text:p>0.633150605235644</text:p>
              </table:table-cell>
              <table:table-cell office:value-type="float" office:value="0.62227267947243">
                <text:p>0.62227267947243</text:p>
              </table:table-cell>
              <table:table-cell office:value-type="float" office:value="0.603929067426322">
                <text:p>0.603929067426322</text:p>
              </table:table-cell>
              <table:table-cell office:value-type="float" office:value="0.594336596062991">
                <text:p>0.594336596062991</text:p>
              </table:table-cell>
              <table:table-cell office:value-type="float" office:value="0.585401434637388">
                <text:p>0.585401434637388</text:p>
              </table:table-cell>
              <table:table-cell office:value-type="float" office:value="0.560637986845973">
                <text:p>0.560637986845973</text:p>
              </table:table-cell>
              <table:table-cell office:value-type="float" office:value="0.560848843896686">
                <text:p>0.560848843896686</text:p>
              </table:table-cell>
              <table:table-cell office:value-type="float" office:value="0.55598260338373">
                <text:p>0.55598260338373</text:p>
              </table:table-cell>
              <table:table-cell office:value-type="float" office:value="0.551892364833858">
                <text:p>0.551892364833858</text:p>
              </table:table-cell>
              <table:table-cell office:value-type="float" office:value="0.537543802068375">
                <text:p>0.537543802068375</text:p>
              </table:table-cell>
              <table:table-cell office:value-type="float" office:value="0.519242247732508">
                <text:p>0.519242247732508</text:p>
              </table:table-cell>
              <table:table-cell office:value-type="float" office:value="0.521264883876998">
                <text:p>0.521264883876998</text:p>
              </table:table-cell>
              <table:table-cell office:value-type="float" office:value="0.504001554648987">
                <text:p>0.504001554648987</text:p>
              </table:table-cell>
              <table:table-cell office:value-type="float" office:value="0.501726093032502">
                <text:p>0.501726093032502</text:p>
              </table:table-cell>
              <table:table-cell office:value-type="float" office:value="0.484429344455411">
                <text:p>0.484429344455411</text:p>
              </table:table-cell>
              <table:table-cell office:value-type="float" office:value="0.475296631199124">
                <text:p>0.475296631199124</text:p>
              </table:table-cell>
              <table:table-cell office:value-type="float" office:value="0.471512784468412">
                <text:p>0.471512784468412</text:p>
              </table:table-cell>
              <table:table-cell office:value-type="float" office:value="0.460982802433563">
                <text:p>0.460982802433563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43029223280106">
                <text:p>0.943029223280106</text:p>
                <draw:g>
                  <svg:desc>all.B28:all.AK28</svg:desc>
                </draw:g>
              </table:table-cell>
              <table:table-cell office:value-type="float" office:value="0.892659236080106">
                <text:p>0.892659236080106</text:p>
              </table:table-cell>
              <table:table-cell office:value-type="float" office:value="1.08681423257906">
                <text:p>1.08681423257906</text:p>
              </table:table-cell>
              <table:table-cell office:value-type="float" office:value="1.22501071132398">
                <text:p>1.22501071132398</text:p>
              </table:table-cell>
              <table:table-cell office:value-type="float" office:value="1.29115639978903">
                <text:p>1.29115639978903</text:p>
              </table:table-cell>
              <table:table-cell office:value-type="float" office:value="1.29488784071706">
                <text:p>1.29488784071706</text:p>
              </table:table-cell>
              <table:table-cell office:value-type="float" office:value="1.27865224379518">
                <text:p>1.27865224379518</text:p>
              </table:table-cell>
              <table:table-cell office:value-type="float" office:value="1.26309983277124">
                <text:p>1.26309983277124</text:p>
              </table:table-cell>
              <table:table-cell office:value-type="float" office:value="1.17090509902759">
                <text:p>1.17090509902759</text:p>
              </table:table-cell>
              <table:table-cell office:value-type="float" office:value="1.08526723315221">
                <text:p>1.08526723315221</text:p>
              </table:table-cell>
              <table:table-cell office:value-type="float" office:value="1.03787650174724">
                <text:p>1.03787650174724</text:p>
              </table:table-cell>
              <table:table-cell office:value-type="float" office:value="0.988779335174029">
                <text:p>0.988779335174029</text:p>
              </table:table-cell>
              <table:table-cell office:value-type="float" office:value="0.909166661171632">
                <text:p>0.909166661171632</text:p>
              </table:table-cell>
              <table:table-cell office:value-type="float" office:value="0.844140870209026">
                <text:p>0.844140870209026</text:p>
              </table:table-cell>
              <table:table-cell office:value-type="float" office:value="0.813276891740857">
                <text:p>0.813276891740857</text:p>
              </table:table-cell>
              <table:table-cell office:value-type="float" office:value="0.751746000162058">
                <text:p>0.751746000162058</text:p>
              </table:table-cell>
              <table:table-cell office:value-type="float" office:value="0.714423360143995">
                <text:p>0.714423360143995</text:p>
              </table:table-cell>
              <table:table-cell office:value-type="float" office:value="0.681632030058022">
                <text:p>0.681632030058022</text:p>
              </table:table-cell>
              <table:table-cell office:value-type="float" office:value="0.659893659259819">
                <text:p>0.659893659259819</text:p>
              </table:table-cell>
              <table:table-cell office:value-type="float" office:value="0.615010603217692">
                <text:p>0.615010603217692</text:p>
              </table:table-cell>
              <table:table-cell office:value-type="float" office:value="0.599527674699987">
                <text:p>0.599527674699987</text:p>
              </table:table-cell>
              <table:table-cell office:value-type="float" office:value="0.580123452324046">
                <text:p>0.580123452324046</text:p>
              </table:table-cell>
              <table:table-cell office:value-type="float" office:value="0.54007887145529">
                <text:p>0.54007887145529</text:p>
              </table:table-cell>
              <table:table-cell office:value-type="float" office:value="0.523373728991162">
                <text:p>0.523373728991162</text:p>
              </table:table-cell>
              <table:table-cell office:value-type="float" office:value="0.511386637035981">
                <text:p>0.511386637035981</text:p>
              </table:table-cell>
              <table:table-cell office:value-type="float" office:value="0.486050552399818">
                <text:p>0.486050552399818</text:p>
              </table:table-cell>
              <table:table-cell office:value-type="float" office:value="0.463393101298692">
                <text:p>0.463393101298692</text:p>
              </table:table-cell>
              <table:table-cell office:value-type="float" office:value="0.450387064025052">
                <text:p>0.450387064025052</text:p>
              </table:table-cell>
              <table:table-cell office:value-type="float" office:value="0.427802371432674">
                <text:p>0.427802371432674</text:p>
              </table:table-cell>
              <table:table-cell office:value-type="float" office:value="0.410203822304548">
                <text:p>0.410203822304548</text:p>
              </table:table-cell>
              <table:table-cell office:value-type="float" office:value="0.396512703073659">
                <text:p>0.396512703073659</text:p>
              </table:table-cell>
              <table:table-cell office:value-type="float" office:value="0.379379333197358">
                <text:p>0.379379333197358</text:p>
              </table:table-cell>
              <table:table-cell office:value-type="float" office:value="0.364395243820016">
                <text:p>0.364395243820016</text:p>
              </table:table-cell>
              <table:table-cell office:value-type="float" office:value="0.357154024452281">
                <text:p>0.357154024452281</text:p>
              </table:table-cell>
              <table:table-cell office:value-type="float" office:value="0.337131216967887">
                <text:p>0.337131216967887</text:p>
              </table:table-cell>
              <table:table-cell office:value-type="float" office:value="0.323375871500177">
                <text:p>0.323375871500177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